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ext-properties fo:color="#000000" style:text-underline-style="none"/>
    </style:style>
    <style:style style:name="ce49" style:family="table-cell" style:parent-style-name="Default">
      <style:table-cell-properties style:vertical-align="bottom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26" style:family="table-cell" style:parent-style-name="Pivot_20_Table_20_Result" style:data-style-name="N0"/>
    <style:style style:name="ce2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0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3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3" style:family="table-cell" style:parent-style-name="Pivot_20_Table_20_Value">
      <style:table-cell-properties fo:border-bottom="none" fo:border-left="none" fo:border-right="0.99pt solid #000000" fo:border-top="none"/>
    </style:style>
    <style:style style:name="ce3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5" style:family="table-cell" style:parent-style-name="Pivot_20_Table_20_Value">
      <style:table-cell-properties fo:border-bottom="none" fo:border-left="none" fo:border-right="none" fo:border-top="0.99pt solid #000000"/>
    </style:style>
    <style:style style:name="ce36" style:family="table-cell" style:parent-style-name="Pivot_20_Table_20_Value">
      <style:table-cell-properties fo:border-bottom="0.99pt solid #000000" fo:border-left="none" fo:border-right="none" fo:border-top="none"/>
    </style:style>
    <style:style style:name="ce37" style:family="table-cell" style:parent-style-name="Pivot_20_Table_20_Result">
      <style:table-cell-properties fo:border-bottom="0.99pt solid #000000" fo:border-left="none" fo:border-right="0.99pt solid #000000" fo:border-top="0.99pt solid #000000"/>
    </style:style>
    <style:style style:name="ce3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174" calcext:value-type="float">
            <text:p>0.00017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493" calcext:value-type="float">
            <text:p>0.00049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0.001152" calcext:value-type="float">
            <text:p>0.00115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583" calcext:value-type="float">
            <text:p>0.002583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.00218" calcext:value-type="float">
            <text:p>0.0021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13033" calcext:value-type="float">
            <text:p>0.013033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8501" calcext:value-type="float">
            <text:p>0.008501</text:p>
          </table:table-cell>
          <table:table-cell office:value-type="float" office:value="0.005962" calcext:value-type="float">
            <text:p>0.005962</text:p>
          </table:table-cell>
          <table:table-cell office:value-type="float" office:value="0.015585" calcext:value-type="float">
            <text:p>0.015585</text:p>
          </table:table-cell>
          <table:table-cell office:value-type="float" office:value="0.005972" calcext:value-type="float">
            <text:p>0.00597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21041" calcext:value-type="float">
            <text:p>0.021041</text:p>
          </table:table-cell>
          <table:table-cell office:value-type="float" office:value="0.008787" calcext:value-type="float">
            <text:p>0.008787</text:p>
          </table:table-cell>
          <table:table-cell office:value-type="float" office:value="0.066641" calcext:value-type="float">
            <text:p>0.066641</text:p>
          </table:table-cell>
          <table:table-cell office:value-type="float" office:value="0.009021" calcext:value-type="float">
            <text:p>0.00902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18219" calcext:value-type="float">
            <text:p>0.018219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33567" calcext:value-type="float">
            <text:p>0.033567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26772" calcext:value-type="float">
            <text:p>0.026772</text:p>
          </table:table-cell>
          <table:table-cell office:value-type="float" office:value="0.017667" calcext:value-type="float">
            <text:p>0.017667</text:p>
          </table:table-cell>
          <table:table-cell office:value-type="float" office:value="0.056433" calcext:value-type="float">
            <text:p>0.056433</text:p>
          </table:table-cell>
          <table:table-cell office:value-type="float" office:value="0.017942" calcext:value-type="float">
            <text:p>0.01794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3375" calcext:value-type="float">
            <text:p>0.03375</text:p>
          </table:table-cell>
          <table:table-cell office:value-type="float" office:value="0.024062" calcext:value-type="float">
            <text:p>0.024062</text:p>
          </table:table-cell>
          <table:table-cell office:value-type="float" office:value="0.063941" calcext:value-type="float">
            <text:p>0.063941</text:p>
          </table:table-cell>
          <table:table-cell office:value-type="float" office:value="0.023507" calcext:value-type="float">
            <text:p>0.023507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60256" calcext:value-type="float">
            <text:p>0.060256</text:p>
          </table:table-cell>
          <table:table-cell office:value-type="float" office:value="0.029581" calcext:value-type="float">
            <text:p>0.029581</text:p>
          </table:table-cell>
          <table:table-cell office:value-type="float" office:value="0.188459" calcext:value-type="float">
            <text:p>0.188459</text:p>
          </table:table-cell>
          <table:table-cell office:value-type="float" office:value="0.030582" calcext:value-type="float">
            <text:p>0.03058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56377" calcext:value-type="float">
            <text:p>0.056377</text:p>
          </table:table-cell>
          <table:table-cell office:value-type="float" office:value="0.037508" calcext:value-type="float">
            <text:p>0.037508</text:p>
          </table:table-cell>
          <table:table-cell office:value-type="float" office:value="0.110449" calcext:value-type="float">
            <text:p>0.110449</text:p>
          </table:table-cell>
          <table:table-cell office:value-type="float" office:value="0.038773" calcext:value-type="float">
            <text:p>0.03877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80261" calcext:value-type="float">
            <text:p>0.080261</text:p>
          </table:table-cell>
          <table:table-cell office:value-type="float" office:value="0.047748" calcext:value-type="float">
            <text:p>0.047748</text:p>
          </table:table-cell>
          <table:table-cell office:value-type="float" office:value="0.179725" calcext:value-type="float">
            <text:p>0.179725</text:p>
          </table:table-cell>
          <table:table-cell office:value-type="float" office:value="0.048324" calcext:value-type="float">
            <text:p>0.04832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89257" calcext:value-type="float">
            <text:p>0.089257</text:p>
          </table:table-cell>
          <table:table-cell office:value-type="float" office:value="0.05886" calcext:value-type="float">
            <text:p>0.05886</text:p>
          </table:table-cell>
          <table:table-cell office:value-type="float" office:value="0.175218" calcext:value-type="float">
            <text:p>0.175218</text:p>
          </table:table-cell>
          <table:table-cell office:value-type="float" office:value="0.06015" calcext:value-type="float">
            <text:p>0.0601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181519" calcext:value-type="float">
            <text:p>0.181519</text:p>
          </table:table-cell>
          <table:table-cell office:value-type="float" office:value="0.074529" calcext:value-type="float">
            <text:p>0.074529</text:p>
          </table:table-cell>
          <table:table-cell office:value-type="float" office:value="0.551188" calcext:value-type="float">
            <text:p>0.551188</text:p>
          </table:table-cell>
          <table:table-cell office:value-type="float" office:value="0.074953" calcext:value-type="float">
            <text:p>0.07495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133129" calcext:value-type="float">
            <text:p>0.133129</text:p>
          </table:table-cell>
          <table:table-cell office:value-type="float" office:value="0.08467" calcext:value-type="float">
            <text:p>0.08467</text:p>
          </table:table-cell>
          <table:table-cell office:value-type="float" office:value="0.266605" calcext:value-type="float">
            <text:p>0.266605</text:p>
          </table:table-cell>
          <table:table-cell office:value-type="float" office:value="0.089265" calcext:value-type="float">
            <text:p>0.08926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183013" calcext:value-type="float">
            <text:p>0.183013</text:p>
          </table:table-cell>
          <table:table-cell office:value-type="float" office:value="0.105636" calcext:value-type="float">
            <text:p>0.105636</text:p>
          </table:table-cell>
          <table:table-cell office:value-type="float" office:value="0.429523" calcext:value-type="float">
            <text:p>0.429523</text:p>
          </table:table-cell>
          <table:table-cell office:value-type="float" office:value="0.10847" calcext:value-type="float">
            <text:p>0.10847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197183" calcext:value-type="float">
            <text:p>0.197183</text:p>
          </table:table-cell>
          <table:table-cell office:value-type="float" office:value="0.130036" calcext:value-type="float">
            <text:p>0.130036</text:p>
          </table:table-cell>
          <table:table-cell office:value-type="float" office:value="0.412133" calcext:value-type="float">
            <text:p>0.412133</text:p>
          </table:table-cell>
          <table:table-cell office:value-type="float" office:value="0.129123" calcext:value-type="float">
            <text:p>0.12912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304744" calcext:value-type="float">
            <text:p>0.304744</text:p>
          </table:table-cell>
          <table:table-cell office:value-type="float" office:value="0.149108" calcext:value-type="float">
            <text:p>0.149108</text:p>
          </table:table-cell>
          <table:table-cell office:value-type="float" office:value="0.895048" calcext:value-type="float">
            <text:p>0.895048</text:p>
          </table:table-cell>
          <table:table-cell office:value-type="float" office:value="0.147658" calcext:value-type="float">
            <text:p>0.14765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283488" calcext:value-type="float">
            <text:p>0.283488</text:p>
          </table:table-cell>
          <table:table-cell office:value-type="float" office:value="0.166518" calcext:value-type="float">
            <text:p>0.166518</text:p>
          </table:table-cell>
          <table:table-cell office:value-type="float" office:value="0.581294" calcext:value-type="float">
            <text:p>0.581294</text:p>
          </table:table-cell>
          <table:table-cell office:value-type="float" office:value="0.169834" calcext:value-type="float">
            <text:p>0.16983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359471" calcext:value-type="float">
            <text:p>0.359471</text:p>
          </table:table-cell>
          <table:table-cell office:value-type="float" office:value="0.196097" calcext:value-type="float">
            <text:p>0.196097</text:p>
          </table:table-cell>
          <table:table-cell office:value-type="float" office:value="0.890532" calcext:value-type="float">
            <text:p>0.890532</text:p>
          </table:table-cell>
          <table:table-cell office:value-type="float" office:value="0.205625" calcext:value-type="float">
            <text:p>0.20562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352623" calcext:value-type="float">
            <text:p>0.352623</text:p>
          </table:table-cell>
          <table:table-cell office:value-type="float" office:value="0.222599" calcext:value-type="float">
            <text:p>0.222599</text:p>
          </table:table-cell>
          <table:table-cell office:value-type="float" office:value="0.959363" calcext:value-type="float">
            <text:p>0.959363</text:p>
          </table:table-cell>
          <table:table-cell office:value-type="float" office:value="0.237902" calcext:value-type="float">
            <text:p>0.23790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592746" calcext:value-type="float">
            <text:p>0.592746</text:p>
          </table:table-cell>
          <table:table-cell office:value-type="float" office:value="0.265419" calcext:value-type="float">
            <text:p>0.265419</text:p>
          </table:table-cell>
          <table:table-cell office:value-type="float" office:value="1.760226" calcext:value-type="float">
            <text:p>1.760226</text:p>
          </table:table-cell>
          <table:table-cell office:value-type="float" office:value="0.258233" calcext:value-type="float">
            <text:p>0.25823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498546" calcext:value-type="float">
            <text:p>0.498546</text:p>
          </table:table-cell>
          <table:table-cell office:value-type="float" office:value="0.289402" calcext:value-type="float">
            <text:p>0.289402</text:p>
          </table:table-cell>
          <table:table-cell office:value-type="float" office:value="2.091188" calcext:value-type="float">
            <text:p>2.091188</text:p>
          </table:table-cell>
          <table:table-cell office:value-type="float" office:value="0.292062" calcext:value-type="float">
            <text:p>0.29206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677057" calcext:value-type="float">
            <text:p>0.677057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2.912146" calcext:value-type="float">
            <text:p>2.912146</text:p>
          </table:table-cell>
          <table:table-cell office:value-type="float" office:value="0.320352" calcext:value-type="float">
            <text:p>0.32035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665592" calcext:value-type="float">
            <text:p>0.665592</text:p>
          </table:table-cell>
          <table:table-cell office:value-type="float" office:value="0.36462" calcext:value-type="float">
            <text:p>0.36462</text:p>
          </table:table-cell>
          <table:table-cell office:value-type="float" office:value="3.506572" calcext:value-type="float">
            <text:p>3.506572</text:p>
          </table:table-cell>
          <table:table-cell office:value-type="float" office:value="0.371263" calcext:value-type="float">
            <text:p>0.37126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989519" calcext:value-type="float">
            <text:p>0.989519</text:p>
          </table:table-cell>
          <table:table-cell office:value-type="float" office:value="0.427854" calcext:value-type="float">
            <text:p>0.427854</text:p>
          </table:table-cell>
          <table:table-cell office:value-type="float" office:value="4.650239" calcext:value-type="float">
            <text:p>4.650239</text:p>
          </table:table-cell>
          <table:table-cell office:value-type="float" office:value="0.402064" calcext:value-type="float">
            <text:p>0.40206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860591" calcext:value-type="float">
            <text:p>0.860591</text:p>
          </table:table-cell>
          <table:table-cell office:value-type="float" office:value="0.504234" calcext:value-type="float">
            <text:p>0.504234</text:p>
          </table:table-cell>
          <table:table-cell office:value-type="float" office:value="5.088828" calcext:value-type="float">
            <text:p>5.088828</text:p>
          </table:table-cell>
          <table:table-cell office:value-type="float" office:value="0.445895" calcext:value-type="float">
            <text:p>0.44589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.158991" calcext:value-type="float">
            <text:p>1.158991</text:p>
          </table:table-cell>
          <table:table-cell office:value-type="float" office:value="0.521549" calcext:value-type="float">
            <text:p>0.521549</text:p>
          </table:table-cell>
          <table:table-cell office:value-type="float" office:value="6.327785" calcext:value-type="float">
            <text:p>6.327785</text:p>
          </table:table-cell>
          <table:table-cell office:value-type="float" office:value="0.487045" calcext:value-type="float">
            <text:p>0.48704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.117699" calcext:value-type="float">
            <text:p>1.117699</text:p>
          </table:table-cell>
          <table:table-cell office:value-type="float" office:value="0.575092" calcext:value-type="float">
            <text:p>0.575092</text:p>
          </table:table-cell>
          <table:table-cell office:value-type="float" office:value="7.235798" calcext:value-type="float">
            <text:p>7.235798</text:p>
          </table:table-cell>
          <table:table-cell office:value-type="float" office:value="0.550946" calcext:value-type="float">
            <text:p>0.55094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.082722" calcext:value-type="float">
            <text:p>2.082722</text:p>
          </table:table-cell>
          <table:table-cell office:value-type="float" office:value="0.65874" calcext:value-type="float">
            <text:p>0.65874</text:p>
          </table:table-cell>
          <table:table-cell office:value-type="float" office:value="7.788583" calcext:value-type="float">
            <text:p>7.788583</text:p>
          </table:table-cell>
          <table:table-cell office:value-type="float" office:value="0.656242" calcext:value-type="float">
            <text:p>0.65624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1.659137" calcext:value-type="float">
            <text:p>1.659137</text:p>
          </table:table-cell>
          <table:table-cell office:value-type="float" office:value="0.791387" calcext:value-type="float">
            <text:p>0.791387</text:p>
          </table:table-cell>
          <table:table-cell office:value-type="float" office:value="9.058915" calcext:value-type="float">
            <text:p>9.058915</text:p>
          </table:table-cell>
          <table:table-cell office:value-type="float" office:value="0.715409" calcext:value-type="float">
            <text:p>0.71540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2.072561" calcext:value-type="float">
            <text:p>2.072561</text:p>
          </table:table-cell>
          <table:table-cell office:value-type="float" office:value="0.955373" calcext:value-type="float">
            <text:p>0.955373</text:p>
          </table:table-cell>
          <table:table-cell office:value-type="float" office:value="9.978382" calcext:value-type="float">
            <text:p>9.978382</text:p>
          </table:table-cell>
          <table:table-cell office:value-type="float" office:value="0.782714" calcext:value-type="float">
            <text:p>0.78271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43182" calcext:value-type="float">
            <text:p>2.43182</text:p>
          </table:table-cell>
          <table:table-cell office:value-type="float" office:value="0.99637" calcext:value-type="float">
            <text:p>0.99637</text:p>
          </table:table-cell>
          <table:table-cell office:value-type="float" office:value="10.277417" calcext:value-type="float">
            <text:p>10.277417</text:p>
          </table:table-cell>
          <table:table-cell office:value-type="float" office:value="0.836033" calcext:value-type="float">
            <text:p>0.83603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2.530701" calcext:value-type="float">
            <text:p>2.530701</text:p>
          </table:table-cell>
          <table:table-cell office:value-type="float" office:value="1.041325" calcext:value-type="float">
            <text:p>1.041325</text:p>
          </table:table-cell>
          <table:table-cell office:value-type="float" office:value="12.063413" calcext:value-type="float">
            <text:p>12.063413</text:p>
          </table:table-cell>
          <table:table-cell office:value-type="float" office:value="0.901894" calcext:value-type="float">
            <text:p>0.90189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2.455301" calcext:value-type="float">
            <text:p>2.455301</text:p>
          </table:table-cell>
          <table:table-cell office:value-type="float" office:value="1.160219" calcext:value-type="float">
            <text:p>1.160219</text:p>
          </table:table-cell>
          <table:table-cell office:value-type="float" office:value="12.929724" calcext:value-type="float">
            <text:p>12.929724</text:p>
          </table:table-cell>
          <table:table-cell office:value-type="float" office:value="0.954605" calcext:value-type="float">
            <text:p>0.95460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3.036114" calcext:value-type="float">
            <text:p>3.036114</text:p>
          </table:table-cell>
          <table:table-cell office:value-type="float" office:value="1.387261" calcext:value-type="float">
            <text:p>1.387261</text:p>
          </table:table-cell>
          <table:table-cell office:value-type="float" office:value="14.272925" calcext:value-type="float">
            <text:p>14.272925</text:p>
          </table:table-cell>
          <table:table-cell office:value-type="float" office:value="1.024847" calcext:value-type="float">
            <text:p>1.024847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3.179771" calcext:value-type="float">
            <text:p>3.179771</text:p>
          </table:table-cell>
          <table:table-cell office:value-type="float" office:value="1.442492" calcext:value-type="float">
            <text:p>1.442492</text:p>
          </table:table-cell>
          <table:table-cell office:value-type="float" office:value="15.265211" calcext:value-type="float">
            <text:p>15.265211</text:p>
          </table:table-cell>
          <table:table-cell office:value-type="float" office:value="1.128306" calcext:value-type="float">
            <text:p>1.12830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834949" calcext:value-type="float">
            <text:p>3.834949</text:p>
          </table:table-cell>
          <table:table-cell office:value-type="float" office:value="1.456314" calcext:value-type="float">
            <text:p>1.456314</text:p>
          </table:table-cell>
          <table:table-cell office:value-type="float" office:value="16.588324" calcext:value-type="float">
            <text:p>16.588324</text:p>
          </table:table-cell>
          <table:table-cell office:value-type="float" office:value="1.219558" calcext:value-type="float">
            <text:p>1.21955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3.597197" calcext:value-type="float">
            <text:p>3.597197</text:p>
          </table:table-cell>
          <table:table-cell office:value-type="float" office:value="1.566184" calcext:value-type="float">
            <text:p>1.566184</text:p>
          </table:table-cell>
          <table:table-cell office:value-type="float" office:value="18.108751" calcext:value-type="float">
            <text:p>18.108751</text:p>
          </table:table-cell>
          <table:table-cell office:value-type="float" office:value="1.294442" calcext:value-type="float">
            <text:p>1.29444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4.194846" calcext:value-type="float">
            <text:p>4.194846</text:p>
          </table:table-cell>
          <table:table-cell office:value-type="float" office:value="1.781943" calcext:value-type="float">
            <text:p>1.781943</text:p>
          </table:table-cell>
          <table:table-cell office:value-type="float" office:value="19.726135" calcext:value-type="float">
            <text:p>19.726135</text:p>
          </table:table-cell>
          <table:table-cell office:value-type="float" office:value="1.407671" calcext:value-type="float">
            <text:p>1.40767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8.068595" calcext:value-type="float">
            <text:p>8.068595</text:p>
          </table:table-cell>
          <table:table-cell office:value-type="float" office:value="1.810057" calcext:value-type="float">
            <text:p>1.810057</text:p>
          </table:table-cell>
          <table:table-cell office:value-type="float" office:value="20.546938" calcext:value-type="float">
            <text:p>20.546938</text:p>
          </table:table-cell>
          <table:table-cell office:value-type="float" office:value="1.481894" calcext:value-type="float">
            <text:p>1.48189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5.174171" calcext:value-type="float">
            <text:p>5.174171</text:p>
          </table:table-cell>
          <table:table-cell office:value-type="float" office:value="1.928547" calcext:value-type="float">
            <text:p>1.928547</text:p>
          </table:table-cell>
          <table:table-cell office:value-type="float" office:value="22.572466" calcext:value-type="float">
            <text:p>22.572466</text:p>
          </table:table-cell>
          <table:table-cell office:value-type="float" office:value="1.57603" calcext:value-type="float">
            <text:p>1.5760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 table:style-name="ce48" office:value-type="string" calcext:value-type="string">
            <text:p>a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64" calcext:value-type="float">
            <text:p>6.4E-0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005205" calcext:value-type="float">
            <text:p>0.005205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2154" calcext:value-type="float">
            <text:p>0.002154</text:p>
          </table:table-cell>
          <table:table-cell office:value-type="float" office:value="0.005631" calcext:value-type="float">
            <text:p>0.005631</text:p>
          </table:table-cell>
          <table:table-cell office:value-type="float" office:value="0.002192" calcext:value-type="float">
            <text:p>0.00219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13439" calcext:value-type="float">
            <text:p>0.013439</text:p>
          </table:table-cell>
          <table:table-cell office:value-type="float" office:value="0.003778" calcext:value-type="float">
            <text:p>0.00377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5971" calcext:value-type="float">
            <text:p>0.005971</text:p>
          </table:table-cell>
          <table:table-cell office:value-type="float" office:value="0.015566" calcext:value-type="float">
            <text:p>0.015566</text:p>
          </table:table-cell>
          <table:table-cell office:value-type="float" office:value="0.005979" calcext:value-type="float">
            <text:p>0.00597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20951" calcext:value-type="float">
            <text:p>0.020951</text:p>
          </table:table-cell>
          <table:table-cell office:value-type="float" office:value="0.008769" calcext:value-type="float">
            <text:p>0.008769</text:p>
          </table:table-cell>
          <table:table-cell office:value-type="float" office:value="0.066797" calcext:value-type="float">
            <text:p>0.066797</text:p>
          </table:table-cell>
          <table:table-cell office:value-type="float" office:value="0.008974" calcext:value-type="float">
            <text:p>0.00897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18216" calcext:value-type="float">
            <text:p>0.018216</text:p>
          </table:table-cell>
          <table:table-cell office:value-type="float" office:value="0.012517" calcext:value-type="float">
            <text:p>0.012517</text:p>
          </table:table-cell>
          <table:table-cell office:value-type="float" office:value="0.033954" calcext:value-type="float">
            <text:p>0.033954</text:p>
          </table:table-cell>
          <table:table-cell office:value-type="float" office:value="0.01271" calcext:value-type="float">
            <text:p>0.0127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27627" calcext:value-type="float">
            <text:p>0.027627</text:p>
          </table:table-cell>
          <table:table-cell office:value-type="float" office:value="0.017041" calcext:value-type="float">
            <text:p>0.017041</text:p>
          </table:table-cell>
          <table:table-cell office:value-type="float" office:value="0.056763" calcext:value-type="float">
            <text:p>0.056763</text:p>
          </table:table-cell>
          <table:table-cell office:value-type="float" office:value="0.017464" calcext:value-type="float">
            <text:p>0.01746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34192" calcext:value-type="float">
            <text:p>0.034192</text:p>
          </table:table-cell>
          <table:table-cell office:value-type="float" office:value="0.022588" calcext:value-type="float">
            <text:p>0.022588</text:p>
          </table:table-cell>
          <table:table-cell office:value-type="float" office:value="0.063132" calcext:value-type="float">
            <text:p>0.063132</text:p>
          </table:table-cell>
          <table:table-cell office:value-type="float" office:value="0.023225" calcext:value-type="float">
            <text:p>0.02322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6197" calcext:value-type="float">
            <text:p>0.06197</text:p>
          </table:table-cell>
          <table:table-cell office:value-type="float" office:value="0.029778" calcext:value-type="float">
            <text:p>0.029778</text:p>
          </table:table-cell>
          <table:table-cell office:value-type="float" office:value="0.189098" calcext:value-type="float">
            <text:p>0.189098</text:p>
          </table:table-cell>
          <table:table-cell office:value-type="float" office:value="0.030403" calcext:value-type="float">
            <text:p>0.03040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56737" calcext:value-type="float">
            <text:p>0.056737</text:p>
          </table:table-cell>
          <table:table-cell office:value-type="float" office:value="0.037401" calcext:value-type="float">
            <text:p>0.037401</text:p>
          </table:table-cell>
          <table:table-cell office:value-type="float" office:value="0.111516" calcext:value-type="float">
            <text:p>0.111516</text:p>
          </table:table-cell>
          <table:table-cell office:value-type="float" office:value="0.038493" calcext:value-type="float">
            <text:p>0.03849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81177" calcext:value-type="float">
            <text:p>0.081177</text:p>
          </table:table-cell>
          <table:table-cell office:value-type="float" office:value="0.047562" calcext:value-type="float">
            <text:p>0.047562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048071" calcext:value-type="float">
            <text:p>0.04807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88334" calcext:value-type="float">
            <text:p>0.088334</text:p>
          </table:table-cell>
          <table:table-cell office:value-type="float" office:value="0.057038" calcext:value-type="float">
            <text:p>0.057038</text:p>
          </table:table-cell>
          <table:table-cell office:value-type="float" office:value="0.173804" calcext:value-type="float">
            <text:p>0.173804</text:p>
          </table:table-cell>
          <table:table-cell office:value-type="float" office:value="0.059299" calcext:value-type="float">
            <text:p>0.05929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181353" calcext:value-type="float">
            <text:p>0.181353</text:p>
          </table:table-cell>
          <table:table-cell office:value-type="float" office:value="0.074947" calcext:value-type="float">
            <text:p>0.074947</text:p>
          </table:table-cell>
          <table:table-cell office:value-type="float" office:value="0.562335" calcext:value-type="float">
            <text:p>0.562335</text:p>
          </table:table-cell>
          <table:table-cell office:value-type="float" office:value="0.074458" calcext:value-type="float">
            <text:p>0.07445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133297" calcext:value-type="float">
            <text:p>0.133297</text:p>
          </table:table-cell>
          <table:table-cell office:value-type="float" office:value="0.083097" calcext:value-type="float">
            <text:p>0.083097</text:p>
          </table:table-cell>
          <table:table-cell office:value-type="float" office:value="0.268192" calcext:value-type="float">
            <text:p>0.268192</text:p>
          </table:table-cell>
          <table:table-cell office:value-type="float" office:value="0.087363" calcext:value-type="float">
            <text:p>0.08736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186587" calcext:value-type="float">
            <text:p>0.186587</text:p>
          </table:table-cell>
          <table:table-cell office:value-type="float" office:value="0.101369" calcext:value-type="float">
            <text:p>0.101369</text:p>
          </table:table-cell>
          <table:table-cell office:value-type="float" office:value="0.429974" calcext:value-type="float">
            <text:p>0.429974</text:p>
          </table:table-cell>
          <table:table-cell office:value-type="float" office:value="0.102578" calcext:value-type="float">
            <text:p>0.10257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189787" calcext:value-type="float">
            <text:p>0.189787</text:p>
          </table:table-cell>
          <table:table-cell office:value-type="float" office:value="0.115858" calcext:value-type="float">
            <text:p>0.115858</text:p>
          </table:table-cell>
          <table:table-cell office:value-type="float" office:value="0.396262" calcext:value-type="float">
            <text:p>0.396262</text:p>
          </table:table-cell>
          <table:table-cell office:value-type="float" office:value="0.120581" calcext:value-type="float">
            <text:p>0.12058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878632" calcext:value-type="float">
            <text:p>0.878632</text:p>
          </table:table-cell>
          <table:table-cell office:value-type="float" office:value="0.140701" calcext:value-type="float">
            <text:p>0.14070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258259" calcext:value-type="float">
            <text:p>0.258259</text:p>
          </table:table-cell>
          <table:table-cell office:value-type="float" office:value="0.157097" calcext:value-type="float">
            <text:p>0.157097</text:p>
          </table:table-cell>
          <table:table-cell office:value-type="float" office:value="0.563989" calcext:value-type="float">
            <text:p>0.563989</text:p>
          </table:table-cell>
          <table:table-cell office:value-type="float" office:value="0.162619" calcext:value-type="float">
            <text:p>0.16261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356382" calcext:value-type="float">
            <text:p>0.356382</text:p>
          </table:table-cell>
          <table:table-cell office:value-type="float" office:value="0.184283" calcext:value-type="float">
            <text:p>0.184283</text:p>
          </table:table-cell>
          <table:table-cell office:value-type="float" office:value="0.86443" calcext:value-type="float">
            <text:p>0.86443</text:p>
          </table:table-cell>
          <table:table-cell office:value-type="float" office:value="0.186974" calcext:value-type="float">
            <text:p>0.18697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368987" calcext:value-type="float">
            <text:p>0.368987</text:p>
          </table:table-cell>
          <table:table-cell office:value-type="float" office:value="0.211022" calcext:value-type="float">
            <text:p>0.211022</text:p>
          </table:table-cell>
          <table:table-cell office:value-type="float" office:value="0.967558" calcext:value-type="float">
            <text:p>0.967558</text:p>
          </table:table-cell>
          <table:table-cell office:value-type="float" office:value="0.213836" calcext:value-type="float">
            <text:p>0.21383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581992" calcext:value-type="float">
            <text:p>0.581992</text:p>
          </table:table-cell>
          <table:table-cell office:value-type="float" office:value="0.246399" calcext:value-type="float">
            <text:p>0.246399</text:p>
          </table:table-cell>
          <table:table-cell office:value-type="float" office:value="1.734521" calcext:value-type="float">
            <text:p>1.734521</text:p>
          </table:table-cell>
          <table:table-cell office:value-type="float" office:value="0.244434" calcext:value-type="float">
            <text:p>0.24443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492593" calcext:value-type="float">
            <text:p>0.492593</text:p>
          </table:table-cell>
          <table:table-cell office:value-type="float" office:value="0.274853" calcext:value-type="float">
            <text:p>0.274853</text:p>
          </table:table-cell>
          <table:table-cell office:value-type="float" office:value="2.218352" calcext:value-type="float">
            <text:p>2.218352</text:p>
          </table:table-cell>
          <table:table-cell office:value-type="float" office:value="0.27929" calcext:value-type="float">
            <text:p>0.2792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669012" calcext:value-type="float">
            <text:p>0.669012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2.818252" calcext:value-type="float">
            <text:p>2.818252</text:p>
          </table:table-cell>
          <table:table-cell office:value-type="float" office:value="0.313383" calcext:value-type="float">
            <text:p>0.31338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644299" calcext:value-type="float">
            <text:p>0.644299</text:p>
          </table:table-cell>
          <table:table-cell office:value-type="float" office:value="0.356667" calcext:value-type="float">
            <text:p>0.356667</text:p>
          </table:table-cell>
          <table:table-cell office:value-type="float" office:value="3.531997" calcext:value-type="float">
            <text:p>3.531997</text:p>
          </table:table-cell>
          <table:table-cell office:value-type="float" office:value="0.350154" calcext:value-type="float">
            <text:p>0.35015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959154" calcext:value-type="float">
            <text:p>0.959154</text:p>
          </table:table-cell>
          <table:table-cell office:value-type="float" office:value="0.405317" calcext:value-type="float">
            <text:p>0.405317</text:p>
          </table:table-cell>
          <table:table-cell office:value-type="float" office:value="4.659522" calcext:value-type="float">
            <text:p>4.659522</text:p>
          </table:table-cell>
          <table:table-cell office:value-type="float" office:value="0.392271" calcext:value-type="float">
            <text:p>0.39227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860444" calcext:value-type="float">
            <text:p>0.860444</text:p>
          </table:table-cell>
          <table:table-cell office:value-type="float" office:value="0.455717" calcext:value-type="float">
            <text:p>0.455717</text:p>
          </table:table-cell>
          <table:table-cell office:value-type="float" office:value="5.001127" calcext:value-type="float">
            <text:p>5.001127</text:p>
          </table:table-cell>
          <table:table-cell office:value-type="float" office:value="0.436623" calcext:value-type="float">
            <text:p>0.43662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.162467" calcext:value-type="float">
            <text:p>1.162467</text:p>
          </table:table-cell>
          <table:table-cell office:value-type="float" office:value="0.521254" calcext:value-type="float">
            <text:p>0.521254</text:p>
          </table:table-cell>
          <table:table-cell office:value-type="float" office:value="6.249715" calcext:value-type="float">
            <text:p>6.249715</text:p>
          </table:table-cell>
          <table:table-cell office:value-type="float" office:value="0.485262" calcext:value-type="float">
            <text:p>0.48526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.11684" calcext:value-type="float">
            <text:p>1.11684</text:p>
          </table:table-cell>
          <table:table-cell office:value-type="float" office:value="0.590164" calcext:value-type="float">
            <text:p>0.590164</text:p>
          </table:table-cell>
          <table:table-cell office:value-type="float" office:value="7.239169" calcext:value-type="float">
            <text:p>7.239169</text:p>
          </table:table-cell>
          <table:table-cell office:value-type="float" office:value="0.538971" calcext:value-type="float">
            <text:p>0.53897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.241297" calcext:value-type="float">
            <text:p>2.241297</text:p>
          </table:table-cell>
          <table:table-cell office:value-type="float" office:value="0.658301" calcext:value-type="float">
            <text:p>0.658301</text:p>
          </table:table-cell>
          <table:table-cell office:value-type="float" office:value="7.822796" calcext:value-type="float">
            <text:p>7.822796</text:p>
          </table:table-cell>
          <table:table-cell office:value-type="float" office:value="0.604909" calcext:value-type="float">
            <text:p>0.60490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1.451494" calcext:value-type="float">
            <text:p>1.451494</text:p>
          </table:table-cell>
          <table:table-cell office:value-type="float" office:value="0.746309" calcext:value-type="float">
            <text:p>0.746309</text:p>
          </table:table-cell>
          <table:table-cell office:value-type="float" office:value="8.971238" calcext:value-type="float">
            <text:p>8.971238</text:p>
          </table:table-cell>
          <table:table-cell office:value-type="float" office:value="0.651012" calcext:value-type="float">
            <text:p>0.65101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.992081" calcext:value-type="float">
            <text:p>1.992081</text:p>
          </table:table-cell>
          <table:table-cell office:value-type="float" office:value="0.838348" calcext:value-type="float">
            <text:p>0.838348</text:p>
          </table:table-cell>
          <table:table-cell office:value-type="float" office:value="9.927752" calcext:value-type="float">
            <text:p>9.927752</text:p>
          </table:table-cell>
          <table:table-cell office:value-type="float" office:value="0.711852" calcext:value-type="float">
            <text:p>0.71185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073746" calcext:value-type="float">
            <text:p>2.073746</text:p>
          </table:table-cell>
          <table:table-cell office:value-type="float" office:value="0.932898" calcext:value-type="float">
            <text:p>0.932898</text:p>
          </table:table-cell>
          <table:table-cell office:value-type="float" office:value="10.14776" calcext:value-type="float">
            <text:p>10.14776</text:p>
          </table:table-cell>
          <table:table-cell office:value-type="float" office:value="0.778153" calcext:value-type="float">
            <text:p>0.77815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2.520151" calcext:value-type="float">
            <text:p>2.520151</text:p>
          </table:table-cell>
          <table:table-cell office:value-type="float" office:value="1.005314" calcext:value-type="float">
            <text:p>1.005314</text:p>
          </table:table-cell>
          <table:table-cell office:value-type="float" office:value="11.975406" calcext:value-type="float">
            <text:p>11.975406</text:p>
          </table:table-cell>
          <table:table-cell office:value-type="float" office:value="0.837232" calcext:value-type="float">
            <text:p>0.83723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2.4435" calcext:value-type="float">
            <text:p>2.4435</text:p>
          </table:table-cell>
          <table:table-cell office:value-type="float" office:value="1.106466" calcext:value-type="float">
            <text:p>1.106466</text:p>
          </table:table-cell>
          <table:table-cell office:value-type="float" office:value="12.944473" calcext:value-type="float">
            <text:p>12.944473</text:p>
          </table:table-cell>
          <table:table-cell office:value-type="float" office:value="0.920695" calcext:value-type="float">
            <text:p>0.92069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2.992144" calcext:value-type="float">
            <text:p>2.992144</text:p>
          </table:table-cell>
          <table:table-cell office:value-type="float" office:value="1.203977" calcext:value-type="float">
            <text:p>1.203977</text:p>
          </table:table-cell>
          <table:table-cell office:value-type="float" office:value="14.282277" calcext:value-type="float">
            <text:p>14.282277</text:p>
          </table:table-cell>
          <table:table-cell office:value-type="float" office:value="0.994164" calcext:value-type="float">
            <text:p>0.99416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3.25601" calcext:value-type="float">
            <text:p>3.25601</text:p>
          </table:table-cell>
          <table:table-cell office:value-type="float" office:value="1.351591" calcext:value-type="float">
            <text:p>1.351591</text:p>
          </table:table-cell>
          <table:table-cell office:value-type="float" office:value="15.273914" calcext:value-type="float">
            <text:p>15.273914</text:p>
          </table:table-cell>
          <table:table-cell office:value-type="float" office:value="1.087533" calcext:value-type="float">
            <text:p>1.08753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817269" calcext:value-type="float">
            <text:p>3.817269</text:p>
          </table:table-cell>
          <table:table-cell office:value-type="float" office:value="1.418721" calcext:value-type="float">
            <text:p>1.418721</text:p>
          </table:table-cell>
          <table:table-cell office:value-type="float" office:value="16.5333" calcext:value-type="float">
            <text:p>16.5333</text:p>
          </table:table-cell>
          <table:table-cell office:value-type="float" office:value="1.164357" calcext:value-type="float">
            <text:p>1.164357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3.563237" calcext:value-type="float">
            <text:p>3.563237</text:p>
          </table:table-cell>
          <table:table-cell office:value-type="float" office:value="1.558128" calcext:value-type="float">
            <text:p>1.558128</text:p>
          </table:table-cell>
          <table:table-cell office:value-type="float" office:value="18.073191" calcext:value-type="float">
            <text:p>18.073191</text:p>
          </table:table-cell>
          <table:table-cell office:value-type="float" office:value="1.256928" calcext:value-type="float">
            <text:p>1.25692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4.178686" calcext:value-type="float">
            <text:p>4.178686</text:p>
          </table:table-cell>
          <table:table-cell office:value-type="float" office:value="1.663527" calcext:value-type="float">
            <text:p>1.663527</text:p>
          </table:table-cell>
          <table:table-cell office:value-type="float" office:value="19.634413" calcext:value-type="float">
            <text:p>19.634413</text:p>
          </table:table-cell>
          <table:table-cell office:value-type="float" office:value="1.343054" calcext:value-type="float">
            <text:p>1.34305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7.608615" calcext:value-type="float">
            <text:p>7.608615</text:p>
          </table:table-cell>
          <table:table-cell office:value-type="float" office:value="1.802241" calcext:value-type="float">
            <text:p>1.802241</text:p>
          </table:table-cell>
          <table:table-cell office:value-type="float" office:value="20.513785" calcext:value-type="float">
            <text:p>20.513785</text:p>
          </table:table-cell>
          <table:table-cell office:value-type="float" office:value="1.47436" calcext:value-type="float">
            <text:p>1.4743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5.15786" calcext:value-type="float">
            <text:p>5.15786</text:p>
          </table:table-cell>
          <table:table-cell office:value-type="float" office:value="1.989049" calcext:value-type="float">
            <text:p>1.989049</text:p>
          </table:table-cell>
          <table:table-cell office:value-type="float" office:value="22.608695" calcext:value-type="float">
            <text:p>22.608695</text:p>
          </table:table-cell>
          <table:table-cell office:value-type="float" office:value="1.582248" calcext:value-type="float">
            <text:p>1.58224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 table:style-name="ce48" office:value-type="string" calcext:value-type="string">
            <text:p>a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56" calcext:value-type="float">
            <text:p>5.6E-05</text:p>
          </table:table-cell>
          <table:table-cell table:style-name="ce49" office:value-type="float" office:value="0.000058" calcext:value-type="float">
            <text:p>5.8E-05</text:p>
          </table:table-cell>
          <table:table-cell office:value-type="float" office:value="0.000057" calcext:value-type="float">
            <text:p>5.7E-0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158" calcext:value-type="float">
            <text:p>0.00015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0493" calcext:value-type="float">
            <text:p>0.00049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005581" calcext:value-type="float">
            <text:p>0.005581</text:p>
          </table:table-cell>
          <table:table-cell office:value-type="float" office:value="0.002189" calcext:value-type="float">
            <text:p>0.00218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5317" calcext:value-type="float">
            <text:p>0.005317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13703" calcext:value-type="float">
            <text:p>0.013703</text:p>
          </table:table-cell>
          <table:table-cell office:value-type="float" office:value="0.003771" calcext:value-type="float">
            <text:p>0.00377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8653" calcext:value-type="float">
            <text:p>0.008653</text:p>
          </table:table-cell>
          <table:table-cell office:value-type="float" office:value="0.005985" calcext:value-type="float">
            <text:p>0.005985</text:p>
          </table:table-cell>
          <table:table-cell office:value-type="float" office:value="0.015544" calcext:value-type="float">
            <text:p>0.015544</text:p>
          </table:table-cell>
          <table:table-cell office:value-type="float" office:value="0.005976" calcext:value-type="float">
            <text:p>0.00597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20847" calcext:value-type="float">
            <text:p>0.020847</text:p>
          </table:table-cell>
          <table:table-cell office:value-type="float" office:value="0.008754" calcext:value-type="float">
            <text:p>0.008754</text:p>
          </table:table-cell>
          <table:table-cell office:value-type="float" office:value="0.066945" calcext:value-type="float">
            <text:p>0.066945</text:p>
          </table:table-cell>
          <table:table-cell office:value-type="float" office:value="0.008964" calcext:value-type="float">
            <text:p>0.00896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18248" calcext:value-type="float">
            <text:p>0.018248</text:p>
          </table:table-cell>
          <table:table-cell office:value-type="float" office:value="0.012477" calcext:value-type="float">
            <text:p>0.012477</text:p>
          </table:table-cell>
          <table:table-cell office:value-type="float" office:value="0.03376" calcext:value-type="float">
            <text:p>0.03376</text:p>
          </table:table-cell>
          <table:table-cell office:value-type="float" office:value="0.012817" calcext:value-type="float">
            <text:p>0.012817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17364" calcext:value-type="float">
            <text:p>0.017364</text:p>
          </table:table-cell>
          <table:table-cell office:value-type="float" office:value="0.055192" calcext:value-type="float">
            <text:p>0.055192</text:p>
          </table:table-cell>
          <table:table-cell office:value-type="float" office:value="0.017645" calcext:value-type="float">
            <text:p>0.01764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33791" calcext:value-type="float">
            <text:p>0.033791</text:p>
          </table:table-cell>
          <table:table-cell office:value-type="float" office:value="0.023083" calcext:value-type="float">
            <text:p>0.023083</text:p>
          </table:table-cell>
          <table:table-cell office:value-type="float" office:value="0.062967" calcext:value-type="float">
            <text:p>0.062967</text:p>
          </table:table-cell>
          <table:table-cell office:value-type="float" office:value="0.023358" calcext:value-type="float">
            <text:p>0.02335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60228" calcext:value-type="float">
            <text:p>0.060228</text:p>
          </table:table-cell>
          <table:table-cell office:value-type="float" office:value="0.029735" calcext:value-type="float">
            <text:p>0.029735</text:p>
          </table:table-cell>
          <table:table-cell office:value-type="float" office:value="0.188228" calcext:value-type="float">
            <text:p>0.188228</text:p>
          </table:table-cell>
          <table:table-cell office:value-type="float" office:value="0.030376" calcext:value-type="float">
            <text:p>0.03037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56951" calcext:value-type="float">
            <text:p>0.056951</text:p>
          </table:table-cell>
          <table:table-cell office:value-type="float" office:value="0.037172" calcext:value-type="float">
            <text:p>0.037172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038433" calcext:value-type="float">
            <text:p>0.03843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80583" calcext:value-type="float">
            <text:p>0.080583</text:p>
          </table:table-cell>
          <table:table-cell office:value-type="float" office:value="0.046426" calcext:value-type="float">
            <text:p>0.046426</text:p>
          </table:table-cell>
          <table:table-cell office:value-type="float" office:value="0.178845" calcext:value-type="float">
            <text:p>0.178845</text:p>
          </table:table-cell>
          <table:table-cell office:value-type="float" office:value="0.048097" calcext:value-type="float">
            <text:p>0.048097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90103" calcext:value-type="float">
            <text:p>0.090103</text:p>
          </table:table-cell>
          <table:table-cell office:value-type="float" office:value="0.057971" calcext:value-type="float">
            <text:p>0.057971</text:p>
          </table:table-cell>
          <table:table-cell office:value-type="float" office:value="0.174281" calcext:value-type="float">
            <text:p>0.174281</text:p>
          </table:table-cell>
          <table:table-cell office:value-type="float" office:value="0.059398" calcext:value-type="float">
            <text:p>0.05939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18205" calcext:value-type="float">
            <text:p>0.18205</text:p>
          </table:table-cell>
          <table:table-cell office:value-type="float" office:value="0.075635" calcext:value-type="float">
            <text:p>0.075635</text:p>
          </table:table-cell>
          <table:table-cell office:value-type="float" office:value="0.558043" calcext:value-type="float">
            <text:p>0.558043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132808" calcext:value-type="float">
            <text:p>0.132808</text:p>
          </table:table-cell>
          <table:table-cell office:value-type="float" office:value="0.084698" calcext:value-type="float">
            <text:p>0.084698</text:p>
          </table:table-cell>
          <table:table-cell office:value-type="float" office:value="0.269597" calcext:value-type="float">
            <text:p>0.269597</text:p>
          </table:table-cell>
          <table:table-cell office:value-type="float" office:value="0.086804" calcext:value-type="float">
            <text:p>0.08680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185485" calcext:value-type="float">
            <text:p>0.185485</text:p>
          </table:table-cell>
          <table:table-cell office:value-type="float" office:value="0.100394" calcext:value-type="float">
            <text:p>0.100394</text:p>
          </table:table-cell>
          <table:table-cell office:value-type="float" office:value="0.424574" calcext:value-type="float">
            <text:p>0.424574</text:p>
          </table:table-cell>
          <table:table-cell office:value-type="float" office:value="0.104053" calcext:value-type="float">
            <text:p>0.10405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191634" calcext:value-type="float">
            <text:p>0.191634</text:p>
          </table:table-cell>
          <table:table-cell office:value-type="float" office:value="0.123643" calcext:value-type="float">
            <text:p>0.123643</text:p>
          </table:table-cell>
          <table:table-cell office:value-type="float" office:value="0.386428" calcext:value-type="float">
            <text:p>0.386428</text:p>
          </table:table-cell>
          <table:table-cell office:value-type="float" office:value="0.122603" calcext:value-type="float">
            <text:p>0.12260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313645" calcext:value-type="float">
            <text:p>0.313645</text:p>
          </table:table-cell>
          <table:table-cell office:value-type="float" office:value="0.143644" calcext:value-type="float">
            <text:p>0.143644</text:p>
          </table:table-cell>
          <table:table-cell office:value-type="float" office:value="0.884606" calcext:value-type="float">
            <text:p>0.884606</text:p>
          </table:table-cell>
          <table:table-cell office:value-type="float" office:value="0.140998" calcext:value-type="float">
            <text:p>0.14099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260496" calcext:value-type="float">
            <text:p>0.260496</text:p>
          </table:table-cell>
          <table:table-cell office:value-type="float" office:value="0.157079" calcext:value-type="float">
            <text:p>0.157079</text:p>
          </table:table-cell>
          <table:table-cell office:value-type="float" office:value="0.54401" calcext:value-type="float">
            <text:p>0.54401</text:p>
          </table:table-cell>
          <table:table-cell office:value-type="float" office:value="0.162386" calcext:value-type="float">
            <text:p>0.16238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35353" calcext:value-type="float">
            <text:p>0.35353</text:p>
          </table:table-cell>
          <table:table-cell office:value-type="float" office:value="0.183568" calcext:value-type="float">
            <text:p>0.183568</text:p>
          </table:table-cell>
          <table:table-cell office:value-type="float" office:value="0.869263" calcext:value-type="float">
            <text:p>0.869263</text:p>
          </table:table-cell>
          <table:table-cell office:value-type="float" office:value="0.186703" calcext:value-type="float">
            <text:p>0.18670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341497" calcext:value-type="float">
            <text:p>0.341497</text:p>
          </table:table-cell>
          <table:table-cell office:value-type="float" office:value="0.211065" calcext:value-type="float">
            <text:p>0.211065</text:p>
          </table:table-cell>
          <table:table-cell office:value-type="float" office:value="0.965686" calcext:value-type="float">
            <text:p>0.965686</text:p>
          </table:table-cell>
          <table:table-cell office:value-type="float" office:value="0.213141" calcext:value-type="float">
            <text:p>0.21314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546451" calcext:value-type="float">
            <text:p>0.546451</text:p>
          </table:table-cell>
          <table:table-cell office:value-type="float" office:value="0.244895" calcext:value-type="float">
            <text:p>0.244895</text:p>
          </table:table-cell>
          <table:table-cell office:value-type="float" office:value="1.728767" calcext:value-type="float">
            <text:p>1.728767</text:p>
          </table:table-cell>
          <table:table-cell office:value-type="float" office:value="0.248242" calcext:value-type="float">
            <text:p>0.24824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453867" calcext:value-type="float">
            <text:p>0.453867</text:p>
          </table:table-cell>
          <table:table-cell office:value-type="float" office:value="0.273204" calcext:value-type="float">
            <text:p>0.273204</text:p>
          </table:table-cell>
          <table:table-cell office:value-type="float" office:value="2.070732" calcext:value-type="float">
            <text:p>2.070732</text:p>
          </table:table-cell>
          <table:table-cell office:value-type="float" office:value="0.278238" calcext:value-type="float">
            <text:p>0.278238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661096" calcext:value-type="float">
            <text:p>0.661096</text:p>
          </table:table-cell>
          <table:table-cell office:value-type="float" office:value="0.308697" calcext:value-type="float">
            <text:p>0.308697</text:p>
          </table:table-cell>
          <table:table-cell office:value-type="float" office:value="2.815181" calcext:value-type="float">
            <text:p>2.815181</text:p>
          </table:table-cell>
          <table:table-cell office:value-type="float" office:value="0.315429" calcext:value-type="float">
            <text:p>0.31542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371224" calcext:value-type="float">
            <text:p>0.371224</text:p>
          </table:table-cell>
          <table:table-cell office:value-type="float" office:value="3.549539" calcext:value-type="float">
            <text:p>3.549539</text:p>
          </table:table-cell>
          <table:table-cell office:value-type="float" office:value="0.357755" calcext:value-type="float">
            <text:p>0.35775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.002826" calcext:value-type="float">
            <text:p>1.002826</text:p>
          </table:table-cell>
          <table:table-cell office:value-type="float" office:value="0.435949" calcext:value-type="float">
            <text:p>0.435949</text:p>
          </table:table-cell>
          <table:table-cell office:value-type="float" office:value="4.654378" calcext:value-type="float">
            <text:p>4.654378</text:p>
          </table:table-cell>
          <table:table-cell office:value-type="float" office:value="0.404782" calcext:value-type="float">
            <text:p>0.40478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862586" calcext:value-type="float">
            <text:p>0.862586</text:p>
          </table:table-cell>
          <table:table-cell office:value-type="float" office:value="0.459181" calcext:value-type="float">
            <text:p>0.459181</text:p>
          </table:table-cell>
          <table:table-cell office:value-type="float" office:value="4.989498" calcext:value-type="float">
            <text:p>4.989498</text:p>
          </table:table-cell>
          <table:table-cell office:value-type="float" office:value="0.444664" calcext:value-type="float">
            <text:p>0.444664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.180952" calcext:value-type="float">
            <text:p>1.180952</text:p>
          </table:table-cell>
          <table:table-cell office:value-type="float" office:value="0.506187" calcext:value-type="float">
            <text:p>0.506187</text:p>
          </table:table-cell>
          <table:table-cell office:value-type="float" office:value="6.24875" calcext:value-type="float">
            <text:p>6.24875</text:p>
          </table:table-cell>
          <table:table-cell office:value-type="float" office:value="0.487611" calcext:value-type="float">
            <text:p>0.48761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.212158" calcext:value-type="float">
            <text:p>1.212158</text:p>
          </table:table-cell>
          <table:table-cell office:value-type="float" office:value="0.608474" calcext:value-type="float">
            <text:p>0.608474</text:p>
          </table:table-cell>
          <table:table-cell office:value-type="float" office:value="7.216523" calcext:value-type="float">
            <text:p>7.216523</text:p>
          </table:table-cell>
          <table:table-cell office:value-type="float" office:value="0.542141" calcext:value-type="float">
            <text:p>0.54214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.869157" calcext:value-type="float">
            <text:p>1.869157</text:p>
          </table:table-cell>
          <table:table-cell office:value-type="float" office:value="0.662042" calcext:value-type="float">
            <text:p>0.662042</text:p>
          </table:table-cell>
          <table:table-cell office:value-type="float" office:value="8.157074" calcext:value-type="float">
            <text:p>8.157074</text:p>
          </table:table-cell>
          <table:table-cell office:value-type="float" office:value="0.615766" calcext:value-type="float">
            <text:p>0.61576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1.505792" calcext:value-type="float">
            <text:p>1.505792</text:p>
          </table:table-cell>
          <table:table-cell office:value-type="float" office:value="0.806075" calcext:value-type="float">
            <text:p>0.806075</text:p>
          </table:table-cell>
          <table:table-cell office:value-type="float" office:value="8.977706" calcext:value-type="float">
            <text:p>8.977706</text:p>
          </table:table-cell>
          <table:table-cell office:value-type="float" office:value="0.663743" calcext:value-type="float">
            <text:p>0.663743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.956423" calcext:value-type="float">
            <text:p>1.956423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9.934879" calcext:value-type="float">
            <text:p>9.934879</text:p>
          </table:table-cell>
          <table:table-cell office:value-type="float" office:value="0.730951" calcext:value-type="float">
            <text:p>0.73095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187982" calcext:value-type="float">
            <text:p>2.187982</text:p>
          </table:table-cell>
          <table:table-cell office:value-type="float" office:value="0.974039" calcext:value-type="float">
            <text:p>0.974039</text:p>
          </table:table-cell>
          <table:table-cell office:value-type="float" office:value="10.179035" calcext:value-type="float">
            <text:p>10.179035</text:p>
          </table:table-cell>
          <table:table-cell office:value-type="float" office:value="0.792545" calcext:value-type="float">
            <text:p>0.792545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2.53861" calcext:value-type="float">
            <text:p>2.53861</text:p>
          </table:table-cell>
          <table:table-cell office:value-type="float" office:value="1.004482" calcext:value-type="float">
            <text:p>1.004482</text:p>
          </table:table-cell>
          <table:table-cell office:value-type="float" office:value="12.013549" calcext:value-type="float">
            <text:p>12.013549</text:p>
          </table:table-cell>
          <table:table-cell office:value-type="float" office:value="0.864389" calcext:value-type="float">
            <text:p>0.864389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2.44608" calcext:value-type="float">
            <text:p>2.44608</text:p>
          </table:table-cell>
          <table:table-cell office:value-type="float" office:value="1.146288" calcext:value-type="float">
            <text:p>1.146288</text:p>
          </table:table-cell>
          <table:table-cell office:value-type="float" office:value="13.028208" calcext:value-type="float">
            <text:p>13.028208</text:p>
          </table:table-cell>
          <table:table-cell office:value-type="float" office:value="0.931356" calcext:value-type="float">
            <text:p>0.93135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2.998424" calcext:value-type="float">
            <text:p>2.998424</text:p>
          </table:table-cell>
          <table:table-cell office:value-type="float" office:value="1.273807" calcext:value-type="float">
            <text:p>1.273807</text:p>
          </table:table-cell>
          <table:table-cell office:value-type="float" office:value="14.302904" calcext:value-type="float">
            <text:p>14.302904</text:p>
          </table:table-cell>
          <table:table-cell office:value-type="float" office:value="1.006892" calcext:value-type="float">
            <text:p>1.00689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3.008528" calcext:value-type="float">
            <text:p>3.008528</text:p>
          </table:table-cell>
          <table:table-cell office:value-type="float" office:value="1.315575" calcext:value-type="float">
            <text:p>1.315575</text:p>
          </table:table-cell>
          <table:table-cell office:value-type="float" office:value="15.268702" calcext:value-type="float">
            <text:p>15.268702</text:p>
          </table:table-cell>
          <table:table-cell office:value-type="float" office:value="1.089056" calcext:value-type="float">
            <text:p>1.089056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820803" calcext:value-type="float">
            <text:p>3.820803</text:p>
          </table:table-cell>
          <table:table-cell office:value-type="float" office:value="1.419173" calcext:value-type="float">
            <text:p>1.419173</text:p>
          </table:table-cell>
          <table:table-cell office:value-type="float" office:value="16.506023" calcext:value-type="float">
            <text:p>16.506023</text:p>
          </table:table-cell>
          <table:table-cell office:value-type="float" office:value="1.162161" calcext:value-type="float">
            <text:p>1.16216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3.539791" calcext:value-type="float">
            <text:p>3.539791</text:p>
          </table:table-cell>
          <table:table-cell office:value-type="float" office:value="1.538521" calcext:value-type="float">
            <text:p>1.538521</text:p>
          </table:table-cell>
          <table:table-cell office:value-type="float" office:value="18.085992" calcext:value-type="float">
            <text:p>18.085992</text:p>
          </table:table-cell>
          <table:table-cell office:value-type="float" office:value="1.294751" calcext:value-type="float">
            <text:p>1.29475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4.171759" calcext:value-type="float">
            <text:p>4.171759</text:p>
          </table:table-cell>
          <table:table-cell office:value-type="float" office:value="1.693266" calcext:value-type="float">
            <text:p>1.693266</text:p>
          </table:table-cell>
          <table:table-cell office:value-type="float" office:value="19.652372" calcext:value-type="float">
            <text:p>19.652372</text:p>
          </table:table-cell>
          <table:table-cell office:value-type="float" office:value="1.378292" calcext:value-type="float">
            <text:p>1.378292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7.160599" calcext:value-type="float">
            <text:p>7.160599</text:p>
          </table:table-cell>
          <table:table-cell office:value-type="float" office:value="1.945098" calcext:value-type="float">
            <text:p>1.945098</text:p>
          </table:table-cell>
          <table:table-cell office:value-type="float" office:value="20.625789" calcext:value-type="float">
            <text:p>20.625789</text:p>
          </table:table-cell>
          <table:table-cell office:value-type="float" office:value="1.507841" calcext:value-type="float">
            <text:p>1.507841</text:p>
          </table:table-cell>
        </table:table-row>
        <table:table-row table:style-name="ro1">
          <table:table-cell office:value-type="string" calcext:value-type="string">
            <text:p>0-0-0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5.068089" calcext:value-type="float">
            <text:p>5.068089</text:p>
          </table:table-cell>
          <table:table-cell office:value-type="float" office:value="2.109134" calcext:value-type="float">
            <text:p>2.109134</text:p>
          </table:table-cell>
          <table:table-cell office:value-type="float" office:value="22.64997" calcext:value-type="float">
            <text:p>22.64997</text:p>
          </table:table-cell>
          <table:table-cell office:value-type="float" office:value="1.591967" calcext:value-type="float">
            <text:p>1.59196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 table:style-name="ce48" office:value-type="string" calcext:value-type="string">
            <text:p>a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156" calcext:value-type="float">
            <text:p>0.000156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589" calcext:value-type="float">
            <text:p>0.00258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2175" calcext:value-type="float">
            <text:p>0.00217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5469" calcext:value-type="float">
            <text:p>0.005469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0.003739" calcext:value-type="float">
            <text:p>0.00373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8709" calcext:value-type="float">
            <text:p>0.008709</text:p>
          </table:table-cell>
          <table:table-cell office:value-type="float" office:value="0.005839" calcext:value-type="float">
            <text:p>0.005839</text:p>
          </table:table-cell>
          <table:table-cell office:value-type="float" office:value="0.015755" calcext:value-type="float">
            <text:p>0.015755</text:p>
          </table:table-cell>
          <table:table-cell office:value-type="float" office:value="0.005933" calcext:value-type="float">
            <text:p>0.00593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0.064993" calcext:value-type="float">
            <text:p>0.064993</text:p>
          </table:table-cell>
          <table:table-cell office:value-type="float" office:value="0.008914" calcext:value-type="float">
            <text:p>0.00891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18542" calcext:value-type="float">
            <text:p>0.018542</text:p>
          </table:table-cell>
          <table:table-cell office:value-type="float" office:value="0.012133" calcext:value-type="float">
            <text:p>0.012133</text:p>
          </table:table-cell>
          <table:table-cell office:value-type="float" office:value="0.034034" calcext:value-type="float">
            <text:p>0.034034</text:p>
          </table:table-cell>
          <table:table-cell office:value-type="float" office:value="0.012617" calcext:value-type="float">
            <text:p>0.01261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27523" calcext:value-type="float">
            <text:p>0.027523</text:p>
          </table:table-cell>
          <table:table-cell office:value-type="float" office:value="0.016495" calcext:value-type="float">
            <text:p>0.016495</text:p>
          </table:table-cell>
          <table:table-cell office:value-type="float" office:value="0.05634" calcext:value-type="float">
            <text:p>0.05634</text:p>
          </table:table-cell>
          <table:table-cell office:value-type="float" office:value="0.017334" calcext:value-type="float">
            <text:p>0.01733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34396" calcext:value-type="float">
            <text:p>0.034396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62301" calcext:value-type="float">
            <text:p>0.062301</text:p>
          </table:table-cell>
          <table:table-cell office:value-type="float" office:value="0.022949" calcext:value-type="float">
            <text:p>0.02294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28083" calcext:value-type="float">
            <text:p>0.028083</text:p>
          </table:table-cell>
          <table:table-cell office:value-type="float" office:value="0.189272" calcext:value-type="float">
            <text:p>0.189272</text:p>
          </table:table-cell>
          <table:table-cell office:value-type="float" office:value="0.030005" calcext:value-type="float">
            <text:p>0.03000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57678" calcext:value-type="float">
            <text:p>0.057678</text:p>
          </table:table-cell>
          <table:table-cell office:value-type="float" office:value="0.035894" calcext:value-type="float">
            <text:p>0.035894</text:p>
          </table:table-cell>
          <table:table-cell office:value-type="float" office:value="0.112054" calcext:value-type="float">
            <text:p>0.112054</text:p>
          </table:table-cell>
          <table:table-cell office:value-type="float" office:value="0.037977" calcext:value-type="float">
            <text:p>0.03797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80856" calcext:value-type="float">
            <text:p>0.080856</text:p>
          </table:table-cell>
          <table:table-cell office:value-type="float" office:value="0.044823" calcext:value-type="float">
            <text:p>0.044823</text:p>
          </table:table-cell>
          <table:table-cell office:value-type="float" office:value="0.172685" calcext:value-type="float">
            <text:p>0.172685</text:p>
          </table:table-cell>
          <table:table-cell office:value-type="float" office:value="0.047585" calcext:value-type="float">
            <text:p>0.04758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88481" calcext:value-type="float">
            <text:p>0.088481</text:p>
          </table:table-cell>
          <table:table-cell office:value-type="float" office:value="0.055078" calcext:value-type="float">
            <text:p>0.055078</text:p>
          </table:table-cell>
          <table:table-cell office:value-type="float" office:value="0.176618" calcext:value-type="float">
            <text:p>0.176618</text:p>
          </table:table-cell>
          <table:table-cell office:value-type="float" office:value="0.058574" calcext:value-type="float">
            <text:p>0.05857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181036" calcext:value-type="float">
            <text:p>0.181036</text:p>
          </table:table-cell>
          <table:table-cell office:value-type="float" office:value="0.073864" calcext:value-type="float">
            <text:p>0.073864</text:p>
          </table:table-cell>
          <table:table-cell office:value-type="float" office:value="0.547234" calcext:value-type="float">
            <text:p>0.547234</text:p>
          </table:table-cell>
          <table:table-cell office:value-type="float" office:value="0.071861" calcext:value-type="float">
            <text:p>0.07186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132299" calcext:value-type="float">
            <text:p>0.132299</text:p>
          </table:table-cell>
          <table:table-cell office:value-type="float" office:value="0.080105" calcext:value-type="float">
            <text:p>0.080105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085609" calcext:value-type="float">
            <text:p>0.08560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18411" calcext:value-type="float">
            <text:p>0.18411</text:p>
          </table:table-cell>
          <table:table-cell office:value-type="float" office:value="0.095406" calcext:value-type="float">
            <text:p>0.095406</text:p>
          </table:table-cell>
          <table:table-cell office:value-type="float" office:value="0.420967" calcext:value-type="float">
            <text:p>0.420967</text:p>
          </table:table-cell>
          <table:table-cell office:value-type="float" office:value="0.102268" calcext:value-type="float">
            <text:p>0.10226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19448" calcext:value-type="float">
            <text:p>0.19448</text:p>
          </table:table-cell>
          <table:table-cell office:value-type="float" office:value="0.115123" calcext:value-type="float">
            <text:p>0.115123</text:p>
          </table:table-cell>
          <table:table-cell office:value-type="float" office:value="0.411997" calcext:value-type="float">
            <text:p>0.411997</text:p>
          </table:table-cell>
          <table:table-cell office:value-type="float" office:value="0.119195" calcext:value-type="float">
            <text:p>0.11919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301403" calcext:value-type="float">
            <text:p>0.301403</text:p>
          </table:table-cell>
          <table:table-cell office:value-type="float" office:value="0.134178" calcext:value-type="float">
            <text:p>0.134178</text:p>
          </table:table-cell>
          <table:table-cell office:value-type="float" office:value="0.883263" calcext:value-type="float">
            <text:p>0.883263</text:p>
          </table:table-cell>
          <table:table-cell office:value-type="float" office:value="0.140314" calcext:value-type="float">
            <text:p>0.14031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265281" calcext:value-type="float">
            <text:p>0.265281</text:p>
          </table:table-cell>
          <table:table-cell office:value-type="float" office:value="0.158559" calcext:value-type="float">
            <text:p>0.158559</text:p>
          </table:table-cell>
          <table:table-cell office:value-type="float" office:value="0.556835" calcext:value-type="float">
            <text:p>0.556835</text:p>
          </table:table-cell>
          <table:table-cell office:value-type="float" office:value="0.160402" calcext:value-type="float">
            <text:p>0.16040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366705" calcext:value-type="float">
            <text:p>0.366705</text:p>
          </table:table-cell>
          <table:table-cell office:value-type="float" office:value="0.176609" calcext:value-type="float">
            <text:p>0.176609</text:p>
          </table:table-cell>
          <table:table-cell office:value-type="float" office:value="0.863862" calcext:value-type="float">
            <text:p>0.863862</text:p>
          </table:table-cell>
          <table:table-cell office:value-type="float" office:value="0.186513" calcext:value-type="float">
            <text:p>0.18651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366885" calcext:value-type="float">
            <text:p>0.366885</text:p>
          </table:table-cell>
          <table:table-cell office:value-type="float" office:value="0.199419" calcext:value-type="float">
            <text:p>0.199419</text:p>
          </table:table-cell>
          <table:table-cell office:value-type="float" office:value="0.967061" calcext:value-type="float">
            <text:p>0.967061</text:p>
          </table:table-cell>
          <table:table-cell office:value-type="float" office:value="0.220779" calcext:value-type="float">
            <text:p>0.22077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581519" calcext:value-type="float">
            <text:p>0.581519</text:p>
          </table:table-cell>
          <table:table-cell office:value-type="float" office:value="0.242091" calcext:value-type="float">
            <text:p>0.242091</text:p>
          </table:table-cell>
          <table:table-cell office:value-type="float" office:value="1.740169" calcext:value-type="float">
            <text:p>1.740169</text:p>
          </table:table-cell>
          <table:table-cell office:value-type="float" office:value="0.244247" calcext:value-type="float">
            <text:p>0.24424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05339" calcext:value-type="float">
            <text:p>0.505339</text:p>
          </table:table-cell>
          <table:table-cell office:value-type="float" office:value="0.290387" calcext:value-type="float">
            <text:p>0.290387</text:p>
          </table:table-cell>
          <table:table-cell office:value-type="float" office:value="2.126075" calcext:value-type="float">
            <text:p>2.126075</text:p>
          </table:table-cell>
          <table:table-cell office:value-type="float" office:value="0.283815" calcext:value-type="float">
            <text:p>0.28381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702987" calcext:value-type="float">
            <text:p>0.702987</text:p>
          </table:table-cell>
          <table:table-cell office:value-type="float" office:value="0.309676" calcext:value-type="float">
            <text:p>0.309676</text:p>
          </table:table-cell>
          <table:table-cell office:value-type="float" office:value="2.868345" calcext:value-type="float">
            <text:p>2.868345</text:p>
          </table:table-cell>
          <table:table-cell office:value-type="float" office:value="0.312754" calcext:value-type="float">
            <text:p>0.31275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669808" calcext:value-type="float">
            <text:p>0.669808</text:p>
          </table:table-cell>
          <table:table-cell office:value-type="float" office:value="0.339555" calcext:value-type="float">
            <text:p>0.339555</text:p>
          </table:table-cell>
          <table:table-cell office:value-type="float" office:value="3.536305" calcext:value-type="float">
            <text:p>3.536305</text:p>
          </table:table-cell>
          <table:table-cell office:value-type="float" office:value="0.347976" calcext:value-type="float">
            <text:p>0.347976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985895" calcext:value-type="float">
            <text:p>0.985895</text:p>
          </table:table-cell>
          <table:table-cell office:value-type="float" office:value="0.428763" calcext:value-type="float">
            <text:p>0.428763</text:p>
          </table:table-cell>
          <table:table-cell office:value-type="float" office:value="4.695136" calcext:value-type="float">
            <text:p>4.695136</text:p>
          </table:table-cell>
          <table:table-cell office:value-type="float" office:value="0.39913" calcext:value-type="float">
            <text:p>0.3991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884542" calcext:value-type="float">
            <text:p>0.884542</text:p>
          </table:table-cell>
          <table:table-cell office:value-type="float" office:value="0.451017" calcext:value-type="float">
            <text:p>0.451017</text:p>
          </table:table-cell>
          <table:table-cell office:value-type="float" office:value="5.117506" calcext:value-type="float">
            <text:p>5.117506</text:p>
          </table:table-cell>
          <table:table-cell office:value-type="float" office:value="0.44468" calcext:value-type="float">
            <text:p>0.4446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.184596" calcext:value-type="float">
            <text:p>1.184596</text:p>
          </table:table-cell>
          <table:table-cell office:value-type="float" office:value="0.547489" calcext:value-type="float">
            <text:p>0.547489</text:p>
          </table:table-cell>
          <table:table-cell office:value-type="float" office:value="6.201795" calcext:value-type="float">
            <text:p>6.201795</text:p>
          </table:table-cell>
          <table:table-cell office:value-type="float" office:value="0.485411" calcext:value-type="float">
            <text:p>0.48541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.162305" calcext:value-type="float">
            <text:p>1.162305</text:p>
          </table:table-cell>
          <table:table-cell office:value-type="float" office:value="0.574227" calcext:value-type="float">
            <text:p>0.574227</text:p>
          </table:table-cell>
          <table:table-cell office:value-type="float" office:value="7.235192" calcext:value-type="float">
            <text:p>7.235192</text:p>
          </table:table-cell>
          <table:table-cell office:value-type="float" office:value="0.544235" calcext:value-type="float">
            <text:p>0.54423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.676845" calcext:value-type="float">
            <text:p>3.676845</text:p>
          </table:table-cell>
          <table:table-cell office:value-type="float" office:value="0.70309" calcext:value-type="float">
            <text:p>0.70309</text:p>
          </table:table-cell>
          <table:table-cell office:value-type="float" office:value="8.617116" calcext:value-type="float">
            <text:p>8.617116</text:p>
          </table:table-cell>
          <table:table-cell office:value-type="float" office:value="0.691655" calcext:value-type="float">
            <text:p>0.69165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1.480873" calcext:value-type="float">
            <text:p>1.480873</text:p>
          </table:table-cell>
          <table:table-cell office:value-type="float" office:value="0.76478" calcext:value-type="float">
            <text:p>0.76478</text:p>
          </table:table-cell>
          <table:table-cell office:value-type="float" office:value="8.98798" calcext:value-type="float">
            <text:p>8.98798</text:p>
          </table:table-cell>
          <table:table-cell office:value-type="float" office:value="0.672278" calcext:value-type="float">
            <text:p>0.67227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.98309" calcext:value-type="float">
            <text:p>1.98309</text:p>
          </table:table-cell>
          <table:table-cell office:value-type="float" office:value="0.850737" calcext:value-type="float">
            <text:p>0.850737</text:p>
          </table:table-cell>
          <table:table-cell office:value-type="float" office:value="9.965358" calcext:value-type="float">
            <text:p>9.965358</text:p>
          </table:table-cell>
          <table:table-cell office:value-type="float" office:value="0.718367" calcext:value-type="float">
            <text:p>0.71836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565976" calcext:value-type="float">
            <text:p>2.565976</text:p>
          </table:table-cell>
          <table:table-cell office:value-type="float" office:value="0.932863" calcext:value-type="float">
            <text:p>0.932863</text:p>
          </table:table-cell>
          <table:table-cell office:value-type="float" office:value="10.246805" calcext:value-type="float">
            <text:p>10.246805</text:p>
          </table:table-cell>
          <table:table-cell office:value-type="float" office:value="0.790249" calcext:value-type="float">
            <text:p>0.79024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2.539415" calcext:value-type="float">
            <text:p>2.539415</text:p>
          </table:table-cell>
          <table:table-cell office:value-type="float" office:value="1.123744" calcext:value-type="float">
            <text:p>1.123744</text:p>
          </table:table-cell>
          <table:table-cell office:value-type="float" office:value="12.011649" calcext:value-type="float">
            <text:p>12.011649</text:p>
          </table:table-cell>
          <table:table-cell office:value-type="float" office:value="0.858543" calcext:value-type="float">
            <text:p>0.85854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2.573056" calcext:value-type="float">
            <text:p>2.573056</text:p>
          </table:table-cell>
          <table:table-cell office:value-type="float" office:value="1.105678" calcext:value-type="float">
            <text:p>1.105678</text:p>
          </table:table-cell>
          <table:table-cell office:value-type="float" office:value="12.972736" calcext:value-type="float">
            <text:p>12.972736</text:p>
          </table:table-cell>
          <table:table-cell office:value-type="float" office:value="0.950161" calcext:value-type="float">
            <text:p>0.95016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2.982332" calcext:value-type="float">
            <text:p>2.982332</text:p>
          </table:table-cell>
          <table:table-cell office:value-type="float" office:value="1.275317" calcext:value-type="float">
            <text:p>1.275317</text:p>
          </table:table-cell>
          <table:table-cell office:value-type="float" office:value="14.331914" calcext:value-type="float">
            <text:p>14.331914</text:p>
          </table:table-cell>
          <table:table-cell office:value-type="float" office:value="1.018324" calcext:value-type="float">
            <text:p>1.01832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3.073073" calcext:value-type="float">
            <text:p>3.073073</text:p>
          </table:table-cell>
          <table:table-cell office:value-type="float" office:value="1.409559" calcext:value-type="float">
            <text:p>1.409559</text:p>
          </table:table-cell>
          <table:table-cell office:value-type="float" office:value="15.310802" calcext:value-type="float">
            <text:p>15.310802</text:p>
          </table:table-cell>
          <table:table-cell office:value-type="float" office:value="1.118238" calcext:value-type="float">
            <text:p>1.11823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852954" calcext:value-type="float">
            <text:p>3.852954</text:p>
          </table:table-cell>
          <table:table-cell office:value-type="float" office:value="1.494835" calcext:value-type="float">
            <text:p>1.494835</text:p>
          </table:table-cell>
          <table:table-cell office:value-type="float" office:value="16.544542" calcext:value-type="float">
            <text:p>16.544542</text:p>
          </table:table-cell>
          <table:table-cell office:value-type="float" office:value="1.202495" calcext:value-type="float">
            <text:p>1.20249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3.562398" calcext:value-type="float">
            <text:p>3.562398</text:p>
          </table:table-cell>
          <table:table-cell office:value-type="float" office:value="1.585874" calcext:value-type="float">
            <text:p>1.585874</text:p>
          </table:table-cell>
          <table:table-cell office:value-type="float" office:value="18.217154" calcext:value-type="float">
            <text:p>18.217154</text:p>
          </table:table-cell>
          <table:table-cell office:value-type="float" office:value="1.292008" calcext:value-type="float">
            <text:p>1.29200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4.188244" calcext:value-type="float">
            <text:p>4.188244</text:p>
          </table:table-cell>
          <table:table-cell office:value-type="float" office:value="1.703798" calcext:value-type="float">
            <text:p>1.703798</text:p>
          </table:table-cell>
          <table:table-cell office:value-type="float" office:value="19.863633" calcext:value-type="float">
            <text:p>19.863633</text:p>
          </table:table-cell>
          <table:table-cell office:value-type="float" office:value="1.366972" calcext:value-type="float">
            <text:p>1.36697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8.151901" calcext:value-type="float">
            <text:p>8.151901</text:p>
          </table:table-cell>
          <table:table-cell office:value-type="float" office:value="1.923407" calcext:value-type="float">
            <text:p>1.923407</text:p>
          </table:table-cell>
          <table:table-cell office:value-type="float" office:value="20.575654" calcext:value-type="float">
            <text:p>20.575654</text:p>
          </table:table-cell>
          <table:table-cell office:value-type="float" office:value="1.476107" calcext:value-type="float">
            <text:p>1.47610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5.10536" calcext:value-type="float">
            <text:p>5.10536</text:p>
          </table:table-cell>
          <table:table-cell office:value-type="float" office:value="1.986318" calcext:value-type="float">
            <text:p>1.986318</text:p>
          </table:table-cell>
          <table:table-cell office:value-type="float" office:value="22.587508" calcext:value-type="float">
            <text:p>22.587508</text:p>
          </table:table-cell>
          <table:table-cell office:value-type="float" office:value="1.569647" calcext:value-type="float">
            <text:p>1.56964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 table:style-name="ce48" office:value-type="string" calcext:value-type="string">
            <text:p>a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64" calcext:value-type="float">
            <text:p>6.4E-0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65" calcext:value-type="float">
            <text:p>0.00016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0.002176" calcext:value-type="float">
            <text:p>0.002176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15629" calcext:value-type="float">
            <text:p>0.015629</text:p>
          </table:table-cell>
          <table:table-cell office:value-type="float" office:value="0.003724" calcext:value-type="float">
            <text:p>0.00372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5778" calcext:value-type="float">
            <text:p>0.005778</text:p>
          </table:table-cell>
          <table:table-cell office:value-type="float" office:value="0.015561" calcext:value-type="float">
            <text:p>0.015561</text:p>
          </table:table-cell>
          <table:table-cell office:value-type="float" office:value="0.005925" calcext:value-type="float">
            <text:p>0.00592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20958" calcext:value-type="float">
            <text:p>0.020958</text:p>
          </table:table-cell>
          <table:table-cell office:value-type="float" office:value="0.008584" calcext:value-type="float">
            <text:p>0.008584</text:p>
          </table:table-cell>
          <table:table-cell office:value-type="float" office:value="0.068065" calcext:value-type="float">
            <text:p>0.068065</text:p>
          </table:table-cell>
          <table:table-cell office:value-type="float" office:value="0.008877" calcext:value-type="float">
            <text:p>0.00887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18487" calcext:value-type="float">
            <text:p>0.018487</text:p>
          </table:table-cell>
          <table:table-cell office:value-type="float" office:value="0.012041" calcext:value-type="float">
            <text:p>0.012041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.012526" calcext:value-type="float">
            <text:p>0.012526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27026" calcext:value-type="float">
            <text:p>0.027026</text:p>
          </table:table-cell>
          <table:table-cell office:value-type="float" office:value="0.016398" calcext:value-type="float">
            <text:p>0.016398</text:p>
          </table:table-cell>
          <table:table-cell office:value-type="float" office:value="0.061099" calcext:value-type="float">
            <text:p>0.061099</text:p>
          </table:table-cell>
          <table:table-cell office:value-type="float" office:value="0.017272" calcext:value-type="float">
            <text:p>0.01727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34068" calcext:value-type="float">
            <text:p>0.034068</text:p>
          </table:table-cell>
          <table:table-cell office:value-type="float" office:value="0.021635" calcext:value-type="float">
            <text:p>0.021635</text:p>
          </table:table-cell>
          <table:table-cell office:value-type="float" office:value="0.063372" calcext:value-type="float">
            <text:p>0.063372</text:p>
          </table:table-cell>
          <table:table-cell office:value-type="float" office:value="0.022955" calcext:value-type="float">
            <text:p>0.02295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61363" calcext:value-type="float">
            <text:p>0.061363</text:p>
          </table:table-cell>
          <table:table-cell office:value-type="float" office:value="0.029013" calcext:value-type="float">
            <text:p>0.029013</text:p>
          </table:table-cell>
          <table:table-cell office:value-type="float" office:value="0.191966" calcext:value-type="float">
            <text:p>0.191966</text:p>
          </table:table-cell>
          <table:table-cell office:value-type="float" office:value="0.030048" calcext:value-type="float">
            <text:p>0.03004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5619" calcext:value-type="float">
            <text:p>0.05619</text:p>
          </table:table-cell>
          <table:table-cell office:value-type="float" office:value="0.035957" calcext:value-type="float">
            <text:p>0.035957</text:p>
          </table:table-cell>
          <table:table-cell office:value-type="float" office:value="0.111648" calcext:value-type="float">
            <text:p>0.111648</text:p>
          </table:table-cell>
          <table:table-cell office:value-type="float" office:value="0.038133" calcext:value-type="float">
            <text:p>0.03813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80219" calcext:value-type="float">
            <text:p>0.080219</text:p>
          </table:table-cell>
          <table:table-cell office:value-type="float" office:value="0.045909" calcext:value-type="float">
            <text:p>0.045909</text:p>
          </table:table-cell>
          <table:table-cell office:value-type="float" office:value="0.179426" calcext:value-type="float">
            <text:p>0.179426</text:p>
          </table:table-cell>
          <table:table-cell office:value-type="float" office:value="0.047742" calcext:value-type="float">
            <text:p>0.04774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87931" calcext:value-type="float">
            <text:p>0.087931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0.174639" calcext:value-type="float">
            <text:p>0.174639</text:p>
          </table:table-cell>
          <table:table-cell office:value-type="float" office:value="0.05873" calcext:value-type="float">
            <text:p>0.0587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181768" calcext:value-type="float">
            <text:p>0.181768</text:p>
          </table:table-cell>
          <table:table-cell office:value-type="float" office:value="0.070865" calcext:value-type="float">
            <text:p>0.070865</text:p>
          </table:table-cell>
          <table:table-cell office:value-type="float" office:value="0.550973" calcext:value-type="float">
            <text:p>0.550973</text:p>
          </table:table-cell>
          <table:table-cell office:value-type="float" office:value="0.072249" calcext:value-type="float">
            <text:p>0.07224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132225" calcext:value-type="float">
            <text:p>0.132225</text:p>
          </table:table-cell>
          <table:table-cell office:value-type="float" office:value="0.079599" calcext:value-type="float">
            <text:p>0.079599</text:p>
          </table:table-cell>
          <table:table-cell office:value-type="float" office:value="0.266765" calcext:value-type="float">
            <text:p>0.266765</text:p>
          </table:table-cell>
          <table:table-cell office:value-type="float" office:value="0.085611" calcext:value-type="float">
            <text:p>0.08561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185279" calcext:value-type="float">
            <text:p>0.185279</text:p>
          </table:table-cell>
          <table:table-cell office:value-type="float" office:value="0.096125" calcext:value-type="float">
            <text:p>0.096125</text:p>
          </table:table-cell>
          <table:table-cell office:value-type="float" office:value="0.428737" calcext:value-type="float">
            <text:p>0.428737</text:p>
          </table:table-cell>
          <table:table-cell office:value-type="float" office:value="0.101531" calcext:value-type="float">
            <text:p>0.10153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188471" calcext:value-type="float">
            <text:p>0.188471</text:p>
          </table:table-cell>
          <table:table-cell office:value-type="float" office:value="0.111135" calcext:value-type="float">
            <text:p>0.111135</text:p>
          </table:table-cell>
          <table:table-cell office:value-type="float" office:value="0.385306" calcext:value-type="float">
            <text:p>0.385306</text:p>
          </table:table-cell>
          <table:table-cell office:value-type="float" office:value="0.119112" calcext:value-type="float">
            <text:p>0.11911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305749" calcext:value-type="float">
            <text:p>0.305749</text:p>
          </table:table-cell>
          <table:table-cell office:value-type="float" office:value="0.141145" calcext:value-type="float">
            <text:p>0.141145</text:p>
          </table:table-cell>
          <table:table-cell office:value-type="float" office:value="0.879937" calcext:value-type="float">
            <text:p>0.879937</text:p>
          </table:table-cell>
          <table:table-cell office:value-type="float" office:value="0.139472" calcext:value-type="float">
            <text:p>0.13947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259234" calcext:value-type="float">
            <text:p>0.259234</text:p>
          </table:table-cell>
          <table:table-cell office:value-type="float" office:value="0.150583" calcext:value-type="float">
            <text:p>0.150583</text:p>
          </table:table-cell>
          <table:table-cell office:value-type="float" office:value="0.552256" calcext:value-type="float">
            <text:p>0.552256</text:p>
          </table:table-cell>
          <table:table-cell office:value-type="float" office:value="0.160468" calcext:value-type="float">
            <text:p>0.16046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375841" calcext:value-type="float">
            <text:p>0.375841</text:p>
          </table:table-cell>
          <table:table-cell office:value-type="float" office:value="0.183533" calcext:value-type="float">
            <text:p>0.183533</text:p>
          </table:table-cell>
          <table:table-cell office:value-type="float" office:value="0.867372" calcext:value-type="float">
            <text:p>0.867372</text:p>
          </table:table-cell>
          <table:table-cell office:value-type="float" office:value="0.184504" calcext:value-type="float">
            <text:p>0.18450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343284" calcext:value-type="float">
            <text:p>0.343284</text:p>
          </table:table-cell>
          <table:table-cell office:value-type="float" office:value="0.20326" calcext:value-type="float">
            <text:p>0.20326</text:p>
          </table:table-cell>
          <table:table-cell office:value-type="float" office:value="0.959964" calcext:value-type="float">
            <text:p>0.959964</text:p>
          </table:table-cell>
          <table:table-cell office:value-type="float" office:value="0.215182" calcext:value-type="float">
            <text:p>0.21518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562402" calcext:value-type="float">
            <text:p>0.562402</text:p>
          </table:table-cell>
          <table:table-cell office:value-type="float" office:value="0.253291" calcext:value-type="float">
            <text:p>0.253291</text:p>
          </table:table-cell>
          <table:table-cell office:value-type="float" office:value="1.743289" calcext:value-type="float">
            <text:p>1.743289</text:p>
          </table:table-cell>
          <table:table-cell office:value-type="float" office:value="0.250214" calcext:value-type="float">
            <text:p>0.25021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508277" calcext:value-type="float">
            <text:p>0.508277</text:p>
          </table:table-cell>
          <table:table-cell office:value-type="float" office:value="0.276026" calcext:value-type="float">
            <text:p>0.276026</text:p>
          </table:table-cell>
          <table:table-cell office:value-type="float" office:value="2.129273" calcext:value-type="float">
            <text:p>2.129273</text:p>
          </table:table-cell>
          <table:table-cell office:value-type="float" office:value="0.273961" calcext:value-type="float">
            <text:p>0.27396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67898" calcext:value-type="float">
            <text:p>0.67898</text:p>
          </table:table-cell>
          <table:table-cell office:value-type="float" office:value="0.307121" calcext:value-type="float">
            <text:p>0.307121</text:p>
          </table:table-cell>
          <table:table-cell office:value-type="float" office:value="2.90783" calcext:value-type="float">
            <text:p>2.90783</text:p>
          </table:table-cell>
          <table:table-cell office:value-type="float" office:value="0.306889" calcext:value-type="float">
            <text:p>0.30688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644557" calcext:value-type="float">
            <text:p>0.644557</text:p>
          </table:table-cell>
          <table:table-cell office:value-type="float" office:value="0.337214" calcext:value-type="float">
            <text:p>0.337214</text:p>
          </table:table-cell>
          <table:table-cell office:value-type="float" office:value="3.547205" calcext:value-type="float">
            <text:p>3.547205</text:p>
          </table:table-cell>
          <table:table-cell office:value-type="float" office:value="0.35305" calcext:value-type="float">
            <text:p>0.3530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987042" calcext:value-type="float">
            <text:p>0.987042</text:p>
          </table:table-cell>
          <table:table-cell office:value-type="float" office:value="0.3931" calcext:value-type="float">
            <text:p>0.3931</text:p>
          </table:table-cell>
          <table:table-cell office:value-type="float" office:value="4.682109" calcext:value-type="float">
            <text:p>4.682109</text:p>
          </table:table-cell>
          <table:table-cell office:value-type="float" office:value="0.384679" calcext:value-type="float">
            <text:p>0.38467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856863" calcext:value-type="float">
            <text:p>0.856863</text:p>
          </table:table-cell>
          <table:table-cell office:value-type="float" office:value="0.441472" calcext:value-type="float">
            <text:p>0.441472</text:p>
          </table:table-cell>
          <table:table-cell office:value-type="float" office:value="5.171919" calcext:value-type="float">
            <text:p>5.171919</text:p>
          </table:table-cell>
          <table:table-cell office:value-type="float" office:value="0.451489" calcext:value-type="float">
            <text:p>0.45148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.20682" calcext:value-type="float">
            <text:p>1.20682</text:p>
          </table:table-cell>
          <table:table-cell office:value-type="float" office:value="0.517319" calcext:value-type="float">
            <text:p>0.517319</text:p>
          </table:table-cell>
          <table:table-cell office:value-type="float" office:value="6.303523" calcext:value-type="float">
            <text:p>6.303523</text:p>
          </table:table-cell>
          <table:table-cell office:value-type="float" office:value="0.493415" calcext:value-type="float">
            <text:p>0.49341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.169485" calcext:value-type="float">
            <text:p>1.169485</text:p>
          </table:table-cell>
          <table:table-cell office:value-type="float" office:value="0.610398" calcext:value-type="float">
            <text:p>0.610398</text:p>
          </table:table-cell>
          <table:table-cell office:value-type="float" office:value="7.208469" calcext:value-type="float">
            <text:p>7.208469</text:p>
          </table:table-cell>
          <table:table-cell office:value-type="float" office:value="0.53665" calcext:value-type="float">
            <text:p>0.5366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.800704" calcext:value-type="float">
            <text:p>3.800704</text:p>
          </table:table-cell>
          <table:table-cell office:value-type="float" office:value="0.655671" calcext:value-type="float">
            <text:p>0.655671</text:p>
          </table:table-cell>
          <table:table-cell office:value-type="float" office:value="8.425928" calcext:value-type="float">
            <text:p>8.425928</text:p>
          </table:table-cell>
          <table:table-cell office:value-type="float" office:value="0.659658" calcext:value-type="float">
            <text:p>0.65965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1.46612" calcext:value-type="float">
            <text:p>1.46612</text:p>
          </table:table-cell>
          <table:table-cell office:value-type="float" office:value="0.74866" calcext:value-type="float">
            <text:p>0.74866</text:p>
          </table:table-cell>
          <table:table-cell office:value-type="float" office:value="9.038043" calcext:value-type="float">
            <text:p>9.038043</text:p>
          </table:table-cell>
          <table:table-cell office:value-type="float" office:value="0.663462" calcext:value-type="float">
            <text:p>0.66346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.976475" calcext:value-type="float">
            <text:p>1.976475</text:p>
          </table:table-cell>
          <table:table-cell office:value-type="float" office:value="0.803746" calcext:value-type="float">
            <text:p>0.803746</text:p>
          </table:table-cell>
          <table:table-cell office:value-type="float" office:value="9.959014" calcext:value-type="float">
            <text:p>9.959014</text:p>
          </table:table-cell>
          <table:table-cell office:value-type="float" office:value="0.735002" calcext:value-type="float">
            <text:p>0.73500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564162" calcext:value-type="float">
            <text:p>2.564162</text:p>
          </table:table-cell>
          <table:table-cell office:value-type="float" office:value="0.95705" calcext:value-type="float">
            <text:p>0.95705</text:p>
          </table:table-cell>
          <table:table-cell office:value-type="float" office:value="10.07091" calcext:value-type="float">
            <text:p>10.07091</text:p>
          </table:table-cell>
          <table:table-cell office:value-type="float" office:value="0.802552" calcext:value-type="float">
            <text:p>0.80255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2.547299" calcext:value-type="float">
            <text:p>2.547299</text:p>
          </table:table-cell>
          <table:table-cell office:value-type="float" office:value="1.056111" calcext:value-type="float">
            <text:p>1.056111</text:p>
          </table:table-cell>
          <table:table-cell office:value-type="float" office:value="12.012259" calcext:value-type="float">
            <text:p>12.012259</text:p>
          </table:table-cell>
          <table:table-cell office:value-type="float" office:value="0.85351" calcext:value-type="float">
            <text:p>0.8535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2.347327" calcext:value-type="float">
            <text:p>2.347327</text:p>
          </table:table-cell>
          <table:table-cell office:value-type="float" office:value="1.103651" calcext:value-type="float">
            <text:p>1.103651</text:p>
          </table:table-cell>
          <table:table-cell office:value-type="float" office:value="13.001915" calcext:value-type="float">
            <text:p>13.001915</text:p>
          </table:table-cell>
          <table:table-cell office:value-type="float" office:value="0.919194" calcext:value-type="float">
            <text:p>0.91919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2.958206" calcext:value-type="float">
            <text:p>2.958206</text:p>
          </table:table-cell>
          <table:table-cell office:value-type="float" office:value="1.181413" calcext:value-type="float">
            <text:p>1.181413</text:p>
          </table:table-cell>
          <table:table-cell office:value-type="float" office:value="14.291492" calcext:value-type="float">
            <text:p>14.291492</text:p>
          </table:table-cell>
          <table:table-cell office:value-type="float" office:value="0.99814" calcext:value-type="float">
            <text:p>0.9981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3.277904" calcext:value-type="float">
            <text:p>3.277904</text:p>
          </table:table-cell>
          <table:table-cell office:value-type="float" office:value="1.322421" calcext:value-type="float">
            <text:p>1.322421</text:p>
          </table:table-cell>
          <table:table-cell office:value-type="float" office:value="15.265342" calcext:value-type="float">
            <text:p>15.265342</text:p>
          </table:table-cell>
          <table:table-cell office:value-type="float" office:value="1.085064" calcext:value-type="float">
            <text:p>1.08506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777503" calcext:value-type="float">
            <text:p>3.777503</text:p>
          </table:table-cell>
          <table:table-cell office:value-type="float" office:value="1.411272" calcext:value-type="float">
            <text:p>1.411272</text:p>
          </table:table-cell>
          <table:table-cell office:value-type="float" office:value="16.536632" calcext:value-type="float">
            <text:p>16.536632</text:p>
          </table:table-cell>
          <table:table-cell office:value-type="float" office:value="1.158077" calcext:value-type="float">
            <text:p>1.15807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3.492417" calcext:value-type="float">
            <text:p>3.492417</text:p>
          </table:table-cell>
          <table:table-cell office:value-type="float" office:value="1.515203" calcext:value-type="float">
            <text:p>1.515203</text:p>
          </table:table-cell>
          <table:table-cell office:value-type="float" office:value="18.141098" calcext:value-type="float">
            <text:p>18.141098</text:p>
          </table:table-cell>
          <table:table-cell office:value-type="float" office:value="1.278637" calcext:value-type="float">
            <text:p>1.27863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4.166155" calcext:value-type="float">
            <text:p>4.166155</text:p>
          </table:table-cell>
          <table:table-cell office:value-type="float" office:value="1.73624" calcext:value-type="float">
            <text:p>1.73624</text:p>
          </table:table-cell>
          <table:table-cell office:value-type="float" office:value="19.651579" calcext:value-type="float">
            <text:p>19.651579</text:p>
          </table:table-cell>
          <table:table-cell office:value-type="float" office:value="1.354385" calcext:value-type="float">
            <text:p>1.35438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8.13997" calcext:value-type="float">
            <text:p>8.13997</text:p>
          </table:table-cell>
          <table:table-cell office:value-type="float" office:value="1.844761" calcext:value-type="float">
            <text:p>1.844761</text:p>
          </table:table-cell>
          <table:table-cell office:value-type="float" office:value="20.522292" calcext:value-type="float">
            <text:p>20.522292</text:p>
          </table:table-cell>
          <table:table-cell office:value-type="float" office:value="1.466904" calcext:value-type="float">
            <text:p>1.46690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5.076207" calcext:value-type="float">
            <text:p>5.076207</text:p>
          </table:table-cell>
          <table:table-cell office:value-type="float" office:value="1.975423" calcext:value-type="float">
            <text:p>1.975423</text:p>
          </table:table-cell>
          <table:table-cell office:value-type="float" office:value="22.59916" calcext:value-type="float">
            <text:p>22.59916</text:p>
          </table:table-cell>
          <table:table-cell office:value-type="float" office:value="1.625123" calcext:value-type="float">
            <text:p>1.62512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 table:style-name="ce48" office:value-type="string" calcext:value-type="string">
            <text:p>a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6" calcext:value-type="float">
            <text:p>5.6E-0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00505" calcext:value-type="float">
            <text:p>0.00050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1112" calcext:value-type="float">
            <text:p>0.00111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5583" calcext:value-type="float">
            <text:p>0.005583</text:p>
          </table:table-cell>
          <table:table-cell office:value-type="float" office:value="0.002185" calcext:value-type="float">
            <text:p>0.00218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13806" calcext:value-type="float">
            <text:p>0.013806</text:p>
          </table:table-cell>
          <table:table-cell office:value-type="float" office:value="0.003739" calcext:value-type="float">
            <text:p>0.00373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8671" calcext:value-type="float">
            <text:p>0.008671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15647" calcext:value-type="float">
            <text:p>0.015647</text:p>
          </table:table-cell>
          <table:table-cell office:value-type="float" office:value="0.005907" calcext:value-type="float">
            <text:p>0.00590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2129" calcext:value-type="float">
            <text:p>0.02129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066696" calcext:value-type="float">
            <text:p>0.066696</text:p>
          </table:table-cell>
          <table:table-cell office:value-type="float" office:value="0.008881" calcext:value-type="float">
            <text:p>0.00888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18537" calcext:value-type="float">
            <text:p>0.018537</text:p>
          </table:table-cell>
          <table:table-cell office:value-type="float" office:value="0.012154" calcext:value-type="float">
            <text:p>0.01215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12532" calcext:value-type="float">
            <text:p>0.01253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27041" calcext:value-type="float">
            <text:p>0.027041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62534" calcext:value-type="float">
            <text:p>0.062534</text:p>
          </table:table-cell>
          <table:table-cell office:value-type="float" office:value="0.017263" calcext:value-type="float">
            <text:p>0.01726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33992" calcext:value-type="float">
            <text:p>0.033992</text:p>
          </table:table-cell>
          <table:table-cell office:value-type="float" office:value="0.021736" calcext:value-type="float">
            <text:p>0.021736</text:p>
          </table:table-cell>
          <table:table-cell office:value-type="float" office:value="0.062707" calcext:value-type="float">
            <text:p>0.062707</text:p>
          </table:table-cell>
          <table:table-cell office:value-type="float" office:value="0.022943" calcext:value-type="float">
            <text:p>0.02294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61268" calcext:value-type="float">
            <text:p>0.061268</text:p>
          </table:table-cell>
          <table:table-cell office:value-type="float" office:value="0.028405" calcext:value-type="float">
            <text:p>0.028405</text:p>
          </table:table-cell>
          <table:table-cell office:value-type="float" office:value="0.186247" calcext:value-type="float">
            <text:p>0.186247</text:p>
          </table:table-cell>
          <table:table-cell office:value-type="float" office:value="0.030017" calcext:value-type="float">
            <text:p>0.03001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057342" calcext:value-type="float">
            <text:p>0.057342</text:p>
          </table:table-cell>
          <table:table-cell office:value-type="float" office:value="0.035629" calcext:value-type="float">
            <text:p>0.035629</text:p>
          </table:table-cell>
          <table:table-cell office:value-type="float" office:value="0.111529" calcext:value-type="float">
            <text:p>0.111529</text:p>
          </table:table-cell>
          <table:table-cell office:value-type="float" office:value="0.037998" calcext:value-type="float">
            <text:p>0.03799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80672" calcext:value-type="float">
            <text:p>0.080672</text:p>
          </table:table-cell>
          <table:table-cell office:value-type="float" office:value="0.044402" calcext:value-type="float">
            <text:p>0.044402</text:p>
          </table:table-cell>
          <table:table-cell office:value-type="float" office:value="0.184986" calcext:value-type="float">
            <text:p>0.184986</text:p>
          </table:table-cell>
          <table:table-cell office:value-type="float" office:value="0.047632" calcext:value-type="float">
            <text:p>0.04763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0.090404" calcext:value-type="float">
            <text:p>0.090404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0.170374" calcext:value-type="float">
            <text:p>0.170374</text:p>
          </table:table-cell>
          <table:table-cell office:value-type="float" office:value="0.058599" calcext:value-type="float">
            <text:p>0.05859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181091" calcext:value-type="float">
            <text:p>0.181091</text:p>
          </table:table-cell>
          <table:table-cell office:value-type="float" office:value="0.070883" calcext:value-type="float">
            <text:p>0.070883</text:p>
          </table:table-cell>
          <table:table-cell office:value-type="float" office:value="0.547221" calcext:value-type="float">
            <text:p>0.547221</text:p>
          </table:table-cell>
          <table:table-cell office:value-type="float" office:value="0.072258" calcext:value-type="float">
            <text:p>0.07225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0.130885" calcext:value-type="float">
            <text:p>0.130885</text:p>
          </table:table-cell>
          <table:table-cell office:value-type="float" office:value="0.079779" calcext:value-type="float">
            <text:p>0.079779</text:p>
          </table:table-cell>
          <table:table-cell office:value-type="float" office:value="0.271588" calcext:value-type="float">
            <text:p>0.271588</text:p>
          </table:table-cell>
          <table:table-cell office:value-type="float" office:value="0.085444" calcext:value-type="float">
            <text:p>0.08544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186673" calcext:value-type="float">
            <text:p>0.186673</text:p>
          </table:table-cell>
          <table:table-cell office:value-type="float" office:value="0.095514" calcext:value-type="float">
            <text:p>0.095514</text:p>
          </table:table-cell>
          <table:table-cell office:value-type="float" office:value="0.416865" calcext:value-type="float">
            <text:p>0.416865</text:p>
          </table:table-cell>
          <table:table-cell office:value-type="float" office:value="0.101549" calcext:value-type="float">
            <text:p>0.10154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189498" calcext:value-type="float">
            <text:p>0.189498</text:p>
          </table:table-cell>
          <table:table-cell office:value-type="float" office:value="0.111139" calcext:value-type="float">
            <text:p>0.111139</text:p>
          </table:table-cell>
          <table:table-cell office:value-type="float" office:value="0.393474" calcext:value-type="float">
            <text:p>0.393474</text:p>
          </table:table-cell>
          <table:table-cell office:value-type="float" office:value="0.11928" calcext:value-type="float">
            <text:p>0.1192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303181" calcext:value-type="float">
            <text:p>0.303181</text:p>
          </table:table-cell>
          <table:table-cell office:value-type="float" office:value="0.134054" calcext:value-type="float">
            <text:p>0.134054</text:p>
          </table:table-cell>
          <table:table-cell office:value-type="float" office:value="0.884333" calcext:value-type="float">
            <text:p>0.884333</text:p>
          </table:table-cell>
          <table:table-cell office:value-type="float" office:value="0.139155" calcext:value-type="float">
            <text:p>0.13915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250741" calcext:value-type="float">
            <text:p>0.250741</text:p>
          </table:table-cell>
          <table:table-cell office:value-type="float" office:value="0.150646" calcext:value-type="float">
            <text:p>0.150646</text:p>
          </table:table-cell>
          <table:table-cell office:value-type="float" office:value="0.551291" calcext:value-type="float">
            <text:p>0.551291</text:p>
          </table:table-cell>
          <table:table-cell office:value-type="float" office:value="0.160461" calcext:value-type="float">
            <text:p>0.16046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366595" calcext:value-type="float">
            <text:p>0.366595</text:p>
          </table:table-cell>
          <table:table-cell office:value-type="float" office:value="0.176196" calcext:value-type="float">
            <text:p>0.176196</text:p>
          </table:table-cell>
          <table:table-cell office:value-type="float" office:value="0.861843" calcext:value-type="float">
            <text:p>0.861843</text:p>
          </table:table-cell>
          <table:table-cell office:value-type="float" office:value="0.184973" calcext:value-type="float">
            <text:p>0.18497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0.336717" calcext:value-type="float">
            <text:p>0.336717</text:p>
          </table:table-cell>
          <table:table-cell office:value-type="float" office:value="0.199357" calcext:value-type="float">
            <text:p>0.199357</text:p>
          </table:table-cell>
          <table:table-cell office:value-type="float" office:value="0.966288" calcext:value-type="float">
            <text:p>0.966288</text:p>
          </table:table-cell>
          <table:table-cell office:value-type="float" office:value="0.210828" calcext:value-type="float">
            <text:p>0.21082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543062" calcext:value-type="float">
            <text:p>0.543062</text:p>
          </table:table-cell>
          <table:table-cell office:value-type="float" office:value="0.236899" calcext:value-type="float">
            <text:p>0.236899</text:p>
          </table:table-cell>
          <table:table-cell office:value-type="float" office:value="1.714071" calcext:value-type="float">
            <text:p>1.714071</text:p>
          </table:table-cell>
          <table:table-cell office:value-type="float" office:value="0.245155" calcext:value-type="float">
            <text:p>0.24515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472212" calcext:value-type="float">
            <text:p>0.472212</text:p>
          </table:table-cell>
          <table:table-cell office:value-type="float" office:value="0.259708" calcext:value-type="float">
            <text:p>0.259708</text:p>
          </table:table-cell>
          <table:table-cell office:value-type="float" office:value="2.119523" calcext:value-type="float">
            <text:p>2.119523</text:p>
          </table:table-cell>
          <table:table-cell office:value-type="float" office:value="0.278093" calcext:value-type="float">
            <text:p>0.27809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684509" calcext:value-type="float">
            <text:p>0.684509</text:p>
          </table:table-cell>
          <table:table-cell office:value-type="float" office:value="0.297229" calcext:value-type="float">
            <text:p>0.297229</text:p>
          </table:table-cell>
          <table:table-cell office:value-type="float" office:value="2.900165" calcext:value-type="float">
            <text:p>2.900165</text:p>
          </table:table-cell>
          <table:table-cell office:value-type="float" office:value="0.306448" calcext:value-type="float">
            <text:p>0.30644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0.652678" calcext:value-type="float">
            <text:p>0.652678</text:p>
          </table:table-cell>
          <table:table-cell office:value-type="float" office:value="0.343738" calcext:value-type="float">
            <text:p>0.343738</text:p>
          </table:table-cell>
          <table:table-cell office:value-type="float" office:value="3.506022" calcext:value-type="float">
            <text:p>3.506022</text:p>
          </table:table-cell>
          <table:table-cell office:value-type="float" office:value="0.349728" calcext:value-type="float">
            <text:p>0.34972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955523" calcext:value-type="float">
            <text:p>0.955523</text:p>
          </table:table-cell>
          <table:table-cell office:value-type="float" office:value="0.398334" calcext:value-type="float">
            <text:p>0.398334</text:p>
          </table:table-cell>
          <table:table-cell office:value-type="float" office:value="4.674991" calcext:value-type="float">
            <text:p>4.674991</text:p>
          </table:table-cell>
          <table:table-cell office:value-type="float" office:value="0.386135" calcext:value-type="float">
            <text:p>0.38613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846578" calcext:value-type="float">
            <text:p>0.846578</text:p>
          </table:table-cell>
          <table:table-cell office:value-type="float" office:value="0.435977" calcext:value-type="float">
            <text:p>0.435977</text:p>
          </table:table-cell>
          <table:table-cell office:value-type="float" office:value="5.046194" calcext:value-type="float">
            <text:p>5.046194</text:p>
          </table:table-cell>
          <table:table-cell office:value-type="float" office:value="0.434141" calcext:value-type="float">
            <text:p>0.43414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.163884" calcext:value-type="float">
            <text:p>1.163884</text:p>
          </table:table-cell>
          <table:table-cell office:value-type="float" office:value="0.494373" calcext:value-type="float">
            <text:p>0.494373</text:p>
          </table:table-cell>
          <table:table-cell office:value-type="float" office:value="6.23996" calcext:value-type="float">
            <text:p>6.23996</text:p>
          </table:table-cell>
          <table:table-cell office:value-type="float" office:value="0.478002" calcext:value-type="float">
            <text:p>0.478002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1.103433" calcext:value-type="float">
            <text:p>1.103433</text:p>
          </table:table-cell>
          <table:table-cell office:value-type="float" office:value="0.562323" calcext:value-type="float">
            <text:p>0.562323</text:p>
          </table:table-cell>
          <table:table-cell office:value-type="float" office:value="7.205487" calcext:value-type="float">
            <text:p>7.205487</text:p>
          </table:table-cell>
          <table:table-cell office:value-type="float" office:value="0.534534" calcext:value-type="float">
            <text:p>0.53453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.96441" calcext:value-type="float">
            <text:p>3.96441</text:p>
          </table:table-cell>
          <table:table-cell office:value-type="float" office:value="0.644212" calcext:value-type="float">
            <text:p>0.644212</text:p>
          </table:table-cell>
          <table:table-cell office:value-type="float" office:value="8.108232" calcext:value-type="float">
            <text:p>8.108232</text:p>
          </table:table-cell>
          <table:table-cell office:value-type="float" office:value="0.628617" calcext:value-type="float">
            <text:p>0.628617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1.42825" calcext:value-type="float">
            <text:p>1.42825</text:p>
          </table:table-cell>
          <table:table-cell office:value-type="float" office:value="0.718102" calcext:value-type="float">
            <text:p>0.718102</text:p>
          </table:table-cell>
          <table:table-cell office:value-type="float" office:value="8.926286" calcext:value-type="float">
            <text:p>8.926286</text:p>
          </table:table-cell>
          <table:table-cell office:value-type="float" office:value="0.647521" calcext:value-type="float">
            <text:p>0.64752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.907194" calcext:value-type="float">
            <text:p>1.907194</text:p>
          </table:table-cell>
          <table:table-cell office:value-type="float" office:value="0.799163" calcext:value-type="float">
            <text:p>0.799163</text:p>
          </table:table-cell>
          <table:table-cell office:value-type="float" office:value="9.877729" calcext:value-type="float">
            <text:p>9.877729</text:p>
          </table:table-cell>
          <table:table-cell office:value-type="float" office:value="0.699815" calcext:value-type="float">
            <text:p>0.699815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.203735" calcext:value-type="float">
            <text:p>2.203735</text:p>
          </table:table-cell>
          <table:table-cell office:value-type="float" office:value="0.880219" calcext:value-type="float">
            <text:p>0.880219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0.771419" calcext:value-type="float">
            <text:p>0.771419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2.479146" calcext:value-type="float">
            <text:p>2.479146</text:p>
          </table:table-cell>
          <table:table-cell office:value-type="float" office:value="0.981686" calcext:value-type="float">
            <text:p>0.981686</text:p>
          </table:table-cell>
          <table:table-cell office:value-type="float" office:value="12.013302" calcext:value-type="float">
            <text:p>12.013302</text:p>
          </table:table-cell>
          <table:table-cell office:value-type="float" office:value="0.840194" calcext:value-type="float">
            <text:p>0.840194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2.502584" calcext:value-type="float">
            <text:p>2.502584</text:p>
          </table:table-cell>
          <table:table-cell office:value-type="float" office:value="1.088703" calcext:value-type="float">
            <text:p>1.088703</text:p>
          </table:table-cell>
          <table:table-cell office:value-type="float" office:value="12.982906" calcext:value-type="float">
            <text:p>12.982906</text:p>
          </table:table-cell>
          <table:table-cell office:value-type="float" office:value="0.924801" calcext:value-type="float">
            <text:p>0.92480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3.006781" calcext:value-type="float">
            <text:p>3.006781</text:p>
          </table:table-cell>
          <table:table-cell office:value-type="float" office:value="1.233393" calcext:value-type="float">
            <text:p>1.233393</text:p>
          </table:table-cell>
          <table:table-cell office:value-type="float" office:value="14.305807" calcext:value-type="float">
            <text:p>14.305807</text:p>
          </table:table-cell>
          <table:table-cell office:value-type="float" office:value="0.992186" calcext:value-type="float">
            <text:p>0.992186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3.084116" calcext:value-type="float">
            <text:p>3.084116</text:p>
          </table:table-cell>
          <table:table-cell office:value-type="float" office:value="1.307563" calcext:value-type="float">
            <text:p>1.307563</text:p>
          </table:table-cell>
          <table:table-cell office:value-type="float" office:value="15.248697" calcext:value-type="float">
            <text:p>15.248697</text:p>
          </table:table-cell>
          <table:table-cell office:value-type="float" office:value="1.104991" calcext:value-type="float">
            <text:p>1.10499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3.812099" calcext:value-type="float">
            <text:p>3.812099</text:p>
          </table:table-cell>
          <table:table-cell office:value-type="float" office:value="1.407759" calcext:value-type="float">
            <text:p>1.407759</text:p>
          </table:table-cell>
          <table:table-cell office:value-type="float" office:value="16.493952" calcext:value-type="float">
            <text:p>16.493952</text:p>
          </table:table-cell>
          <table:table-cell office:value-type="float" office:value="1.136983" calcext:value-type="float">
            <text:p>1.136983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12" calcext:value-type="float">
            <text:p>1312</text:p>
          </table:table-cell>
          <table:table-cell office:value-type="float" office:value="3.488127" calcext:value-type="float">
            <text:p>3.488127</text:p>
          </table:table-cell>
          <table:table-cell office:value-type="float" office:value="1.514533" calcext:value-type="float">
            <text:p>1.514533</text:p>
          </table:table-cell>
          <table:table-cell office:value-type="float" office:value="18.130393" calcext:value-type="float">
            <text:p>18.130393</text:p>
          </table:table-cell>
          <table:table-cell office:value-type="float" office:value="1.251088" calcext:value-type="float">
            <text:p>1.25108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44" calcext:value-type="float">
            <text:p>1344</text:p>
          </table:table-cell>
          <table:table-cell office:value-type="float" office:value="4.142716" calcext:value-type="float">
            <text:p>4.142716</text:p>
          </table:table-cell>
          <table:table-cell office:value-type="float" office:value="1.642314" calcext:value-type="float">
            <text:p>1.642314</text:p>
          </table:table-cell>
          <table:table-cell office:value-type="float" office:value="19.608168" calcext:value-type="float">
            <text:p>19.608168</text:p>
          </table:table-cell>
          <table:table-cell office:value-type="float" office:value="1.324338" calcext:value-type="float">
            <text:p>1.32433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376" calcext:value-type="float">
            <text:p>1376</text:p>
          </table:table-cell>
          <table:table-cell office:value-type="float" office:value="7.576096" calcext:value-type="float">
            <text:p>7.576096</text:p>
          </table:table-cell>
          <table:table-cell office:value-type="float" office:value="1.763053" calcext:value-type="float">
            <text:p>1.763053</text:p>
          </table:table-cell>
          <table:table-cell office:value-type="float" office:value="20.730651" calcext:value-type="float">
            <text:p>20.730651</text:p>
          </table:table-cell>
          <table:table-cell office:value-type="float" office:value="1.439001" calcext:value-type="float">
            <text:p>1.439001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5.148846" calcext:value-type="float">
            <text:p>5.148846</text:p>
          </table:table-cell>
          <table:table-cell office:value-type="float" office:value="1.923354" calcext:value-type="float">
            <text:p>1.923354</text:p>
          </table:table-cell>
          <table:table-cell office:value-type="float" office:value="22.556222" calcext:value-type="float">
            <text:p>22.556222</text:p>
          </table:table-cell>
          <table:table-cell office:value-type="float" office:value="1.515158" calcext:value-type="float">
            <text:p>1.515158</text:p>
          </table:table-cell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-1-0</text:p>
          </table:table-cell>
          <table:table-cell table:number-columns-repeated="6"/>
        </table:table-row>
      </table:table>
      <table:table table:name="Pivot Table_Sheet1_1" table:style-name="ta1">
        <table:table-column table:style-name="co1" table:number-columns-repeated="49" table:default-cell-style-name="Default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n</text:p>
          </table:table-cell>
          <table:table-cell table:style-name="ce28" table:number-columns-repeated="45"/>
          <table:table-cell table:style-name="ce39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11" office:value-type="string" calcext:value-type="string">
            <text:p>Data</text:p>
          </table:table-cell>
          <table:table-cell table:style-name="ce18" office:value-type="float" office:value="32" calcext:value-type="float">
            <text:p>32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448" calcext:value-type="float">
            <text:p>448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056" calcext:value-type="float">
            <text:p>1056</text:p>
          </table:table-cell>
          <table:table-cell table:style-name="ce29" office:value-type="float" office:value="1088" calcext:value-type="float">
            <text:p>1088</text:p>
          </table:table-cell>
          <table:table-cell table:style-name="ce29" office:value-type="float" office:value="1120" calcext:value-type="float">
            <text:p>1120</text:p>
          </table:table-cell>
          <table:table-cell table:style-name="ce29" office:value-type="float" office:value="1152" calcext:value-type="float">
            <text:p>1152</text:p>
          </table:table-cell>
          <table:table-cell table:style-name="ce29" office:value-type="float" office:value="1184" calcext:value-type="float">
            <text:p>1184</text:p>
          </table:table-cell>
          <table:table-cell table:style-name="ce29" office:value-type="float" office:value="1216" calcext:value-type="float">
            <text:p>1216</text:p>
          </table:table-cell>
          <table:table-cell table:style-name="ce29" office:value-type="float" office:value="1248" calcext:value-type="float">
            <text:p>1248</text:p>
          </table:table-cell>
          <table:table-cell table:style-name="ce29" office:value-type="float" office:value="1280" calcext:value-type="float">
            <text:p>1280</text:p>
          </table:table-cell>
          <table:table-cell table:style-name="ce29" office:value-type="float" office:value="1312" calcext:value-type="float">
            <text:p>1312</text:p>
          </table:table-cell>
          <table:table-cell table:style-name="ce29" office:value-type="float" office:value="1344" calcext:value-type="float">
            <text:p>1344</text:p>
          </table:table-cell>
          <table:table-cell table:style-name="ce29" office:value-type="float" office:value="1376" calcext:value-type="float">
            <text:p>1376</text:p>
          </table:table-cell>
          <table:table-cell table:style-name="ce29" office:value-type="float" office:value="1408" calcext:value-type="float">
            <text:p>1408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(empty)</text:p>
          </table:table-cell>
          <table:table-cell table:style-name="ce40" office:value-type="string" calcext:value-type="string">
            <text:p>Total Result</text:p>
          </table:table-cell>
        </table:table-row>
        <table:table-row table:style-name="ro1">
          <table:table-cell table:style-name="ce5" office:value-type="string" calcext:value-type="string">
            <text:p>0-0-0</text:p>
          </table:table-cell>
          <table:table-cell table:style-name="ce12" office:value-type="string" calcext:value-type="string">
            <text:p>Average - 0</text:p>
          </table:table-cell>
          <table:table-cell table:style-name="ce19" office:value-type="float" office:value="0.0000976666666666666" calcext:value-type="float">
            <text:p>9.76666666666666E-05</text:p>
          </table:table-cell>
          <table:table-cell table:style-name="ce22" office:value-type="float" office:value="0.000215" calcext:value-type="float">
            <text:p>0.000215</text:p>
          </table:table-cell>
          <table:table-cell table:style-name="ce22" office:value-type="float" office:value="0.000513" calcext:value-type="float">
            <text:p>0.000513</text:p>
          </table:table-cell>
          <table:table-cell table:style-name="ce22" office:value-type="float" office:value="0.00155833333333333" calcext:value-type="float">
            <text:p>0.001558333333333</text:p>
          </table:table-cell>
          <table:table-cell table:style-name="ce22" office:value-type="float" office:value="0.00261266666666667" calcext:value-type="float">
            <text:p>0.002612666666667</text:p>
          </table:table-cell>
          <table:table-cell table:style-name="ce22" office:value-type="float" office:value="0.00522033333333333" calcext:value-type="float">
            <text:p>0.005220333333333</text:p>
          </table:table-cell>
          <table:table-cell table:style-name="ce22" office:value-type="float" office:value="0.00853766666666667" calcext:value-type="float">
            <text:p>0.008537666666667</text:p>
          </table:table-cell>
          <table:table-cell table:style-name="ce22" office:value-type="float" office:value="0.0209463333333333" calcext:value-type="float">
            <text:p>0.020946333333333</text:p>
          </table:table-cell>
          <table:table-cell table:style-name="ce22" office:value-type="float" office:value="0.0182276666666667" calcext:value-type="float">
            <text:p>0.018227666666667</text:p>
          </table:table-cell>
          <table:table-cell table:style-name="ce22" office:value-type="float" office:value="0.0273763333333333" calcext:value-type="float">
            <text:p>0.027376333333333</text:p>
          </table:table-cell>
          <table:table-cell table:style-name="ce22" office:value-type="float" office:value="0.033911" calcext:value-type="float">
            <text:p>0.033911</text:p>
          </table:table-cell>
          <table:table-cell table:style-name="ce22" office:value-type="float" office:value="0.060818" calcext:value-type="float">
            <text:p>0.060818</text:p>
          </table:table-cell>
          <table:table-cell table:style-name="ce22" office:value-type="float" office:value="0.0566883333333333" calcext:value-type="float">
            <text:p>0.056688333333333</text:p>
          </table:table-cell>
          <table:table-cell table:style-name="ce22" office:value-type="float" office:value="0.0806736666666667" calcext:value-type="float">
            <text:p>0.080673666666667</text:p>
          </table:table-cell>
          <table:table-cell table:style-name="ce22" office:value-type="float" office:value="0.0892313333333333" calcext:value-type="float">
            <text:p>0.089231333333333</text:p>
          </table:table-cell>
          <table:table-cell table:style-name="ce22" office:value-type="float" office:value="0.181640666666667" calcext:value-type="float">
            <text:p>0.181640666666667</text:p>
          </table:table-cell>
          <table:table-cell table:style-name="ce22" office:value-type="float" office:value="0.133078" calcext:value-type="float">
            <text:p>0.133078</text:p>
          </table:table-cell>
          <table:table-cell table:style-name="ce22" office:value-type="float" office:value="0.185028333333333" calcext:value-type="float">
            <text:p>0.185028333333333</text:p>
          </table:table-cell>
          <table:table-cell table:style-name="ce22" office:value-type="float" office:value="0.192868" calcext:value-type="float">
            <text:p>0.192868</text:p>
          </table:table-cell>
          <table:table-cell table:style-name="ce22" office:value-type="float" office:value="0.307629666666667" calcext:value-type="float">
            <text:p>0.307629666666667</text:p>
          </table:table-cell>
          <table:table-cell table:style-name="ce22" office:value-type="float" office:value="0.267414333333333" calcext:value-type="float">
            <text:p>0.267414333333333</text:p>
          </table:table-cell>
          <table:table-cell table:style-name="ce22" office:value-type="float" office:value="0.356461" calcext:value-type="float">
            <text:p>0.356461</text:p>
          </table:table-cell>
          <table:table-cell table:style-name="ce22" office:value-type="float" office:value="0.354369" calcext:value-type="float">
            <text:p>0.354369</text:p>
          </table:table-cell>
          <table:table-cell table:style-name="ce22" office:value-type="float" office:value="0.573729666666667" calcext:value-type="float">
            <text:p>0.573729666666667</text:p>
          </table:table-cell>
          <table:table-cell table:style-name="ce22" office:value-type="float" office:value="0.481668666666667" calcext:value-type="float">
            <text:p>0.481668666666667</text:p>
          </table:table-cell>
          <table:table-cell table:style-name="ce22" office:value-type="float" office:value="0.669055" calcext:value-type="float">
            <text:p>0.669055</text:p>
          </table:table-cell>
          <table:table-cell table:style-name="ce22" office:value-type="float" office:value="0.658469666666667" calcext:value-type="float">
            <text:p>0.658469666666667</text:p>
          </table:table-cell>
          <table:table-cell table:style-name="ce22" office:value-type="float" office:value="0.983833" calcext:value-type="float">
            <text:p>0.983833</text:p>
          </table:table-cell>
          <table:table-cell table:style-name="ce22" office:value-type="float" office:value="0.861207" calcext:value-type="float">
            <text:p>0.861207</text:p>
          </table:table-cell>
          <table:table-cell table:style-name="ce22" office:value-type="float" office:value="1.16747" calcext:value-type="float">
            <text:p>1.16747</text:p>
          </table:table-cell>
          <table:table-cell table:style-name="ce22" office:value-type="float" office:value="1.148899" calcext:value-type="float">
            <text:p>1.148899</text:p>
          </table:table-cell>
          <table:table-cell table:style-name="ce22" office:value-type="float" office:value="2.064392" calcext:value-type="float">
            <text:p>2.064392</text:p>
          </table:table-cell>
          <table:table-cell table:style-name="ce22" office:value-type="float" office:value="1.53880766666667" calcext:value-type="float">
            <text:p>1.53880766666667</text:p>
          </table:table-cell>
          <table:table-cell table:style-name="ce22" office:value-type="float" office:value="2.00702166666667" calcext:value-type="float">
            <text:p>2.00702166666667</text:p>
          </table:table-cell>
          <table:table-cell table:style-name="ce22" office:value-type="float" office:value="2.23118266666667" calcext:value-type="float">
            <text:p>2.23118266666667</text:p>
          </table:table-cell>
          <table:table-cell table:style-name="ce22" office:value-type="float" office:value="2.52982066666667" calcext:value-type="float">
            <text:p>2.52982066666667</text:p>
          </table:table-cell>
          <table:table-cell table:style-name="ce22" office:value-type="float" office:value="2.44829366666667" calcext:value-type="float">
            <text:p>2.44829366666667</text:p>
          </table:table-cell>
          <table:table-cell table:style-name="ce22" office:value-type="float" office:value="3.008894" calcext:value-type="float">
            <text:p>3.008894</text:p>
          </table:table-cell>
          <table:table-cell table:style-name="ce22" office:value-type="float" office:value="3.148103" calcext:value-type="float">
            <text:p>3.148103</text:p>
          </table:table-cell>
          <table:table-cell table:style-name="ce22" office:value-type="float" office:value="3.82434033333333" calcext:value-type="float">
            <text:p>3.82434033333333</text:p>
          </table:table-cell>
          <table:table-cell table:style-name="ce22" office:value-type="float" office:value="3.56674166666667" calcext:value-type="float">
            <text:p>3.56674166666667</text:p>
          </table:table-cell>
          <table:table-cell table:style-name="ce22" office:value-type="float" office:value="4.18176366666667" calcext:value-type="float">
            <text:p>4.18176366666667</text:p>
          </table:table-cell>
          <table:table-cell table:style-name="ce22" office:value-type="float" office:value="7.612603" calcext:value-type="float">
            <text:p>7.612603</text:p>
          </table:table-cell>
          <table:table-cell table:style-name="ce22" office:value-type="float" office:value="5.13337333333333" calcext:value-type="float">
            <text:p>5.13337333333333</text:p>
          </table:table-cell>
          <table:table-cell table:style-name="ce22" office:value-type="float" office:value="0" calcext:value-type="float">
            <text:p>0</text:p>
          </table:table-cell>
          <table:table-cell table:style-name="ce32"/>
          <table:table-cell table:style-name="ce41" office:value-type="float" office:value="1.16921161940299" calcext:value-type="float">
            <text:p>1.16921161940299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Average - 1</text:p>
          </table:table-cell>
          <table:table-cell table:style-name="ce20" office:value-type="float" office:value="0.0000836666666666667" calcext:value-type="float">
            <text:p>8.36666666666667E-05</text:p>
          </table:table-cell>
          <table:table-cell table:style-name="ce23" office:value-type="float" office:value="0.000195666666666667" calcext:value-type="float">
            <text:p>0.000195666666667</text:p>
          </table:table-cell>
          <table:table-cell table:style-name="ce23" office:value-type="float" office:value="0.000489666666666667" calcext:value-type="float">
            <text:p>0.000489666666667</text:p>
          </table:table-cell>
          <table:table-cell table:style-name="ce23" office:value-type="float" office:value="0.00111966666666667" calcext:value-type="float">
            <text:p>0.001119666666667</text:p>
          </table:table-cell>
          <table:table-cell table:style-name="ce23" office:value-type="float" office:value="0.00216633333333333" calcext:value-type="float">
            <text:p>0.002166333333333</text:p>
          </table:table-cell>
          <table:table-cell table:style-name="ce23" office:value-type="float" office:value="0.003796" calcext:value-type="float">
            <text:p>0.003796</text:p>
          </table:table-cell>
          <table:table-cell table:style-name="ce23" office:value-type="float" office:value="0.00597266666666667" calcext:value-type="float">
            <text:p>0.005972666666667</text:p>
          </table:table-cell>
          <table:table-cell table:style-name="ce23" office:value-type="float" office:value="0.00877" calcext:value-type="float">
            <text:p>0.00877</text:p>
          </table:table-cell>
          <table:table-cell table:style-name="ce23" office:value-type="float" office:value="0.012518" calcext:value-type="float">
            <text:p>0.012518</text:p>
          </table:table-cell>
          <table:table-cell table:style-name="ce23" office:value-type="float" office:value="0.0173573333333333" calcext:value-type="float">
            <text:p>0.017357333333333</text:p>
          </table:table-cell>
          <table:table-cell table:style-name="ce23" office:value-type="float" office:value="0.0232443333333333" calcext:value-type="float">
            <text:p>0.023244333333333</text:p>
          </table:table-cell>
          <table:table-cell table:style-name="ce23" office:value-type="float" office:value="0.029698" calcext:value-type="float">
            <text:p>0.029698</text:p>
          </table:table-cell>
          <table:table-cell table:style-name="ce23" office:value-type="float" office:value="0.0373603333333333" calcext:value-type="float">
            <text:p>0.037360333333333</text:p>
          </table:table-cell>
          <table:table-cell table:style-name="ce23" office:value-type="float" office:value="0.0472453333333333" calcext:value-type="float">
            <text:p>0.047245333333333</text:p>
          </table:table-cell>
          <table:table-cell table:style-name="ce23" office:value-type="float" office:value="0.0579563333333333" calcext:value-type="float">
            <text:p>0.057956333333333</text:p>
          </table:table-cell>
          <table:table-cell table:style-name="ce23" office:value-type="float" office:value="0.075037" calcext:value-type="float">
            <text:p>0.075037</text:p>
          </table:table-cell>
          <table:table-cell table:style-name="ce23" office:value-type="float" office:value="0.084155" calcext:value-type="float">
            <text:p>0.084155</text:p>
          </table:table-cell>
          <table:table-cell table:style-name="ce23" office:value-type="float" office:value="0.102466333333333" calcext:value-type="float">
            <text:p>0.102466333333333</text:p>
          </table:table-cell>
          <table:table-cell table:style-name="ce23" office:value-type="float" office:value="0.123179" calcext:value-type="float">
            <text:p>0.123179</text:p>
          </table:table-cell>
          <table:table-cell table:style-name="ce23" office:value-type="float" office:value="0.143632666666667" calcext:value-type="float">
            <text:p>0.143632666666667</text:p>
          </table:table-cell>
          <table:table-cell table:style-name="ce23" office:value-type="float" office:value="0.160231333333333" calcext:value-type="float">
            <text:p>0.160231333333333</text:p>
          </table:table-cell>
          <table:table-cell table:style-name="ce23" office:value-type="float" office:value="0.187982666666667" calcext:value-type="float">
            <text:p>0.187982666666667</text:p>
          </table:table-cell>
          <table:table-cell table:style-name="ce23" office:value-type="float" office:value="0.214895333333333" calcext:value-type="float">
            <text:p>0.214895333333333</text:p>
          </table:table-cell>
          <table:table-cell table:style-name="ce23" office:value-type="float" office:value="0.252237666666667" calcext:value-type="float">
            <text:p>0.252237666666667</text:p>
          </table:table-cell>
          <table:table-cell table:style-name="ce23" office:value-type="float" office:value="0.279153" calcext:value-type="float">
            <text:p>0.279153</text:p>
          </table:table-cell>
          <table:table-cell table:style-name="ce23" office:value-type="float" office:value="0.316512333333333" calcext:value-type="float">
            <text:p>0.316512333333333</text:p>
          </table:table-cell>
          <table:table-cell table:style-name="ce23" office:value-type="float" office:value="0.364170333333333" calcext:value-type="float">
            <text:p>0.364170333333333</text:p>
          </table:table-cell>
          <table:table-cell table:style-name="ce23" office:value-type="float" office:value="0.42304" calcext:value-type="float">
            <text:p>0.42304</text:p>
          </table:table-cell>
          <table:table-cell table:style-name="ce23" office:value-type="float" office:value="0.473044" calcext:value-type="float">
            <text:p>0.473044</text:p>
          </table:table-cell>
          <table:table-cell table:style-name="ce23" office:value-type="float" office:value="0.51633" calcext:value-type="float">
            <text:p>0.51633</text:p>
          </table:table-cell>
          <table:table-cell table:style-name="ce23" office:value-type="float" office:value="0.591243333333333" calcext:value-type="float">
            <text:p>0.591243333333333</text:p>
          </table:table-cell>
          <table:table-cell table:style-name="ce23" office:value-type="float" office:value="0.659694333333333" calcext:value-type="float">
            <text:p>0.659694333333333</text:p>
          </table:table-cell>
          <table:table-cell table:style-name="ce23" office:value-type="float" office:value="0.781257" calcext:value-type="float">
            <text:p>0.781257</text:p>
          </table:table-cell>
          <table:table-cell table:style-name="ce23" office:value-type="float" office:value="0.874813666666667" calcext:value-type="float">
            <text:p>0.874813666666667</text:p>
          </table:table-cell>
          <table:table-cell table:style-name="ce23" office:value-type="float" office:value="0.967769" calcext:value-type="float">
            <text:p>0.967769</text:p>
          </table:table-cell>
          <table:table-cell table:style-name="ce23" office:value-type="float" office:value="1.01704033333333" calcext:value-type="float">
            <text:p>1.01704033333333</text:p>
          </table:table-cell>
          <table:table-cell table:style-name="ce23" office:value-type="float" office:value="1.13765766666667" calcext:value-type="float">
            <text:p>1.13765766666667</text:p>
          </table:table-cell>
          <table:table-cell table:style-name="ce23" office:value-type="float" office:value="1.28834833333333" calcext:value-type="float">
            <text:p>1.28834833333333</text:p>
          </table:table-cell>
          <table:table-cell table:style-name="ce23" office:value-type="float" office:value="1.369886" calcext:value-type="float">
            <text:p>1.369886</text:p>
          </table:table-cell>
          <table:table-cell table:style-name="ce23" office:value-type="float" office:value="1.43140266666667" calcext:value-type="float">
            <text:p>1.43140266666667</text:p>
          </table:table-cell>
          <table:table-cell table:style-name="ce23" office:value-type="float" office:value="1.55427766666667" calcext:value-type="float">
            <text:p>1.55427766666667</text:p>
          </table:table-cell>
          <table:table-cell table:style-name="ce23" office:value-type="float" office:value="1.712912" calcext:value-type="float">
            <text:p>1.712912</text:p>
          </table:table-cell>
          <table:table-cell table:style-name="ce23" office:value-type="float" office:value="1.85246533333333" calcext:value-type="float">
            <text:p>1.85246533333333</text:p>
          </table:table-cell>
          <table:table-cell table:style-name="ce23" office:value-type="float" office:value="2.00891" calcext:value-type="float">
            <text:p>2.00891</text:p>
          </table:table-cell>
          <table:table-cell table:style-name="ce23" office:value-type="float" office:value="1" calcext:value-type="float">
            <text:p>1</text:p>
          </table:table-cell>
          <table:table-cell table:style-name="ce33"/>
          <table:table-cell table:style-name="ce42" office:value-type="float" office:value="0.489814567164179" calcext:value-type="float">
            <text:p>0.489814567164179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Average - 2</text:p>
          </table:table-cell>
          <table:table-cell table:style-name="ce20" office:value-type="float" office:value="0.0000776666666666667" calcext:value-type="float">
            <text:p>7.76666666666667E-05</text:p>
          </table:table-cell>
          <table:table-cell table:style-name="ce23" office:value-type="float" office:value="0.000251666666666667" calcext:value-type="float">
            <text:p>0.000251666666667</text:p>
          </table:table-cell>
          <table:table-cell table:style-name="ce23" office:value-type="float" office:value="0.000769" calcext:value-type="float">
            <text:p>0.000769</text:p>
          </table:table-cell>
          <table:table-cell table:style-name="ce23" office:value-type="float" office:value="0.005261" calcext:value-type="float">
            <text:p>0.005261</text:p>
          </table:table-cell>
          <table:table-cell table:style-name="ce23" office:value-type="float" office:value="0.005606" calcext:value-type="float">
            <text:p>0.005606</text:p>
          </table:table-cell>
          <table:table-cell table:style-name="ce23" office:value-type="float" office:value="0.0133916666666667" calcext:value-type="float">
            <text:p>0.013391666666667</text:p>
          </table:table-cell>
          <table:table-cell table:style-name="ce23" office:value-type="float" office:value="0.015565" calcext:value-type="float">
            <text:p>0.015565</text:p>
          </table:table-cell>
          <table:table-cell table:style-name="ce23" office:value-type="float" office:value="0.0667943333333333" calcext:value-type="float">
            <text:p>0.066794333333333</text:p>
          </table:table-cell>
          <table:table-cell table:style-name="ce23" office:value-type="float" office:value="0.0337603333333333" calcext:value-type="float">
            <text:p>0.033760333333333</text:p>
          </table:table-cell>
          <table:table-cell table:style-name="ce23" office:value-type="float" office:value="0.0561293333333333" calcext:value-type="float">
            <text:p>0.056129333333333</text:p>
          </table:table-cell>
          <table:table-cell table:style-name="ce23" office:value-type="float" office:value="0.0633466666666667" calcext:value-type="float">
            <text:p>0.063346666666667</text:p>
          </table:table-cell>
          <table:table-cell table:style-name="ce23" office:value-type="float" office:value="0.188595" calcext:value-type="float">
            <text:p>0.188595</text:p>
          </table:table-cell>
          <table:table-cell table:style-name="ce23" office:value-type="float" office:value="0.110255" calcext:value-type="float">
            <text:p>0.110255</text:p>
          </table:table-cell>
          <table:table-cell table:style-name="ce23" office:value-type="float" office:value="0.179109" calcext:value-type="float">
            <text:p>0.179109</text:p>
          </table:table-cell>
          <table:table-cell table:style-name="ce23" office:value-type="float" office:value="0.174434333333333" calcext:value-type="float">
            <text:p>0.174434333333333</text:p>
          </table:table-cell>
          <table:table-cell table:style-name="ce23" office:value-type="float" office:value="0.557188666666667" calcext:value-type="float">
            <text:p>0.557188666666667</text:p>
          </table:table-cell>
          <table:table-cell table:style-name="ce23" office:value-type="float" office:value="0.268131333333333" calcext:value-type="float">
            <text:p>0.268131333333333</text:p>
          </table:table-cell>
          <table:table-cell table:style-name="ce23" office:value-type="float" office:value="0.428023666666667" calcext:value-type="float">
            <text:p>0.428023666666667</text:p>
          </table:table-cell>
          <table:table-cell table:style-name="ce23" office:value-type="float" office:value="0.398274333333333" calcext:value-type="float">
            <text:p>0.398274333333333</text:p>
          </table:table-cell>
          <table:table-cell table:style-name="ce23" office:value-type="float" office:value="0.886095333333333" calcext:value-type="float">
            <text:p>0.886095333333333</text:p>
          </table:table-cell>
          <table:table-cell table:style-name="ce23" office:value-type="float" office:value="0.563097666666667" calcext:value-type="float">
            <text:p>0.563097666666667</text:p>
          </table:table-cell>
          <table:table-cell table:style-name="ce23" office:value-type="float" office:value="0.874741666666667" calcext:value-type="float">
            <text:p>0.874741666666667</text:p>
          </table:table-cell>
          <table:table-cell table:style-name="ce23" office:value-type="float" office:value="0.964202333333333" calcext:value-type="float">
            <text:p>0.964202333333333</text:p>
          </table:table-cell>
          <table:table-cell table:style-name="ce23" office:value-type="float" office:value="1.74117133333333" calcext:value-type="float">
            <text:p>1.74117133333333</text:p>
          </table:table-cell>
          <table:table-cell table:style-name="ce23" office:value-type="float" office:value="2.12675733333333" calcext:value-type="float">
            <text:p>2.12675733333333</text:p>
          </table:table-cell>
          <table:table-cell table:style-name="ce23" office:value-type="float" office:value="2.84852633333333" calcext:value-type="float">
            <text:p>2.84852633333333</text:p>
          </table:table-cell>
          <table:table-cell table:style-name="ce23" office:value-type="float" office:value="3.52936933333333" calcext:value-type="float">
            <text:p>3.52936933333333</text:p>
          </table:table-cell>
          <table:table-cell table:style-name="ce23" office:value-type="float" office:value="4.654713" calcext:value-type="float">
            <text:p>4.654713</text:p>
          </table:table-cell>
          <table:table-cell table:style-name="ce23" office:value-type="float" office:value="5.02648433333333" calcext:value-type="float">
            <text:p>5.02648433333333</text:p>
          </table:table-cell>
          <table:table-cell table:style-name="ce23" office:value-type="float" office:value="6.27541666666667" calcext:value-type="float">
            <text:p>6.27541666666667</text:p>
          </table:table-cell>
          <table:table-cell table:style-name="ce23" office:value-type="float" office:value="7.23049666666667" calcext:value-type="float">
            <text:p>7.23049666666667</text:p>
          </table:table-cell>
          <table:table-cell table:style-name="ce23" office:value-type="float" office:value="7.92281766666667" calcext:value-type="float">
            <text:p>7.92281766666667</text:p>
          </table:table-cell>
          <table:table-cell table:style-name="ce23" office:value-type="float" office:value="9.00261966666667" calcext:value-type="float">
            <text:p>9.00261966666667</text:p>
          </table:table-cell>
          <table:table-cell table:style-name="ce23" office:value-type="float" office:value="9.94700433333333" calcext:value-type="float">
            <text:p>9.94700433333333</text:p>
          </table:table-cell>
          <table:table-cell table:style-name="ce23" office:value-type="float" office:value="10.201404" calcext:value-type="float">
            <text:p>10.201404</text:p>
          </table:table-cell>
          <table:table-cell table:style-name="ce23" office:value-type="float" office:value="12.017456" calcext:value-type="float">
            <text:p>12.017456</text:p>
          </table:table-cell>
          <table:table-cell table:style-name="ce23" office:value-type="float" office:value="12.9674683333333" calcext:value-type="float">
            <text:p>12.9674683333333</text:p>
          </table:table-cell>
          <table:table-cell table:style-name="ce23" office:value-type="float" office:value="14.2860353333333" calcext:value-type="float">
            <text:p>14.2860353333333</text:p>
          </table:table-cell>
          <table:table-cell table:style-name="ce23" office:value-type="float" office:value="15.2692756666667" calcext:value-type="float">
            <text:p>15.2692756666667</text:p>
          </table:table-cell>
          <table:table-cell table:style-name="ce23" office:value-type="float" office:value="16.542549" calcext:value-type="float">
            <text:p>16.542549</text:p>
          </table:table-cell>
          <table:table-cell table:style-name="ce23" office:value-type="float" office:value="18.0893113333333" calcext:value-type="float">
            <text:p>18.0893113333333</text:p>
          </table:table-cell>
          <table:table-cell table:style-name="ce23" office:value-type="float" office:value="19.6709733333333" calcext:value-type="float">
            <text:p>19.6709733333333</text:p>
          </table:table-cell>
          <table:table-cell table:style-name="ce23" office:value-type="float" office:value="20.5621706666667" calcext:value-type="float">
            <text:p>20.5621706666667</text:p>
          </table:table-cell>
          <table:table-cell table:style-name="ce23" office:value-type="float" office:value="22.610377" calcext:value-type="float">
            <text:p>22.610377</text:p>
          </table:table-cell>
          <table:table-cell table:style-name="ce23" office:value-type="float" office:value="2" calcext:value-type="float">
            <text:p>2</text:p>
          </table:table-cell>
          <table:table-cell table:style-name="ce33"/>
          <table:table-cell table:style-name="ce42" office:value-type="float" office:value="5.14273503731343" calcext:value-type="float">
            <text:p>5.14273503731343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Average - 3</text:p>
          </table:table-cell>
          <table:table-cell table:style-name="ce21" office:value-type="float" office:value="0.0000646666666666667" calcext:value-type="float">
            <text:p>6.46666666666667E-05</text:p>
          </table:table-cell>
          <table:table-cell table:style-name="ce24" office:value-type="float" office:value="0.000166" calcext:value-type="float">
            <text:p>0.000166</text:p>
          </table:table-cell>
          <table:table-cell table:style-name="ce24" office:value-type="float" office:value="0.000490666666666667" calcext:value-type="float">
            <text:p>0.000490666666667</text:p>
          </table:table-cell>
          <table:table-cell table:style-name="ce24" office:value-type="float" office:value="0.001138" calcext:value-type="float">
            <text:p>0.001138</text:p>
          </table:table-cell>
          <table:table-cell table:style-name="ce24" office:value-type="float" office:value="0.002187" calcext:value-type="float">
            <text:p>0.002187</text:p>
          </table:table-cell>
          <table:table-cell table:style-name="ce24" office:value-type="float" office:value="0.00377633333333333" calcext:value-type="float">
            <text:p>0.003776333333333</text:p>
          </table:table-cell>
          <table:table-cell table:style-name="ce24" office:value-type="float" office:value="0.00597566666666667" calcext:value-type="float">
            <text:p>0.005975666666667</text:p>
          </table:table-cell>
          <table:table-cell table:style-name="ce24" office:value-type="float" office:value="0.00898633333333333" calcext:value-type="float">
            <text:p>0.008986333333333</text:p>
          </table:table-cell>
          <table:table-cell table:style-name="ce24" office:value-type="float" office:value="0.0128663333333333" calcext:value-type="float">
            <text:p>0.012866333333333</text:p>
          </table:table-cell>
          <table:table-cell table:style-name="ce24" office:value-type="float" office:value="0.0176836666666667" calcext:value-type="float">
            <text:p>0.017683666666667</text:p>
          </table:table-cell>
          <table:table-cell table:style-name="ce24" office:value-type="float" office:value="0.0233633333333333" calcext:value-type="float">
            <text:p>0.023363333333333</text:p>
          </table:table-cell>
          <table:table-cell table:style-name="ce24" office:value-type="float" office:value="0.0304536666666667" calcext:value-type="float">
            <text:p>0.030453666666667</text:p>
          </table:table-cell>
          <table:table-cell table:style-name="ce24" office:value-type="float" office:value="0.0385663333333333" calcext:value-type="float">
            <text:p>0.038566333333333</text:p>
          </table:table-cell>
          <table:table-cell table:style-name="ce24" office:value-type="float" office:value="0.048164" calcext:value-type="float">
            <text:p>0.048164</text:p>
          </table:table-cell>
          <table:table-cell table:style-name="ce24" office:value-type="float" office:value="0.0596156666666667" calcext:value-type="float">
            <text:p>0.059615666666667</text:p>
          </table:table-cell>
          <table:table-cell table:style-name="ce24" office:value-type="float" office:value="0.0746036666666667" calcext:value-type="float">
            <text:p>0.074603666666667</text:p>
          </table:table-cell>
          <table:table-cell table:style-name="ce24" office:value-type="float" office:value="0.0878106666666667" calcext:value-type="float">
            <text:p>0.087810666666667</text:p>
          </table:table-cell>
          <table:table-cell table:style-name="ce24" office:value-type="float" office:value="0.105033666666667" calcext:value-type="float">
            <text:p>0.105033666666667</text:p>
          </table:table-cell>
          <table:table-cell table:style-name="ce24" office:value-type="float" office:value="0.124102333333333" calcext:value-type="float">
            <text:p>0.124102333333333</text:p>
          </table:table-cell>
          <table:table-cell table:style-name="ce24" office:value-type="float" office:value="0.143119" calcext:value-type="float">
            <text:p>0.143119</text:p>
          </table:table-cell>
          <table:table-cell table:style-name="ce24" office:value-type="float" office:value="0.164946333333333" calcext:value-type="float">
            <text:p>0.164946333333333</text:p>
          </table:table-cell>
          <table:table-cell table:style-name="ce24" office:value-type="float" office:value="0.193100666666667" calcext:value-type="float">
            <text:p>0.193100666666667</text:p>
          </table:table-cell>
          <table:table-cell table:style-name="ce24" office:value-type="float" office:value="0.221626333333333" calcext:value-type="float">
            <text:p>0.221626333333333</text:p>
          </table:table-cell>
          <table:table-cell table:style-name="ce24" office:value-type="float" office:value="0.250303" calcext:value-type="float">
            <text:p>0.250303</text:p>
          </table:table-cell>
          <table:table-cell table:style-name="ce24" office:value-type="float" office:value="0.283196666666667" calcext:value-type="float">
            <text:p>0.283196666666667</text:p>
          </table:table-cell>
          <table:table-cell table:style-name="ce24" office:value-type="float" office:value="0.316388" calcext:value-type="float">
            <text:p>0.316388</text:p>
          </table:table-cell>
          <table:table-cell table:style-name="ce24" office:value-type="float" office:value="0.359724" calcext:value-type="float">
            <text:p>0.359724</text:p>
          </table:table-cell>
          <table:table-cell table:style-name="ce24" office:value-type="float" office:value="0.399705666666667" calcext:value-type="float">
            <text:p>0.399705666666667</text:p>
          </table:table-cell>
          <table:table-cell table:style-name="ce24" office:value-type="float" office:value="0.442394" calcext:value-type="float">
            <text:p>0.442394</text:p>
          </table:table-cell>
          <table:table-cell table:style-name="ce24" office:value-type="float" office:value="0.486639333333333" calcext:value-type="float">
            <text:p>0.486639333333333</text:p>
          </table:table-cell>
          <table:table-cell table:style-name="ce24" office:value-type="float" office:value="0.544019333333333" calcext:value-type="float">
            <text:p>0.544019333333333</text:p>
          </table:table-cell>
          <table:table-cell table:style-name="ce24" office:value-type="float" office:value="0.625639" calcext:value-type="float">
            <text:p>0.625639</text:p>
          </table:table-cell>
          <table:table-cell table:style-name="ce24" office:value-type="float" office:value="0.676721333333333" calcext:value-type="float">
            <text:p>0.676721333333333</text:p>
          </table:table-cell>
          <table:table-cell table:style-name="ce24" office:value-type="float" office:value="0.741839" calcext:value-type="float">
            <text:p>0.741839</text:p>
          </table:table-cell>
          <table:table-cell table:style-name="ce24" office:value-type="float" office:value="0.802243666666667" calcext:value-type="float">
            <text:p>0.802243666666667</text:p>
          </table:table-cell>
          <table:table-cell table:style-name="ce24" office:value-type="float" office:value="0.867838333333333" calcext:value-type="float">
            <text:p>0.867838333333333</text:p>
          </table:table-cell>
          <table:table-cell table:style-name="ce24" office:value-type="float" office:value="0.935552" calcext:value-type="float">
            <text:p>0.935552</text:p>
          </table:table-cell>
          <table:table-cell table:style-name="ce24" office:value-type="float" office:value="1.00863433333333" calcext:value-type="float">
            <text:p>1.00863433333333</text:p>
          </table:table-cell>
          <table:table-cell table:style-name="ce24" office:value-type="float" office:value="1.10163166666667" calcext:value-type="float">
            <text:p>1.10163166666667</text:p>
          </table:table-cell>
          <table:table-cell table:style-name="ce24" office:value-type="float" office:value="1.18202533333333" calcext:value-type="float">
            <text:p>1.18202533333333</text:p>
          </table:table-cell>
          <table:table-cell table:style-name="ce24" office:value-type="float" office:value="1.28204033333333" calcext:value-type="float">
            <text:p>1.28204033333333</text:p>
          </table:table-cell>
          <table:table-cell table:style-name="ce24" office:value-type="float" office:value="1.376339" calcext:value-type="float">
            <text:p>1.376339</text:p>
          </table:table-cell>
          <table:table-cell table:style-name="ce24" office:value-type="float" office:value="1.48803166666667" calcext:value-type="float">
            <text:p>1.48803166666667</text:p>
          </table:table-cell>
          <table:table-cell table:style-name="ce24" office:value-type="float" office:value="1.583415" calcext:value-type="float">
            <text:p>1.583415</text:p>
          </table:table-cell>
          <table:table-cell table:style-name="ce24" office:value-type="float" office:value="3" calcext:value-type="float">
            <text:p>3</text:p>
          </table:table-cell>
          <table:table-cell table:style-name="ce34"/>
          <table:table-cell table:style-name="ce43" office:value-type="float" office:value="0.450496141791045" calcext:value-type="float">
            <text:p>0.450496141791045</text:p>
          </table:table-cell>
        </table:table-row>
        <table:table-row table:style-name="ro1">
          <table:table-cell table:style-name="ce5" office:value-type="string" calcext:value-type="string">
            <text:p>2-1-0</text:p>
          </table:table-cell>
          <table:table-cell table:style-name="ce12" office:value-type="string" calcext:value-type="string">
            <text:p>Average - 0</text:p>
          </table:table-cell>
          <table:table-cell table:style-name="ce22" office:value-type="float" office:value="0.000056" calcext:value-type="float">
            <text:p>5.6E-05</text:p>
          </table:table-cell>
          <table:table-cell table:style-name="ce22" office:value-type="float" office:value="0.000221333333333333" calcext:value-type="float">
            <text:p>0.000221333333333</text:p>
          </table:table-cell>
          <table:table-cell table:style-name="ce22" office:value-type="float" office:value="0.000506333333333333" calcext:value-type="float">
            <text:p>0.000506333333333</text:p>
          </table:table-cell>
          <table:table-cell table:style-name="ce22" office:value-type="float" office:value="0.001362" calcext:value-type="float">
            <text:p>0.001362</text:p>
          </table:table-cell>
          <table:table-cell table:style-name="ce22" office:value-type="float" office:value="0.00260433333333333" calcext:value-type="float">
            <text:p>0.002604333333333</text:p>
          </table:table-cell>
          <table:table-cell table:style-name="ce22" office:value-type="float" office:value="0.00522166666666667" calcext:value-type="float">
            <text:p>0.005221666666667</text:p>
          </table:table-cell>
          <table:table-cell table:style-name="ce22" office:value-type="float" office:value="0.00868" calcext:value-type="float">
            <text:p>0.00868</text:p>
          </table:table-cell>
          <table:table-cell table:style-name="ce22" office:value-type="float" office:value="0.0211596666666667" calcext:value-type="float">
            <text:p>0.021159666666667</text:p>
          </table:table-cell>
          <table:table-cell table:style-name="ce22" office:value-type="float" office:value="0.018522" calcext:value-type="float">
            <text:p>0.018522</text:p>
          </table:table-cell>
          <table:table-cell table:style-name="ce22" office:value-type="float" office:value="0.0271966666666667" calcext:value-type="float">
            <text:p>0.027196666666667</text:p>
          </table:table-cell>
          <table:table-cell table:style-name="ce22" office:value-type="float" office:value="0.034152" calcext:value-type="float">
            <text:p>0.034152</text:p>
          </table:table-cell>
          <table:table-cell table:style-name="ce22" office:value-type="float" office:value="0.061177" calcext:value-type="float">
            <text:p>0.061177</text:p>
          </table:table-cell>
          <table:table-cell table:style-name="ce22" office:value-type="float" office:value="0.05707" calcext:value-type="float">
            <text:p>0.05707</text:p>
          </table:table-cell>
          <table:table-cell table:style-name="ce22" office:value-type="float" office:value="0.0805823333333333" calcext:value-type="float">
            <text:p>0.080582333333333</text:p>
          </table:table-cell>
          <table:table-cell table:style-name="ce22" office:value-type="float" office:value="0.0889386666666667" calcext:value-type="float">
            <text:p>0.088938666666667</text:p>
          </table:table-cell>
          <table:table-cell table:style-name="ce22" office:value-type="float" office:value="0.181298333333333" calcext:value-type="float">
            <text:p>0.181298333333333</text:p>
          </table:table-cell>
          <table:table-cell table:style-name="ce22" office:value-type="float" office:value="0.131803" calcext:value-type="float">
            <text:p>0.131803</text:p>
          </table:table-cell>
          <table:table-cell table:style-name="ce22" office:value-type="float" office:value="0.185354" calcext:value-type="float">
            <text:p>0.185354</text:p>
          </table:table-cell>
          <table:table-cell table:style-name="ce22" office:value-type="float" office:value="0.190816333333333" calcext:value-type="float">
            <text:p>0.190816333333333</text:p>
          </table:table-cell>
          <table:table-cell table:style-name="ce22" office:value-type="float" office:value="0.303444333333333" calcext:value-type="float">
            <text:p>0.303444333333333</text:p>
          </table:table-cell>
          <table:table-cell table:style-name="ce22" office:value-type="float" office:value="0.258418666666667" calcext:value-type="float">
            <text:p>0.258418666666667</text:p>
          </table:table-cell>
          <table:table-cell table:style-name="ce22" office:value-type="float" office:value="0.369713666666667" calcext:value-type="float">
            <text:p>0.369713666666667</text:p>
          </table:table-cell>
          <table:table-cell table:style-name="ce22" office:value-type="float" office:value="0.348962" calcext:value-type="float">
            <text:p>0.348962</text:p>
          </table:table-cell>
          <table:table-cell table:style-name="ce22" office:value-type="float" office:value="0.562327666666667" calcext:value-type="float">
            <text:p>0.562327666666667</text:p>
          </table:table-cell>
          <table:table-cell table:style-name="ce22" office:value-type="float" office:value="0.495276" calcext:value-type="float">
            <text:p>0.495276</text:p>
          </table:table-cell>
          <table:table-cell table:style-name="ce22" office:value-type="float" office:value="0.688825333333333" calcext:value-type="float">
            <text:p>0.688825333333333</text:p>
          </table:table-cell>
          <table:table-cell table:style-name="ce22" office:value-type="float" office:value="0.655681" calcext:value-type="float">
            <text:p>0.655681</text:p>
          </table:table-cell>
          <table:table-cell table:style-name="ce22" office:value-type="float" office:value="0.976153333333333" calcext:value-type="float">
            <text:p>0.976153333333333</text:p>
          </table:table-cell>
          <table:table-cell table:style-name="ce22" office:value-type="float" office:value="0.862661" calcext:value-type="float">
            <text:p>0.862661</text:p>
          </table:table-cell>
          <table:table-cell table:style-name="ce22" office:value-type="float" office:value="1.1851" calcext:value-type="float">
            <text:p>1.1851</text:p>
          </table:table-cell>
          <table:table-cell table:style-name="ce22" office:value-type="float" office:value="1.14507433333333" calcext:value-type="float">
            <text:p>1.14507433333333</text:p>
          </table:table-cell>
          <table:table-cell table:style-name="ce22" office:value-type="float" office:value="3.81398633333333" calcext:value-type="float">
            <text:p>3.81398633333333</text:p>
          </table:table-cell>
          <table:table-cell table:style-name="ce22" office:value-type="float" office:value="1.45841433333333" calcext:value-type="float">
            <text:p>1.45841433333333</text:p>
          </table:table-cell>
          <table:table-cell table:style-name="ce22" office:value-type="float" office:value="1.95558633333333" calcext:value-type="float">
            <text:p>1.95558633333333</text:p>
          </table:table-cell>
          <table:table-cell table:style-name="ce22" office:value-type="float" office:value="2.44462433333333" calcext:value-type="float">
            <text:p>2.44462433333333</text:p>
          </table:table-cell>
          <table:table-cell table:style-name="ce22" office:value-type="float" office:value="2.52195333333333" calcext:value-type="float">
            <text:p>2.52195333333333</text:p>
          </table:table-cell>
          <table:table-cell table:style-name="ce22" office:value-type="float" office:value="2.47432233333333" calcext:value-type="float">
            <text:p>2.47432233333333</text:p>
          </table:table-cell>
          <table:table-cell table:style-name="ce22" office:value-type="float" office:value="2.98243966666667" calcext:value-type="float">
            <text:p>2.98243966666667</text:p>
          </table:table-cell>
          <table:table-cell table:style-name="ce22" office:value-type="float" office:value="3.145031" calcext:value-type="float">
            <text:p>3.145031</text:p>
          </table:table-cell>
          <table:table-cell table:style-name="ce22" office:value-type="float" office:value="3.81418533333333" calcext:value-type="float">
            <text:p>3.81418533333333</text:p>
          </table:table-cell>
          <table:table-cell table:style-name="ce22" office:value-type="float" office:value="3.514314" calcext:value-type="float">
            <text:p>3.514314</text:p>
          </table:table-cell>
          <table:table-cell table:style-name="ce22" office:value-type="float" office:value="4.165705" calcext:value-type="float">
            <text:p>4.165705</text:p>
          </table:table-cell>
          <table:table-cell table:style-name="ce22" office:value-type="float" office:value="7.955989" calcext:value-type="float">
            <text:p>7.955989</text:p>
          </table:table-cell>
          <table:table-cell table:style-name="ce22" office:value-type="float" office:value="5.11013766666667" calcext:value-type="float">
            <text:p>5.11013766666667</text:p>
          </table:table-cell>
          <table:table-cell table:style-name="ce22" office:value-type="float" office:value="0" calcext:value-type="float">
            <text:p>0</text:p>
          </table:table-cell>
          <table:table-cell table:style-name="ce35"/>
          <table:table-cell table:style-name="ce41" office:value-type="float" office:value="1.20677883703704" calcext:value-type="float">
            <text:p>1.20677883703704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Average - 1</text:p>
          </table:table-cell>
          <table:table-cell table:style-name="ce23" office:value-type="float" office:value="0.0000513333333333333" calcext:value-type="float">
            <text:p>5.13333333333333E-05</text:p>
          </table:table-cell>
          <table:table-cell table:style-name="ce23" office:value-type="float" office:value="0.000171" calcext:value-type="float">
            <text:p>0.000171</text:p>
          </table:table-cell>
          <table:table-cell table:style-name="ce23" office:value-type="float" office:value="0.000468666666666667" calcext:value-type="float">
            <text:p>0.000468666666667</text:p>
          </table:table-cell>
          <table:table-cell table:style-name="ce23" office:value-type="float" office:value="0.00106666666666667" calcext:value-type="float">
            <text:p>0.001066666666667</text:p>
          </table:table-cell>
          <table:table-cell table:style-name="ce23" office:value-type="float" office:value="0.00207933333333333" calcext:value-type="float">
            <text:p>0.002079333333333</text:p>
          </table:table-cell>
          <table:table-cell table:style-name="ce23" office:value-type="float" office:value="0.00368433333333333" calcext:value-type="float">
            <text:p>0.003684333333333</text:p>
          </table:table-cell>
          <table:table-cell table:style-name="ce23" office:value-type="float" office:value="0.00579233333333333" calcext:value-type="float">
            <text:p>0.005792333333333</text:p>
          </table:table-cell>
          <table:table-cell table:style-name="ce23" office:value-type="float" office:value="0.008571" calcext:value-type="float">
            <text:p>0.008571</text:p>
          </table:table-cell>
          <table:table-cell table:style-name="ce23" office:value-type="float" office:value="0.0121093333333333" calcext:value-type="float">
            <text:p>0.012109333333333</text:p>
          </table:table-cell>
          <table:table-cell table:style-name="ce23" office:value-type="float" office:value="0.0164443333333333" calcext:value-type="float">
            <text:p>0.016444333333333</text:p>
          </table:table-cell>
          <table:table-cell table:style-name="ce23" office:value-type="float" office:value="0.021684" calcext:value-type="float">
            <text:p>0.021684</text:p>
          </table:table-cell>
          <table:table-cell table:style-name="ce23" office:value-type="float" office:value="0.0285003333333333" calcext:value-type="float">
            <text:p>0.028500333333333</text:p>
          </table:table-cell>
          <table:table-cell table:style-name="ce23" office:value-type="float" office:value="0.0358266666666667" calcext:value-type="float">
            <text:p>0.035826666666667</text:p>
          </table:table-cell>
          <table:table-cell table:style-name="ce23" office:value-type="float" office:value="0.0450446666666667" calcext:value-type="float">
            <text:p>0.045044666666667</text:p>
          </table:table-cell>
          <table:table-cell table:style-name="ce23" office:value-type="float" office:value="0.054966" calcext:value-type="float">
            <text:p>0.054966</text:p>
          </table:table-cell>
          <table:table-cell table:style-name="ce23" office:value-type="float" office:value="0.0718706666666667" calcext:value-type="float">
            <text:p>0.071870666666667</text:p>
          </table:table-cell>
          <table:table-cell table:style-name="ce23" office:value-type="float" office:value="0.0798276666666667" calcext:value-type="float">
            <text:p>0.079827666666667</text:p>
          </table:table-cell>
          <table:table-cell table:style-name="ce23" office:value-type="float" office:value="0.0956816666666667" calcext:value-type="float">
            <text:p>0.095681666666667</text:p>
          </table:table-cell>
          <table:table-cell table:style-name="ce23" office:value-type="float" office:value="0.112465666666667" calcext:value-type="float">
            <text:p>0.112465666666667</text:p>
          </table:table-cell>
          <table:table-cell table:style-name="ce23" office:value-type="float" office:value="0.136459" calcext:value-type="float">
            <text:p>0.136459</text:p>
          </table:table-cell>
          <table:table-cell table:style-name="ce23" office:value-type="float" office:value="0.153262666666667" calcext:value-type="float">
            <text:p>0.153262666666667</text:p>
          </table:table-cell>
          <table:table-cell table:style-name="ce23" office:value-type="float" office:value="0.178779333333333" calcext:value-type="float">
            <text:p>0.178779333333333</text:p>
          </table:table-cell>
          <table:table-cell table:style-name="ce23" office:value-type="float" office:value="0.200678666666667" calcext:value-type="float">
            <text:p>0.200678666666667</text:p>
          </table:table-cell>
          <table:table-cell table:style-name="ce23" office:value-type="float" office:value="0.244093666666667" calcext:value-type="float">
            <text:p>0.244093666666667</text:p>
          </table:table-cell>
          <table:table-cell table:style-name="ce23" office:value-type="float" office:value="0.275373666666667" calcext:value-type="float">
            <text:p>0.275373666666667</text:p>
          </table:table-cell>
          <table:table-cell table:style-name="ce23" office:value-type="float" office:value="0.304675333333333" calcext:value-type="float">
            <text:p>0.304675333333333</text:p>
          </table:table-cell>
          <table:table-cell table:style-name="ce23" office:value-type="float" office:value="0.340169" calcext:value-type="float">
            <text:p>0.340169</text:p>
          </table:table-cell>
          <table:table-cell table:style-name="ce23" office:value-type="float" office:value="0.406732333333333" calcext:value-type="float">
            <text:p>0.406732333333333</text:p>
          </table:table-cell>
          <table:table-cell table:style-name="ce23" office:value-type="float" office:value="0.442822" calcext:value-type="float">
            <text:p>0.442822</text:p>
          </table:table-cell>
          <table:table-cell table:style-name="ce23" office:value-type="float" office:value="0.519727" calcext:value-type="float">
            <text:p>0.519727</text:p>
          </table:table-cell>
          <table:table-cell table:style-name="ce23" office:value-type="float" office:value="0.582316" calcext:value-type="float">
            <text:p>0.582316</text:p>
          </table:table-cell>
          <table:table-cell table:style-name="ce23" office:value-type="float" office:value="0.667657666666667" calcext:value-type="float">
            <text:p>0.667657666666667</text:p>
          </table:table-cell>
          <table:table-cell table:style-name="ce23" office:value-type="float" office:value="0.743847333333333" calcext:value-type="float">
            <text:p>0.743847333333333</text:p>
          </table:table-cell>
          <table:table-cell table:style-name="ce23" office:value-type="float" office:value="0.817882" calcext:value-type="float">
            <text:p>0.817882</text:p>
          </table:table-cell>
          <table:table-cell table:style-name="ce23" office:value-type="float" office:value="0.923377333333333" calcext:value-type="float">
            <text:p>0.923377333333333</text:p>
          </table:table-cell>
          <table:table-cell table:style-name="ce23" office:value-type="float" office:value="1.053847" calcext:value-type="float">
            <text:p>1.053847</text:p>
          </table:table-cell>
          <table:table-cell table:style-name="ce23" office:value-type="float" office:value="1.099344" calcext:value-type="float">
            <text:p>1.099344</text:p>
          </table:table-cell>
          <table:table-cell table:style-name="ce23" office:value-type="float" office:value="1.230041" calcext:value-type="float">
            <text:p>1.230041</text:p>
          </table:table-cell>
          <table:table-cell table:style-name="ce23" office:value-type="float" office:value="1.34651433333333" calcext:value-type="float">
            <text:p>1.34651433333333</text:p>
          </table:table-cell>
          <table:table-cell table:style-name="ce23" office:value-type="float" office:value="1.43795533333333" calcext:value-type="float">
            <text:p>1.43795533333333</text:p>
          </table:table-cell>
          <table:table-cell table:style-name="ce23" office:value-type="float" office:value="1.53853666666667" calcext:value-type="float">
            <text:p>1.53853666666667</text:p>
          </table:table-cell>
          <table:table-cell table:style-name="ce23" office:value-type="float" office:value="1.69411733333333" calcext:value-type="float">
            <text:p>1.69411733333333</text:p>
          </table:table-cell>
          <table:table-cell table:style-name="ce23" office:value-type="float" office:value="1.84374033333333" calcext:value-type="float">
            <text:p>1.84374033333333</text:p>
          </table:table-cell>
          <table:table-cell table:style-name="ce23" office:value-type="float" office:value="1.96169833333333" calcext:value-type="float">
            <text:p>1.96169833333333</text:p>
          </table:table-cell>
          <table:table-cell table:style-name="ce23" office:value-type="float" office:value="1" calcext:value-type="float">
            <text:p>1</text:p>
          </table:table-cell>
          <table:table-cell table:style-name="Pivot_20_Table_20_Value"/>
          <table:table-cell table:style-name="ce42" office:value-type="float" office:value="0.483110066666667" calcext:value-type="float">
            <text:p>0.483110066666667</text:p>
          </table:table-cell>
        </table:table-row>
        <table:table-row table:style-name="ro1">
          <table:table-cell table:style-name="ce6"/>
          <table:table-cell table:style-name="ce13" office:value-type="string" calcext:value-type="string">
            <text:p>Average - 2</text:p>
          </table:table-cell>
          <table:table-cell table:style-name="ce23" office:value-type="float" office:value="0.000055" calcext:value-type="float">
            <text:p>5.5E-05</text:p>
          </table:table-cell>
          <table:table-cell table:style-name="ce23" office:value-type="float" office:value="0.000227333333333333" calcext:value-type="float">
            <text:p>0.000227333333333</text:p>
          </table:table-cell>
          <table:table-cell table:style-name="ce23" office:value-type="float" office:value="0.000784666666666667" calcext:value-type="float">
            <text:p>0.000784666666667</text:p>
          </table:table-cell>
          <table:table-cell table:style-name="ce23" office:value-type="float" office:value="0.00538633333333333" calcext:value-type="float">
            <text:p>0.005386333333333</text:p>
          </table:table-cell>
          <table:table-cell table:style-name="ce23" office:value-type="float" office:value="0.00561" calcext:value-type="float">
            <text:p>0.00561</text:p>
          </table:table-cell>
          <table:table-cell table:style-name="ce23" office:value-type="float" office:value="0.0143433333333333" calcext:value-type="float">
            <text:p>0.014343333333333</text:p>
          </table:table-cell>
          <table:table-cell table:style-name="ce23" office:value-type="float" office:value="0.0156543333333333" calcext:value-type="float">
            <text:p>0.015654333333333</text:p>
          </table:table-cell>
          <table:table-cell table:style-name="ce23" office:value-type="float" office:value="0.0665846666666667" calcext:value-type="float">
            <text:p>0.066584666666667</text:p>
          </table:table-cell>
          <table:table-cell table:style-name="ce23" office:value-type="float" office:value="0.0334496666666667" calcext:value-type="float">
            <text:p>0.033449666666667</text:p>
          </table:table-cell>
          <table:table-cell table:style-name="ce23" office:value-type="float" office:value="0.059991" calcext:value-type="float">
            <text:p>0.059991</text:p>
          </table:table-cell>
          <table:table-cell table:style-name="ce23" office:value-type="float" office:value="0.0627933333333333" calcext:value-type="float">
            <text:p>0.062793333333333</text:p>
          </table:table-cell>
          <table:table-cell table:style-name="ce23" office:value-type="float" office:value="0.189161666666667" calcext:value-type="float">
            <text:p>0.189161666666667</text:p>
          </table:table-cell>
          <table:table-cell table:style-name="ce23" office:value-type="float" office:value="0.111743666666667" calcext:value-type="float">
            <text:p>0.111743666666667</text:p>
          </table:table-cell>
          <table:table-cell table:style-name="ce23" office:value-type="float" office:value="0.179032333333333" calcext:value-type="float">
            <text:p>0.179032333333333</text:p>
          </table:table-cell>
          <table:table-cell table:style-name="ce23" office:value-type="float" office:value="0.173877" calcext:value-type="float">
            <text:p>0.173877</text:p>
          </table:table-cell>
          <table:table-cell table:style-name="ce23" office:value-type="float" office:value="0.548476" calcext:value-type="float">
            <text:p>0.548476</text:p>
          </table:table-cell>
          <table:table-cell table:style-name="ce23" office:value-type="float" office:value="0.271861666666667" calcext:value-type="float">
            <text:p>0.271861666666667</text:p>
          </table:table-cell>
          <table:table-cell table:style-name="ce23" office:value-type="float" office:value="0.422189666666667" calcext:value-type="float">
            <text:p>0.422189666666667</text:p>
          </table:table-cell>
          <table:table-cell table:style-name="ce23" office:value-type="float" office:value="0.396925666666667" calcext:value-type="float">
            <text:p>0.396925666666667</text:p>
          </table:table-cell>
          <table:table-cell table:style-name="ce23" office:value-type="float" office:value="0.882511" calcext:value-type="float">
            <text:p>0.882511</text:p>
          </table:table-cell>
          <table:table-cell table:style-name="ce23" office:value-type="float" office:value="0.553460666666667" calcext:value-type="float">
            <text:p>0.553460666666667</text:p>
          </table:table-cell>
          <table:table-cell table:style-name="ce23" office:value-type="float" office:value="0.864359" calcext:value-type="float">
            <text:p>0.864359</text:p>
          </table:table-cell>
          <table:table-cell table:style-name="ce23" office:value-type="float" office:value="0.964437666666667" calcext:value-type="float">
            <text:p>0.964437666666667</text:p>
          </table:table-cell>
          <table:table-cell table:style-name="ce23" office:value-type="float" office:value="1.73250966666667" calcext:value-type="float">
            <text:p>1.73250966666667</text:p>
          </table:table-cell>
          <table:table-cell table:style-name="ce23" office:value-type="float" office:value="2.124957" calcext:value-type="float">
            <text:p>2.124957</text:p>
          </table:table-cell>
          <table:table-cell table:style-name="ce23" office:value-type="float" office:value="2.89211333333333" calcext:value-type="float">
            <text:p>2.89211333333333</text:p>
          </table:table-cell>
          <table:table-cell table:style-name="ce23" office:value-type="float" office:value="3.529844" calcext:value-type="float">
            <text:p>3.529844</text:p>
          </table:table-cell>
          <table:table-cell table:style-name="ce23" office:value-type="float" office:value="4.68407866666667" calcext:value-type="float">
            <text:p>4.68407866666667</text:p>
          </table:table-cell>
          <table:table-cell table:style-name="ce23" office:value-type="float" office:value="5.111873" calcext:value-type="float">
            <text:p>5.111873</text:p>
          </table:table-cell>
          <table:table-cell table:style-name="ce23" office:value-type="float" office:value="6.248426" calcext:value-type="float">
            <text:p>6.248426</text:p>
          </table:table-cell>
          <table:table-cell table:style-name="ce23" office:value-type="float" office:value="7.21638266666667" calcext:value-type="float">
            <text:p>7.21638266666667</text:p>
          </table:table-cell>
          <table:table-cell table:style-name="ce23" office:value-type="float" office:value="8.38375866666667" calcext:value-type="float">
            <text:p>8.38375866666667</text:p>
          </table:table-cell>
          <table:table-cell table:style-name="ce23" office:value-type="float" office:value="8.984103" calcext:value-type="float">
            <text:p>8.984103</text:p>
          </table:table-cell>
          <table:table-cell table:style-name="ce23" office:value-type="float" office:value="9.93403366666667" calcext:value-type="float">
            <text:p>9.93403366666667</text:p>
          </table:table-cell>
          <table:table-cell table:style-name="ce23" office:value-type="float" office:value="10.186505" calcext:value-type="float">
            <text:p>10.186505</text:p>
          </table:table-cell>
          <table:table-cell table:style-name="ce23" office:value-type="float" office:value="12.0124033333333" calcext:value-type="float">
            <text:p>12.0124033333333</text:p>
          </table:table-cell>
          <table:table-cell table:style-name="ce23" office:value-type="float" office:value="12.9858523333333" calcext:value-type="float">
            <text:p>12.9858523333333</text:p>
          </table:table-cell>
          <table:table-cell table:style-name="ce23" office:value-type="float" office:value="14.3097376666667" calcext:value-type="float">
            <text:p>14.3097376666667</text:p>
          </table:table-cell>
          <table:table-cell table:style-name="ce23" office:value-type="float" office:value="15.274947" calcext:value-type="float">
            <text:p>15.274947</text:p>
          </table:table-cell>
          <table:table-cell table:style-name="ce23" office:value-type="float" office:value="16.525042" calcext:value-type="float">
            <text:p>16.525042</text:p>
          </table:table-cell>
          <table:table-cell table:style-name="ce23" office:value-type="float" office:value="18.1628816666667" calcext:value-type="float">
            <text:p>18.1628816666667</text:p>
          </table:table-cell>
          <table:table-cell table:style-name="ce23" office:value-type="float" office:value="19.7077933333333" calcext:value-type="float">
            <text:p>19.7077933333333</text:p>
          </table:table-cell>
          <table:table-cell table:style-name="ce23" office:value-type="float" office:value="20.6095323333333" calcext:value-type="float">
            <text:p>20.6095323333333</text:p>
          </table:table-cell>
          <table:table-cell table:style-name="ce23" office:value-type="float" office:value="22.5809633333333" calcext:value-type="float">
            <text:p>22.5809633333333</text:p>
          </table:table-cell>
          <table:table-cell table:style-name="ce23" office:value-type="float" office:value="2" calcext:value-type="float">
            <text:p>2</text:p>
          </table:table-cell>
          <table:table-cell table:style-name="Pivot_20_Table_20_Value"/>
          <table:table-cell table:style-name="ce42" office:value-type="float" office:value="5.1337922962963" calcext:value-type="float">
            <text:p>5.1337922962963</text:p>
          </table:table-cell>
        </table:table-row>
        <table:table-row table:style-name="ro1">
          <table:table-cell table:style-name="ce7"/>
          <table:table-cell table:style-name="ce14" office:value-type="string" calcext:value-type="string">
            <text:p>Average - 3</text:p>
          </table:table-cell>
          <table:table-cell table:style-name="ce24" office:value-type="float" office:value="0.000053" calcext:value-type="float">
            <text:p>5.3E-05</text:p>
          </table:table-cell>
          <table:table-cell table:style-name="ce24" office:value-type="float" office:value="0.000159333333333333" calcext:value-type="float">
            <text:p>0.000159333333333</text:p>
          </table:table-cell>
          <table:table-cell table:style-name="ce24" office:value-type="float" office:value="0.000488333333333333" calcext:value-type="float">
            <text:p>0.000488333333333</text:p>
          </table:table-cell>
          <table:table-cell table:style-name="ce24" office:value-type="float" office:value="0.001118" calcext:value-type="float">
            <text:p>0.001118</text:p>
          </table:table-cell>
          <table:table-cell table:style-name="ce24" office:value-type="float" office:value="0.00217866666666667" calcext:value-type="float">
            <text:p>0.002178666666667</text:p>
          </table:table-cell>
          <table:table-cell table:style-name="ce24" office:value-type="float" office:value="0.003734" calcext:value-type="float">
            <text:p>0.003734</text:p>
          </table:table-cell>
          <table:table-cell table:style-name="ce24" office:value-type="float" office:value="0.00592166666666667" calcext:value-type="float">
            <text:p>0.005921666666667</text:p>
          </table:table-cell>
          <table:table-cell table:style-name="ce24" office:value-type="float" office:value="0.00889066666666667" calcext:value-type="float">
            <text:p>0.008890666666667</text:p>
          </table:table-cell>
          <table:table-cell table:style-name="ce24" office:value-type="float" office:value="0.0125583333333333" calcext:value-type="float">
            <text:p>0.012558333333333</text:p>
          </table:table-cell>
          <table:table-cell table:style-name="ce24" office:value-type="float" office:value="0.0172896666666667" calcext:value-type="float">
            <text:p>0.017289666666667</text:p>
          </table:table-cell>
          <table:table-cell table:style-name="ce24" office:value-type="float" office:value="0.022949" calcext:value-type="float">
            <text:p>0.022949</text:p>
          </table:table-cell>
          <table:table-cell table:style-name="ce24" office:value-type="float" office:value="0.0300233333333333" calcext:value-type="float">
            <text:p>0.030023333333333</text:p>
          </table:table-cell>
          <table:table-cell table:style-name="ce24" office:value-type="float" office:value="0.038036" calcext:value-type="float">
            <text:p>0.038036</text:p>
          </table:table-cell>
          <table:table-cell table:style-name="ce24" office:value-type="float" office:value="0.047653" calcext:value-type="float">
            <text:p>0.047653</text:p>
          </table:table-cell>
          <table:table-cell table:style-name="ce24" office:value-type="float" office:value="0.0586343333333333" calcext:value-type="float">
            <text:p>0.058634333333333</text:p>
          </table:table-cell>
          <table:table-cell table:style-name="ce24" office:value-type="float" office:value="0.0721226666666667" calcext:value-type="float">
            <text:p>0.072122666666667</text:p>
          </table:table-cell>
          <table:table-cell table:style-name="ce24" office:value-type="float" office:value="0.0855546666666667" calcext:value-type="float">
            <text:p>0.085554666666667</text:p>
          </table:table-cell>
          <table:table-cell table:style-name="ce24" office:value-type="float" office:value="0.101782666666667" calcext:value-type="float">
            <text:p>0.101782666666667</text:p>
          </table:table-cell>
          <table:table-cell table:style-name="ce24" office:value-type="float" office:value="0.119195666666667" calcext:value-type="float">
            <text:p>0.119195666666667</text:p>
          </table:table-cell>
          <table:table-cell table:style-name="ce24" office:value-type="float" office:value="0.139647" calcext:value-type="float">
            <text:p>0.139647</text:p>
          </table:table-cell>
          <table:table-cell table:style-name="ce24" office:value-type="float" office:value="0.160443666666667" calcext:value-type="float">
            <text:p>0.160443666666667</text:p>
          </table:table-cell>
          <table:table-cell table:style-name="ce24" office:value-type="float" office:value="0.18533" calcext:value-type="float">
            <text:p>0.18533</text:p>
          </table:table-cell>
          <table:table-cell table:style-name="ce24" office:value-type="float" office:value="0.215596333333333" calcext:value-type="float">
            <text:p>0.215596333333333</text:p>
          </table:table-cell>
          <table:table-cell table:style-name="ce24" office:value-type="float" office:value="0.246538666666667" calcext:value-type="float">
            <text:p>0.246538666666667</text:p>
          </table:table-cell>
          <table:table-cell table:style-name="ce24" office:value-type="float" office:value="0.278623" calcext:value-type="float">
            <text:p>0.278623</text:p>
          </table:table-cell>
          <table:table-cell table:style-name="ce24" office:value-type="float" office:value="0.308697" calcext:value-type="float">
            <text:p>0.308697</text:p>
          </table:table-cell>
          <table:table-cell table:style-name="ce24" office:value-type="float" office:value="0.350251333333333" calcext:value-type="float">
            <text:p>0.350251333333333</text:p>
          </table:table-cell>
          <table:table-cell table:style-name="ce24" office:value-type="float" office:value="0.389981333333333" calcext:value-type="float">
            <text:p>0.389981333333333</text:p>
          </table:table-cell>
          <table:table-cell table:style-name="ce24" office:value-type="float" office:value="0.443436666666667" calcext:value-type="float">
            <text:p>0.443436666666667</text:p>
          </table:table-cell>
          <table:table-cell table:style-name="ce24" office:value-type="float" office:value="0.485609333333333" calcext:value-type="float">
            <text:p>0.485609333333333</text:p>
          </table:table-cell>
          <table:table-cell table:style-name="ce24" office:value-type="float" office:value="0.538473" calcext:value-type="float">
            <text:p>0.538473</text:p>
          </table:table-cell>
          <table:table-cell table:style-name="ce24" office:value-type="float" office:value="0.659976666666667" calcext:value-type="float">
            <text:p>0.659976666666667</text:p>
          </table:table-cell>
          <table:table-cell table:style-name="ce24" office:value-type="float" office:value="0.661087" calcext:value-type="float">
            <text:p>0.661087</text:p>
          </table:table-cell>
          <table:table-cell table:style-name="ce24" office:value-type="float" office:value="0.717728" calcext:value-type="float">
            <text:p>0.717728</text:p>
          </table:table-cell>
          <table:table-cell table:style-name="ce24" office:value-type="float" office:value="0.788073333333333" calcext:value-type="float">
            <text:p>0.788073333333333</text:p>
          </table:table-cell>
          <table:table-cell table:style-name="ce24" office:value-type="float" office:value="0.850749" calcext:value-type="float">
            <text:p>0.850749</text:p>
          </table:table-cell>
          <table:table-cell table:style-name="ce24" office:value-type="float" office:value="0.931385333333333" calcext:value-type="float">
            <text:p>0.931385333333333</text:p>
          </table:table-cell>
          <table:table-cell table:style-name="ce24" office:value-type="float" office:value="1.00288333333333" calcext:value-type="float">
            <text:p>1.00288333333333</text:p>
          </table:table-cell>
          <table:table-cell table:style-name="ce24" office:value-type="float" office:value="1.10276433333333" calcext:value-type="float">
            <text:p>1.10276433333333</text:p>
          </table:table-cell>
          <table:table-cell table:style-name="ce24" office:value-type="float" office:value="1.16585166666667" calcext:value-type="float">
            <text:p>1.16585166666667</text:p>
          </table:table-cell>
          <table:table-cell table:style-name="ce24" office:value-type="float" office:value="1.273911" calcext:value-type="float">
            <text:p>1.273911</text:p>
          </table:table-cell>
          <table:table-cell table:style-name="ce24" office:value-type="float" office:value="1.348565" calcext:value-type="float">
            <text:p>1.348565</text:p>
          </table:table-cell>
          <table:table-cell table:style-name="ce24" office:value-type="float" office:value="1.46067066666667" calcext:value-type="float">
            <text:p>1.46067066666667</text:p>
          </table:table-cell>
          <table:table-cell table:style-name="ce24" office:value-type="float" office:value="1.569976" calcext:value-type="float">
            <text:p>1.569976</text:p>
          </table:table-cell>
          <table:table-cell table:style-name="ce24" office:value-type="float" office:value="3" calcext:value-type="float">
            <text:p>3</text:p>
          </table:table-cell>
          <table:table-cell table:style-name="ce36"/>
          <table:table-cell table:style-name="ce43" office:value-type="float" office:value="0.464546481481481" calcext:value-type="float">
            <text:p>0.464546481481481</text:p>
          </table:table-cell>
        </table:table-row>
        <table:table-row table:style-name="ro1">
          <table:table-cell table:style-name="ce8" office:value-type="string" calcext:value-type="string">
            <text:p>Total Average - 0</text:p>
          </table:table-cell>
          <table:table-cell table:style-name="ce15"/>
          <table:table-cell table:style-name="ce25" office:value-type="float" office:value="0.0000768333333333333" calcext:value-type="float">
            <text:p>7.68333333333333E-05</text:p>
          </table:table-cell>
          <table:table-cell table:style-name="ce30" office:value-type="float" office:value="0.000218166666666667" calcext:value-type="float">
            <text:p>0.000218166666667</text:p>
          </table:table-cell>
          <table:table-cell table:style-name="ce30" office:value-type="float" office:value="0.000509666666666667" calcext:value-type="float">
            <text:p>0.000509666666667</text:p>
          </table:table-cell>
          <table:table-cell table:style-name="ce30" office:value-type="float" office:value="0.00146016666666667" calcext:value-type="float">
            <text:p>0.001460166666667</text:p>
          </table:table-cell>
          <table:table-cell table:style-name="ce30" office:value-type="float" office:value="0.0026085" calcext:value-type="float">
            <text:p>0.0026085</text:p>
          </table:table-cell>
          <table:table-cell table:style-name="ce30" office:value-type="float" office:value="0.005221" calcext:value-type="float">
            <text:p>0.005221</text:p>
          </table:table-cell>
          <table:table-cell table:style-name="ce30" office:value-type="float" office:value="0.00860883333333333" calcext:value-type="float">
            <text:p>0.008608833333333</text:p>
          </table:table-cell>
          <table:table-cell table:style-name="ce30" office:value-type="float" office:value="0.021053" calcext:value-type="float">
            <text:p>0.021053</text:p>
          </table:table-cell>
          <table:table-cell table:style-name="ce30" office:value-type="float" office:value="0.0183748333333333" calcext:value-type="float">
            <text:p>0.018374833333333</text:p>
          </table:table-cell>
          <table:table-cell table:style-name="ce30" office:value-type="float" office:value="0.0272865" calcext:value-type="float">
            <text:p>0.0272865</text:p>
          </table:table-cell>
          <table:table-cell table:style-name="ce30" office:value-type="float" office:value="0.0340315" calcext:value-type="float">
            <text:p>0.0340315</text:p>
          </table:table-cell>
          <table:table-cell table:style-name="ce30" office:value-type="float" office:value="0.0609975" calcext:value-type="float">
            <text:p>0.0609975</text:p>
          </table:table-cell>
          <table:table-cell table:style-name="ce30" office:value-type="float" office:value="0.0568791666666667" calcext:value-type="float">
            <text:p>0.056879166666667</text:p>
          </table:table-cell>
          <table:table-cell table:style-name="ce30" office:value-type="float" office:value="0.080628" calcext:value-type="float">
            <text:p>0.080628</text:p>
          </table:table-cell>
          <table:table-cell table:style-name="ce30" office:value-type="float" office:value="0.089085" calcext:value-type="float">
            <text:p>0.089085</text:p>
          </table:table-cell>
          <table:table-cell table:style-name="ce30" office:value-type="float" office:value="0.1814695" calcext:value-type="float">
            <text:p>0.1814695</text:p>
          </table:table-cell>
          <table:table-cell table:style-name="ce30" office:value-type="float" office:value="0.1324405" calcext:value-type="float">
            <text:p>0.1324405</text:p>
          </table:table-cell>
          <table:table-cell table:style-name="ce30" office:value-type="float" office:value="0.185191166666667" calcext:value-type="float">
            <text:p>0.185191166666667</text:p>
          </table:table-cell>
          <table:table-cell table:style-name="ce30" office:value-type="float" office:value="0.191842166666667" calcext:value-type="float">
            <text:p>0.191842166666667</text:p>
          </table:table-cell>
          <table:table-cell table:style-name="ce30" office:value-type="float" office:value="0.305537" calcext:value-type="float">
            <text:p>0.305537</text:p>
          </table:table-cell>
          <table:table-cell table:style-name="ce30" office:value-type="float" office:value="0.2629165" calcext:value-type="float">
            <text:p>0.2629165</text:p>
          </table:table-cell>
          <table:table-cell table:style-name="ce30" office:value-type="float" office:value="0.363087333333333" calcext:value-type="float">
            <text:p>0.363087333333333</text:p>
          </table:table-cell>
          <table:table-cell table:style-name="ce30" office:value-type="float" office:value="0.3516655" calcext:value-type="float">
            <text:p>0.3516655</text:p>
          </table:table-cell>
          <table:table-cell table:style-name="ce30" office:value-type="float" office:value="0.568028666666667" calcext:value-type="float">
            <text:p>0.568028666666667</text:p>
          </table:table-cell>
          <table:table-cell table:style-name="ce30" office:value-type="float" office:value="0.488472333333333" calcext:value-type="float">
            <text:p>0.488472333333333</text:p>
          </table:table-cell>
          <table:table-cell table:style-name="ce30" office:value-type="float" office:value="0.678940166666667" calcext:value-type="float">
            <text:p>0.678940166666667</text:p>
          </table:table-cell>
          <table:table-cell table:style-name="ce30" office:value-type="float" office:value="0.657075333333333" calcext:value-type="float">
            <text:p>0.657075333333333</text:p>
          </table:table-cell>
          <table:table-cell table:style-name="ce30" office:value-type="float" office:value="0.979993166666667" calcext:value-type="float">
            <text:p>0.979993166666667</text:p>
          </table:table-cell>
          <table:table-cell table:style-name="ce30" office:value-type="float" office:value="0.861934" calcext:value-type="float">
            <text:p>0.861934</text:p>
          </table:table-cell>
          <table:table-cell table:style-name="ce30" office:value-type="float" office:value="1.176285" calcext:value-type="float">
            <text:p>1.176285</text:p>
          </table:table-cell>
          <table:table-cell table:style-name="ce30" office:value-type="float" office:value="1.14698666666667" calcext:value-type="float">
            <text:p>1.14698666666667</text:p>
          </table:table-cell>
          <table:table-cell table:style-name="ce30" office:value-type="float" office:value="2.93918916666667" calcext:value-type="float">
            <text:p>2.93918916666667</text:p>
          </table:table-cell>
          <table:table-cell table:style-name="ce30" office:value-type="float" office:value="1.498611" calcext:value-type="float">
            <text:p>1.498611</text:p>
          </table:table-cell>
          <table:table-cell table:style-name="ce30" office:value-type="float" office:value="1.981304" calcext:value-type="float">
            <text:p>1.981304</text:p>
          </table:table-cell>
          <table:table-cell table:style-name="ce30" office:value-type="float" office:value="2.3379035" calcext:value-type="float">
            <text:p>2.3379035</text:p>
          </table:table-cell>
          <table:table-cell table:style-name="ce30" office:value-type="float" office:value="2.525887" calcext:value-type="float">
            <text:p>2.525887</text:p>
          </table:table-cell>
          <table:table-cell table:style-name="ce30" office:value-type="float" office:value="2.461308" calcext:value-type="float">
            <text:p>2.461308</text:p>
          </table:table-cell>
          <table:table-cell table:style-name="ce30" office:value-type="float" office:value="2.99566683333333" calcext:value-type="float">
            <text:p>2.99566683333333</text:p>
          </table:table-cell>
          <table:table-cell table:style-name="ce30" office:value-type="float" office:value="3.146567" calcext:value-type="float">
            <text:p>3.146567</text:p>
          </table:table-cell>
          <table:table-cell table:style-name="ce30" office:value-type="float" office:value="3.81926283333333" calcext:value-type="float">
            <text:p>3.81926283333333</text:p>
          </table:table-cell>
          <table:table-cell table:style-name="ce30" office:value-type="float" office:value="3.54052783333333" calcext:value-type="float">
            <text:p>3.54052783333333</text:p>
          </table:table-cell>
          <table:table-cell table:style-name="ce30" office:value-type="float" office:value="4.17373433333333" calcext:value-type="float">
            <text:p>4.17373433333333</text:p>
          </table:table-cell>
          <table:table-cell table:style-name="ce30" office:value-type="float" office:value="7.784296" calcext:value-type="float">
            <text:p>7.784296</text:p>
          </table:table-cell>
          <table:table-cell table:style-name="ce30" office:value-type="float" office:value="5.1217555" calcext:value-type="float">
            <text:p>5.1217555</text:p>
          </table:table-cell>
          <table:table-cell table:style-name="ce30" office:value-type="float" office:value="0" calcext:value-type="float">
            <text:p>0</text:p>
          </table:table-cell>
          <table:table-cell table:style-name="ce37"/>
          <table:table-cell table:style-name="ce44" office:value-type="float" office:value="1.18806505576208" calcext:value-type="float">
            <text:p>1.18806505576208</text:p>
          </table:table-cell>
        </table:table-row>
        <table:table-row table:style-name="ro1">
          <table:table-cell table:style-name="ce8" office:value-type="string" calcext:value-type="string">
            <text:p>Total Average - 1</text:p>
          </table:table-cell>
          <table:table-cell table:style-name="ce15"/>
          <table:table-cell table:style-name="ce26" office:value-type="float" office:value="0.0000675" calcext:value-type="float">
            <text:p>6.75E-05</text:p>
          </table:table-cell>
          <table:table-cell table:style-name="ce26" office:value-type="float" office:value="0.000183333333333333" calcext:value-type="float">
            <text:p>0.000183333333333</text:p>
          </table:table-cell>
          <table:table-cell table:style-name="ce26" office:value-type="float" office:value="0.000479166666666667" calcext:value-type="float">
            <text:p>0.000479166666667</text:p>
          </table:table-cell>
          <table:table-cell table:style-name="ce26" office:value-type="float" office:value="0.00109316666666667" calcext:value-type="float">
            <text:p>0.001093166666667</text:p>
          </table:table-cell>
          <table:table-cell table:style-name="ce26" office:value-type="float" office:value="0.00212283333333333" calcext:value-type="float">
            <text:p>0.002122833333333</text:p>
          </table:table-cell>
          <table:table-cell table:style-name="ce26" office:value-type="float" office:value="0.00374016666666667" calcext:value-type="float">
            <text:p>0.003740166666667</text:p>
          </table:table-cell>
          <table:table-cell table:style-name="ce26" office:value-type="float" office:value="0.0058825" calcext:value-type="float">
            <text:p>0.0058825</text:p>
          </table:table-cell>
          <table:table-cell table:style-name="ce26" office:value-type="float" office:value="0.0086705" calcext:value-type="float">
            <text:p>0.0086705</text:p>
          </table:table-cell>
          <table:table-cell table:style-name="ce26" office:value-type="float" office:value="0.0123136666666667" calcext:value-type="float">
            <text:p>0.012313666666667</text:p>
          </table:table-cell>
          <table:table-cell table:style-name="ce26" office:value-type="float" office:value="0.0169008333333333" calcext:value-type="float">
            <text:p>0.016900833333333</text:p>
          </table:table-cell>
          <table:table-cell table:style-name="ce26" office:value-type="float" office:value="0.0224641666666667" calcext:value-type="float">
            <text:p>0.022464166666667</text:p>
          </table:table-cell>
          <table:table-cell table:style-name="ce26" office:value-type="float" office:value="0.0290991666666667" calcext:value-type="float">
            <text:p>0.029099166666667</text:p>
          </table:table-cell>
          <table:table-cell table:style-name="ce26" office:value-type="float" office:value="0.0365935" calcext:value-type="float">
            <text:p>0.0365935</text:p>
          </table:table-cell>
          <table:table-cell table:style-name="ce26" office:value-type="float" office:value="0.046145" calcext:value-type="float">
            <text:p>0.046145</text:p>
          </table:table-cell>
          <table:table-cell table:style-name="ce26" office:value-type="float" office:value="0.0564611666666667" calcext:value-type="float">
            <text:p>0.056461166666667</text:p>
          </table:table-cell>
          <table:table-cell table:style-name="ce26" office:value-type="float" office:value="0.0734538333333333" calcext:value-type="float">
            <text:p>0.073453833333333</text:p>
          </table:table-cell>
          <table:table-cell table:style-name="ce26" office:value-type="float" office:value="0.0819913333333333" calcext:value-type="float">
            <text:p>0.081991333333333</text:p>
          </table:table-cell>
          <table:table-cell table:style-name="ce26" office:value-type="float" office:value="0.099074" calcext:value-type="float">
            <text:p>0.099074</text:p>
          </table:table-cell>
          <table:table-cell table:style-name="ce26" office:value-type="float" office:value="0.117822333333333" calcext:value-type="float">
            <text:p>0.117822333333333</text:p>
          </table:table-cell>
          <table:table-cell table:style-name="ce26" office:value-type="float" office:value="0.140045833333333" calcext:value-type="float">
            <text:p>0.140045833333333</text:p>
          </table:table-cell>
          <table:table-cell table:style-name="ce26" office:value-type="float" office:value="0.156747" calcext:value-type="float">
            <text:p>0.156747</text:p>
          </table:table-cell>
          <table:table-cell table:style-name="ce26" office:value-type="float" office:value="0.183381" calcext:value-type="float">
            <text:p>0.183381</text:p>
          </table:table-cell>
          <table:table-cell table:style-name="ce26" office:value-type="float" office:value="0.207787" calcext:value-type="float">
            <text:p>0.207787</text:p>
          </table:table-cell>
          <table:table-cell table:style-name="ce26" office:value-type="float" office:value="0.248165666666667" calcext:value-type="float">
            <text:p>0.248165666666667</text:p>
          </table:table-cell>
          <table:table-cell table:style-name="ce26" office:value-type="float" office:value="0.277263333333333" calcext:value-type="float">
            <text:p>0.277263333333333</text:p>
          </table:table-cell>
          <table:table-cell table:style-name="ce26" office:value-type="float" office:value="0.310593833333333" calcext:value-type="float">
            <text:p>0.310593833333333</text:p>
          </table:table-cell>
          <table:table-cell table:style-name="ce26" office:value-type="float" office:value="0.352169666666667" calcext:value-type="float">
            <text:p>0.352169666666667</text:p>
          </table:table-cell>
          <table:table-cell table:style-name="ce26" office:value-type="float" office:value="0.414886166666667" calcext:value-type="float">
            <text:p>0.414886166666667</text:p>
          </table:table-cell>
          <table:table-cell table:style-name="ce26" office:value-type="float" office:value="0.457933" calcext:value-type="float">
            <text:p>0.457933</text:p>
          </table:table-cell>
          <table:table-cell table:style-name="ce26" office:value-type="float" office:value="0.5180285" calcext:value-type="float">
            <text:p>0.5180285</text:p>
          </table:table-cell>
          <table:table-cell table:style-name="ce26" office:value-type="float" office:value="0.586779666666667" calcext:value-type="float">
            <text:p>0.586779666666667</text:p>
          </table:table-cell>
          <table:table-cell table:style-name="ce26" office:value-type="float" office:value="0.663676" calcext:value-type="float">
            <text:p>0.663676</text:p>
          </table:table-cell>
          <table:table-cell table:style-name="ce26" office:value-type="float" office:value="0.762552166666667" calcext:value-type="float">
            <text:p>0.762552166666667</text:p>
          </table:table-cell>
          <table:table-cell table:style-name="ce26" office:value-type="float" office:value="0.846347833333333" calcext:value-type="float">
            <text:p>0.846347833333333</text:p>
          </table:table-cell>
          <table:table-cell table:style-name="ce26" office:value-type="float" office:value="0.945573166666667" calcext:value-type="float">
            <text:p>0.945573166666667</text:p>
          </table:table-cell>
          <table:table-cell table:style-name="ce26" office:value-type="float" office:value="1.03544366666667" calcext:value-type="float">
            <text:p>1.03544366666667</text:p>
          </table:table-cell>
          <table:table-cell table:style-name="ce26" office:value-type="float" office:value="1.11850083333333" calcext:value-type="float">
            <text:p>1.11850083333333</text:p>
          </table:table-cell>
          <table:table-cell table:style-name="ce26" office:value-type="float" office:value="1.25919466666667" calcext:value-type="float">
            <text:p>1.25919466666667</text:p>
          </table:table-cell>
          <table:table-cell table:style-name="ce26" office:value-type="float" office:value="1.35820016666667" calcext:value-type="float">
            <text:p>1.35820016666667</text:p>
          </table:table-cell>
          <table:table-cell table:style-name="ce26" office:value-type="float" office:value="1.434679" calcext:value-type="float">
            <text:p>1.434679</text:p>
          </table:table-cell>
          <table:table-cell table:style-name="ce26" office:value-type="float" office:value="1.54640716666667" calcext:value-type="float">
            <text:p>1.54640716666667</text:p>
          </table:table-cell>
          <table:table-cell table:style-name="ce26" office:value-type="float" office:value="1.70351466666667" calcext:value-type="float">
            <text:p>1.70351466666667</text:p>
          </table:table-cell>
          <table:table-cell table:style-name="ce26" office:value-type="float" office:value="1.84810283333333" calcext:value-type="float">
            <text:p>1.84810283333333</text:p>
          </table:table-cell>
          <table:table-cell table:style-name="ce26" office:value-type="float" office:value="1.98530416666667" calcext:value-type="float">
            <text:p>1.98530416666667</text:p>
          </table:table-cell>
          <table:table-cell table:style-name="ce26" office:value-type="float" office:value="1" calcext:value-type="float">
            <text:p>1</text:p>
          </table:table-cell>
          <table:table-cell table:style-name="Pivot_20_Table_20_Result"/>
          <table:table-cell table:style-name="ce44" office:value-type="float" office:value="0.486449855018587" calcext:value-type="float">
            <text:p>0.486449855018587</text:p>
          </table:table-cell>
        </table:table-row>
        <table:table-row table:style-name="ro1">
          <table:table-cell table:style-name="ce8" office:value-type="string" calcext:value-type="string">
            <text:p>Total Average - 2</text:p>
          </table:table-cell>
          <table:table-cell table:style-name="ce15"/>
          <table:table-cell table:style-name="ce25" office:value-type="float" office:value="0.0000663333333333333" calcext:value-type="float">
            <text:p>6.63333333333333E-05</text:p>
          </table:table-cell>
          <table:table-cell table:style-name="ce30" office:value-type="float" office:value="0.0002395" calcext:value-type="float">
            <text:p>0.0002395</text:p>
          </table:table-cell>
          <table:table-cell table:style-name="ce30" office:value-type="float" office:value="0.000776833333333333" calcext:value-type="float">
            <text:p>0.000776833333333</text:p>
          </table:table-cell>
          <table:table-cell table:style-name="ce30" office:value-type="float" office:value="0.00532366666666667" calcext:value-type="float">
            <text:p>0.005323666666667</text:p>
          </table:table-cell>
          <table:table-cell table:style-name="ce30" office:value-type="float" office:value="0.005608" calcext:value-type="float">
            <text:p>0.005608</text:p>
          </table:table-cell>
          <table:table-cell table:style-name="ce30" office:value-type="float" office:value="0.0138675" calcext:value-type="float">
            <text:p>0.0138675</text:p>
          </table:table-cell>
          <table:table-cell table:style-name="ce30" office:value-type="float" office:value="0.0156096666666667" calcext:value-type="float">
            <text:p>0.015609666666667</text:p>
          </table:table-cell>
          <table:table-cell table:style-name="ce30" office:value-type="float" office:value="0.0666895" calcext:value-type="float">
            <text:p>0.0666895</text:p>
          </table:table-cell>
          <table:table-cell table:style-name="ce30" office:value-type="float" office:value="0.033605" calcext:value-type="float">
            <text:p>0.033605</text:p>
          </table:table-cell>
          <table:table-cell table:style-name="ce30" office:value-type="float" office:value="0.0580601666666667" calcext:value-type="float">
            <text:p>0.058060166666667</text:p>
          </table:table-cell>
          <table:table-cell table:style-name="ce30" office:value-type="float" office:value="0.06307" calcext:value-type="float">
            <text:p>0.06307</text:p>
          </table:table-cell>
          <table:table-cell table:style-name="ce30" office:value-type="float" office:value="0.188878333333333" calcext:value-type="float">
            <text:p>0.188878333333333</text:p>
          </table:table-cell>
          <table:table-cell table:style-name="ce30" office:value-type="float" office:value="0.110999333333333" calcext:value-type="float">
            <text:p>0.110999333333333</text:p>
          </table:table-cell>
          <table:table-cell table:style-name="ce30" office:value-type="float" office:value="0.179070666666667" calcext:value-type="float">
            <text:p>0.179070666666667</text:p>
          </table:table-cell>
          <table:table-cell table:style-name="ce30" office:value-type="float" office:value="0.174155666666667" calcext:value-type="float">
            <text:p>0.174155666666667</text:p>
          </table:table-cell>
          <table:table-cell table:style-name="ce30" office:value-type="float" office:value="0.552832333333333" calcext:value-type="float">
            <text:p>0.552832333333333</text:p>
          </table:table-cell>
          <table:table-cell table:style-name="ce30" office:value-type="float" office:value="0.2699965" calcext:value-type="float">
            <text:p>0.2699965</text:p>
          </table:table-cell>
          <table:table-cell table:style-name="ce30" office:value-type="float" office:value="0.425106666666667" calcext:value-type="float">
            <text:p>0.425106666666667</text:p>
          </table:table-cell>
          <table:table-cell table:style-name="ce30" office:value-type="float" office:value="0.3976" calcext:value-type="float">
            <text:p>0.3976</text:p>
          </table:table-cell>
          <table:table-cell table:style-name="ce30" office:value-type="float" office:value="0.884303166666667" calcext:value-type="float">
            <text:p>0.884303166666667</text:p>
          </table:table-cell>
          <table:table-cell table:style-name="ce30" office:value-type="float" office:value="0.558279166666667" calcext:value-type="float">
            <text:p>0.558279166666667</text:p>
          </table:table-cell>
          <table:table-cell table:style-name="ce30" office:value-type="float" office:value="0.869550333333333" calcext:value-type="float">
            <text:p>0.869550333333333</text:p>
          </table:table-cell>
          <table:table-cell table:style-name="ce30" office:value-type="float" office:value="0.96432" calcext:value-type="float">
            <text:p>0.96432</text:p>
          </table:table-cell>
          <table:table-cell table:style-name="ce30" office:value-type="float" office:value="1.7368405" calcext:value-type="float">
            <text:p>1.7368405</text:p>
          </table:table-cell>
          <table:table-cell table:style-name="ce30" office:value-type="float" office:value="2.12585716666667" calcext:value-type="float">
            <text:p>2.12585716666667</text:p>
          </table:table-cell>
          <table:table-cell table:style-name="ce30" office:value-type="float" office:value="2.87031983333333" calcext:value-type="float">
            <text:p>2.87031983333333</text:p>
          </table:table-cell>
          <table:table-cell table:style-name="ce30" office:value-type="float" office:value="3.52960666666667" calcext:value-type="float">
            <text:p>3.52960666666667</text:p>
          </table:table-cell>
          <table:table-cell table:style-name="ce30" office:value-type="float" office:value="4.66939583333333" calcext:value-type="float">
            <text:p>4.66939583333333</text:p>
          </table:table-cell>
          <table:table-cell table:style-name="ce30" office:value-type="float" office:value="5.06917866666667" calcext:value-type="float">
            <text:p>5.06917866666667</text:p>
          </table:table-cell>
          <table:table-cell table:style-name="ce30" office:value-type="float" office:value="6.26192133333333" calcext:value-type="float">
            <text:p>6.26192133333333</text:p>
          </table:table-cell>
          <table:table-cell table:style-name="ce30" office:value-type="float" office:value="7.22343966666667" calcext:value-type="float">
            <text:p>7.22343966666667</text:p>
          </table:table-cell>
          <table:table-cell table:style-name="ce30" office:value-type="float" office:value="8.15328816666667" calcext:value-type="float">
            <text:p>8.15328816666667</text:p>
          </table:table-cell>
          <table:table-cell table:style-name="ce30" office:value-type="float" office:value="8.99336133333333" calcext:value-type="float">
            <text:p>8.99336133333333</text:p>
          </table:table-cell>
          <table:table-cell table:style-name="ce30" office:value-type="float" office:value="9.940519" calcext:value-type="float">
            <text:p>9.940519</text:p>
          </table:table-cell>
          <table:table-cell table:style-name="ce30" office:value-type="float" office:value="10.1939545" calcext:value-type="float">
            <text:p>10.1939545</text:p>
          </table:table-cell>
          <table:table-cell table:style-name="ce30" office:value-type="float" office:value="12.0149296666667" calcext:value-type="float">
            <text:p>12.0149296666667</text:p>
          </table:table-cell>
          <table:table-cell table:style-name="ce30" office:value-type="float" office:value="12.9766603333333" calcext:value-type="float">
            <text:p>12.9766603333333</text:p>
          </table:table-cell>
          <table:table-cell table:style-name="ce30" office:value-type="float" office:value="14.2978865" calcext:value-type="float">
            <text:p>14.2978865</text:p>
          </table:table-cell>
          <table:table-cell table:style-name="ce30" office:value-type="float" office:value="15.2721113333333" calcext:value-type="float">
            <text:p>15.2721113333333</text:p>
          </table:table-cell>
          <table:table-cell table:style-name="ce30" office:value-type="float" office:value="16.5337955" calcext:value-type="float">
            <text:p>16.5337955</text:p>
          </table:table-cell>
          <table:table-cell table:style-name="ce30" office:value-type="float" office:value="18.1260965" calcext:value-type="float">
            <text:p>18.1260965</text:p>
          </table:table-cell>
          <table:table-cell table:style-name="ce30" office:value-type="float" office:value="19.6893833333333" calcext:value-type="float">
            <text:p>19.6893833333333</text:p>
          </table:table-cell>
          <table:table-cell table:style-name="ce30" office:value-type="float" office:value="20.5858515" calcext:value-type="float">
            <text:p>20.5858515</text:p>
          </table:table-cell>
          <table:table-cell table:style-name="ce30" office:value-type="float" office:value="22.5956701666667" calcext:value-type="float">
            <text:p>22.5956701666667</text:p>
          </table:table-cell>
          <table:table-cell table:style-name="ce30" office:value-type="float" office:value="2" calcext:value-type="float">
            <text:p>2</text:p>
          </table:table-cell>
          <table:table-cell table:style-name="ce37"/>
          <table:table-cell table:style-name="ce44" office:value-type="float" office:value="5.13824704460967" calcext:value-type="float">
            <text:p>5.13824704460967</text:p>
          </table:table-cell>
        </table:table-row>
        <table:table-row table:style-name="ro1">
          <table:table-cell table:style-name="ce9" office:value-type="string" calcext:value-type="string">
            <text:p>Total Average - 3</text:p>
          </table:table-cell>
          <table:table-cell table:style-name="ce16"/>
          <table:table-cell table:style-name="ce27" office:value-type="float" office:value="0.0000588333333333333" calcext:value-type="float">
            <text:p>5.88333333333333E-05</text:p>
          </table:table-cell>
          <table:table-cell table:style-name="ce31" office:value-type="float" office:value="0.000162666666666667" calcext:value-type="float">
            <text:p>0.000162666666667</text:p>
          </table:table-cell>
          <table:table-cell table:style-name="ce31" office:value-type="float" office:value="0.0004895" calcext:value-type="float">
            <text:p>0.0004895</text:p>
          </table:table-cell>
          <table:table-cell table:style-name="ce31" office:value-type="float" office:value="0.001128" calcext:value-type="float">
            <text:p>0.001128</text:p>
          </table:table-cell>
          <table:table-cell table:style-name="ce31" office:value-type="float" office:value="0.00218283333333333" calcext:value-type="float">
            <text:p>0.002182833333333</text:p>
          </table:table-cell>
          <table:table-cell table:style-name="ce31" office:value-type="float" office:value="0.00375516666666667" calcext:value-type="float">
            <text:p>0.003755166666667</text:p>
          </table:table-cell>
          <table:table-cell table:style-name="ce31" office:value-type="float" office:value="0.00594866666666667" calcext:value-type="float">
            <text:p>0.005948666666667</text:p>
          </table:table-cell>
          <table:table-cell table:style-name="ce31" office:value-type="float" office:value="0.0089385" calcext:value-type="float">
            <text:p>0.0089385</text:p>
          </table:table-cell>
          <table:table-cell table:style-name="ce31" office:value-type="float" office:value="0.0127123333333333" calcext:value-type="float">
            <text:p>0.012712333333333</text:p>
          </table:table-cell>
          <table:table-cell table:style-name="ce31" office:value-type="float" office:value="0.0174866666666667" calcext:value-type="float">
            <text:p>0.017486666666667</text:p>
          </table:table-cell>
          <table:table-cell table:style-name="ce31" office:value-type="float" office:value="0.0231561666666667" calcext:value-type="float">
            <text:p>0.023156166666667</text:p>
          </table:table-cell>
          <table:table-cell table:style-name="ce31" office:value-type="float" office:value="0.0302385" calcext:value-type="float">
            <text:p>0.0302385</text:p>
          </table:table-cell>
          <table:table-cell table:style-name="ce31" office:value-type="float" office:value="0.0383011666666667" calcext:value-type="float">
            <text:p>0.038301166666667</text:p>
          </table:table-cell>
          <table:table-cell table:style-name="ce31" office:value-type="float" office:value="0.0479085" calcext:value-type="float">
            <text:p>0.0479085</text:p>
          </table:table-cell>
          <table:table-cell table:style-name="ce31" office:value-type="float" office:value="0.059125" calcext:value-type="float">
            <text:p>0.059125</text:p>
          </table:table-cell>
          <table:table-cell table:style-name="ce31" office:value-type="float" office:value="0.0733631666666667" calcext:value-type="float">
            <text:p>0.073363166666667</text:p>
          </table:table-cell>
          <table:table-cell table:style-name="ce31" office:value-type="float" office:value="0.0866826666666667" calcext:value-type="float">
            <text:p>0.086682666666667</text:p>
          </table:table-cell>
          <table:table-cell table:style-name="ce31" office:value-type="float" office:value="0.103408166666667" calcext:value-type="float">
            <text:p>0.103408166666667</text:p>
          </table:table-cell>
          <table:table-cell table:style-name="ce31" office:value-type="float" office:value="0.121649" calcext:value-type="float">
            <text:p>0.121649</text:p>
          </table:table-cell>
          <table:table-cell table:style-name="ce31" office:value-type="float" office:value="0.141383" calcext:value-type="float">
            <text:p>0.141383</text:p>
          </table:table-cell>
          <table:table-cell table:style-name="ce31" office:value-type="float" office:value="0.162695" calcext:value-type="float">
            <text:p>0.162695</text:p>
          </table:table-cell>
          <table:table-cell table:style-name="ce31" office:value-type="float" office:value="0.189215333333333" calcext:value-type="float">
            <text:p>0.189215333333333</text:p>
          </table:table-cell>
          <table:table-cell table:style-name="ce31" office:value-type="float" office:value="0.218611333333333" calcext:value-type="float">
            <text:p>0.218611333333333</text:p>
          </table:table-cell>
          <table:table-cell table:style-name="ce31" office:value-type="float" office:value="0.248420833333333" calcext:value-type="float">
            <text:p>0.248420833333333</text:p>
          </table:table-cell>
          <table:table-cell table:style-name="ce31" office:value-type="float" office:value="0.280909833333333" calcext:value-type="float">
            <text:p>0.280909833333333</text:p>
          </table:table-cell>
          <table:table-cell table:style-name="ce31" office:value-type="float" office:value="0.3125425" calcext:value-type="float">
            <text:p>0.3125425</text:p>
          </table:table-cell>
          <table:table-cell table:style-name="ce31" office:value-type="float" office:value="0.354987666666667" calcext:value-type="float">
            <text:p>0.354987666666667</text:p>
          </table:table-cell>
          <table:table-cell table:style-name="ce31" office:value-type="float" office:value="0.3948435" calcext:value-type="float">
            <text:p>0.3948435</text:p>
          </table:table-cell>
          <table:table-cell table:style-name="ce31" office:value-type="float" office:value="0.442915333333333" calcext:value-type="float">
            <text:p>0.442915333333333</text:p>
          </table:table-cell>
          <table:table-cell table:style-name="ce31" office:value-type="float" office:value="0.486124333333333" calcext:value-type="float">
            <text:p>0.486124333333333</text:p>
          </table:table-cell>
          <table:table-cell table:style-name="ce31" office:value-type="float" office:value="0.541246166666667" calcext:value-type="float">
            <text:p>0.541246166666667</text:p>
          </table:table-cell>
          <table:table-cell table:style-name="ce31" office:value-type="float" office:value="0.642807833333333" calcext:value-type="float">
            <text:p>0.642807833333333</text:p>
          </table:table-cell>
          <table:table-cell table:style-name="ce31" office:value-type="float" office:value="0.668904166666667" calcext:value-type="float">
            <text:p>0.668904166666667</text:p>
          </table:table-cell>
          <table:table-cell table:style-name="ce31" office:value-type="float" office:value="0.7297835" calcext:value-type="float">
            <text:p>0.7297835</text:p>
          </table:table-cell>
          <table:table-cell table:style-name="ce31" office:value-type="float" office:value="0.7951585" calcext:value-type="float">
            <text:p>0.7951585</text:p>
          </table:table-cell>
          <table:table-cell table:style-name="ce31" office:value-type="float" office:value="0.859293666666667" calcext:value-type="float">
            <text:p>0.859293666666667</text:p>
          </table:table-cell>
          <table:table-cell table:style-name="ce31" office:value-type="float" office:value="0.933468666666667" calcext:value-type="float">
            <text:p>0.933468666666667</text:p>
          </table:table-cell>
          <table:table-cell table:style-name="ce31" office:value-type="float" office:value="1.00575883333333" calcext:value-type="float">
            <text:p>1.00575883333333</text:p>
          </table:table-cell>
          <table:table-cell table:style-name="ce31" office:value-type="float" office:value="1.102198" calcext:value-type="float">
            <text:p>1.102198</text:p>
          </table:table-cell>
          <table:table-cell table:style-name="ce31" office:value-type="float" office:value="1.1739385" calcext:value-type="float">
            <text:p>1.1739385</text:p>
          </table:table-cell>
          <table:table-cell table:style-name="ce31" office:value-type="float" office:value="1.27797566666667" calcext:value-type="float">
            <text:p>1.27797566666667</text:p>
          </table:table-cell>
          <table:table-cell table:style-name="ce31" office:value-type="float" office:value="1.362452" calcext:value-type="float">
            <text:p>1.362452</text:p>
          </table:table-cell>
          <table:table-cell table:style-name="ce31" office:value-type="float" office:value="1.47435116666667" calcext:value-type="float">
            <text:p>1.47435116666667</text:p>
          </table:table-cell>
          <table:table-cell table:style-name="ce31" office:value-type="float" office:value="1.5766955" calcext:value-type="float">
            <text:p>1.5766955</text:p>
          </table:table-cell>
          <table:table-cell table:style-name="ce31" office:value-type="float" office:value="3" calcext:value-type="float">
            <text:p>3</text:p>
          </table:table-cell>
          <table:table-cell table:style-name="ce38"/>
          <table:table-cell table:style-name="ce45" office:value-type="float" office:value="0.457547427509294" calcext:value-type="float">
            <text:p>0.457547427509294</text:p>
          </table:table-cell>
        </table:table-row>
        <table:table-row table:style-name="ro1" table:number-rows-repeated="4">
          <table:table-cell table:number-columns-repeated="49"/>
        </table:table-row>
        <table:table-row table:style-name="ro1">
          <table:table-cell/>
          <table:table-cell office:value-type="string" calcext:value-type="string">
            <text:p>AVG-0</text:p>
          </table:table-cell>
          <table:table-cell office:value-type="string" calcext:value-type="string">
            <text:p>AVG-1</text:p>
          </table:table-cell>
          <table:table-cell office:value-type="string" calcext:value-type="string">
            <text:p>AVG-2</text:p>
          </table:table-cell>
          <table:table-cell office:value-type="string" calcext:value-type="string">
            <text:p>AVG-3</text:p>
          </table:table-cell>
          <table:table-cell table:number-columns-repeated="3"/>
          <table:table-cell office:value-type="string" calcext:value-type="string">
            <text:p>AVG-0</text:p>
          </table:table-cell>
          <table:table-cell office:value-type="string" calcext:value-type="string">
            <text:p>AVG-1</text:p>
          </table:table-cell>
          <table:table-cell office:value-type="string" calcext:value-type="string">
            <text:p>AVG-2</text:p>
          </table:table-cell>
          <table:table-cell office:value-type="string" calcext:value-type="string">
            <text:p>AVG-3</text:p>
          </table:table-cell>
          <table:table-cell table:number-columns-repeated="3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976666666666666" calcext:value-type="float">
            <text:p>9.76666666666666E-05</text:p>
          </table:table-cell>
          <table:table-cell office:value-type="float" office:value="0.0000836666666666667" calcext:value-type="float">
            <text:p>8.36666666666667E-05</text:p>
          </table:table-cell>
          <table:table-cell office:value-type="float" office:value="0.0000776666666666667" calcext:value-type="float">
            <text:p>7.76666666666667E-05</text:p>
          </table:table-cell>
          <table:table-cell office:value-type="float" office:value="0.0000646666666666667" calcext:value-type="float">
            <text:p>6.46666666666667E-0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13333333333333" calcext:value-type="float">
            <text:p>5.13333333333333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3" calcext:value-type="float">
            <text:p>5.3E-05</text:p>
          </table:table-cell>
          <table:table-cell table:number-columns-repeated="3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95666666666667" calcext:value-type="float">
            <text:p>0.000195666666667</text:p>
          </table:table-cell>
          <table:table-cell office:value-type="float" office:value="0.000251666666666667" calcext:value-type="float">
            <text:p>0.000251666666667</text:p>
          </table:table-cell>
          <table:table-cell office:value-type="float" office:value="0.000166" calcext:value-type="float">
            <text:p>0.00016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221333333333333" calcext:value-type="float">
            <text:p>0.00022133333333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227333333333333" calcext:value-type="float">
            <text:p>0.000227333333333</text:p>
          </table:table-cell>
          <table:table-cell office:value-type="float" office:value="0.000159333333333333" calcext:value-type="float">
            <text:p>0.000159333333333</text:p>
          </table:table-cell>
          <table:table-cell table:number-columns-repeated="3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489666666666667" calcext:value-type="float">
            <text:p>0.000489666666667</text:p>
          </table:table-cell>
          <table:table-cell office:value-type="float" office:value="0.000769" calcext:value-type="float">
            <text:p>0.000769</text:p>
          </table:table-cell>
          <table:table-cell office:value-type="float" office:value="0.000490666666666667" calcext:value-type="float">
            <text:p>0.00049066666666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0506333333333333" calcext:value-type="float">
            <text:p>0.000506333333333</text:p>
          </table:table-cell>
          <table:table-cell office:value-type="float" office:value="0.000468666666666667" calcext:value-type="float">
            <text:p>0.000468666666667</text:p>
          </table:table-cell>
          <table:table-cell office:value-type="float" office:value="0.000784666666666667" calcext:value-type="float">
            <text:p>0.000784666666667</text:p>
          </table:table-cell>
          <table:table-cell office:value-type="float" office:value="0.000488333333333333" calcext:value-type="float">
            <text:p>0.000488333333333</text:p>
          </table:table-cell>
          <table:table-cell table:number-columns-repeated="3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55833333333333" calcext:value-type="float">
            <text:p>0.001558333333333</text:p>
          </table:table-cell>
          <table:table-cell office:value-type="float" office:value="0.00111966666666667" calcext:value-type="float">
            <text:p>0.001119666666667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0.001138" calcext:value-type="float">
            <text:p>0.00113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106666666666667" calcext:value-type="float">
            <text:p>0.001066666666667</text:p>
          </table:table-cell>
          <table:table-cell office:value-type="float" office:value="0.00538633333333333" calcext:value-type="float">
            <text:p>0.005386333333333</text:p>
          </table:table-cell>
          <table:table-cell office:value-type="float" office:value="0.001118" calcext:value-type="float">
            <text:p>0.001118</text:p>
          </table:table-cell>
          <table:table-cell table:number-columns-repeated="3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61266666666667" calcext:value-type="float">
            <text:p>0.002612666666667</text:p>
          </table:table-cell>
          <table:table-cell office:value-type="float" office:value="0.00216633333333333" calcext:value-type="float">
            <text:p>0.002166333333333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.002187" calcext:value-type="float">
            <text:p>0.00218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00260433333333333" calcext:value-type="float">
            <text:p>0.002604333333333</text:p>
          </table:table-cell>
          <table:table-cell office:value-type="float" office:value="0.00207933333333333" calcext:value-type="float">
            <text:p>0.002079333333333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0217866666666667" calcext:value-type="float">
            <text:p>0.002178666666667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522033333333333" calcext:value-type="float">
            <text:p>0.005220333333333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133916666666667" calcext:value-type="float">
            <text:p>0.013391666666667</text:p>
          </table:table-cell>
          <table:table-cell office:value-type="float" office:value="0.00377633333333333" calcext:value-type="float">
            <text:p>0.003776333333333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0.00522166666666667" calcext:value-type="float">
            <text:p>0.005221666666667</text:p>
          </table:table-cell>
          <table:table-cell office:value-type="float" office:value="0.00368433333333333" calcext:value-type="float">
            <text:p>0.003684333333333</text:p>
          </table:table-cell>
          <table:table-cell office:value-type="float" office:value="0.0143433333333333" calcext:value-type="float">
            <text:p>0.014343333333333</text:p>
          </table:table-cell>
          <table:table-cell office:value-type="float" office:value="0.003734" calcext:value-type="float">
            <text:p>0.003734</text:p>
          </table:table-cell>
          <table:table-cell table:number-columns-repeated="3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853766666666667" calcext:value-type="float">
            <text:p>0.008537666666667</text:p>
          </table:table-cell>
          <table:table-cell office:value-type="float" office:value="0.00597266666666667" calcext:value-type="float">
            <text:p>0.005972666666667</text:p>
          </table:table-cell>
          <table:table-cell office:value-type="float" office:value="0.015565" calcext:value-type="float">
            <text:p>0.015565</text:p>
          </table:table-cell>
          <table:table-cell office:value-type="float" office:value="0.00597566666666667" calcext:value-type="float">
            <text:p>0.005975666666667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579233333333333" calcext:value-type="float">
            <text:p>0.005792333333333</text:p>
          </table:table-cell>
          <table:table-cell office:value-type="float" office:value="0.0156543333333333" calcext:value-type="float">
            <text:p>0.015654333333333</text:p>
          </table:table-cell>
          <table:table-cell office:value-type="float" office:value="0.00592166666666667" calcext:value-type="float">
            <text:p>0.005921666666667</text:p>
          </table:table-cell>
          <table:table-cell table:number-columns-repeated="3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09463333333333" calcext:value-type="float">
            <text:p>0.020946333333333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.0667943333333333" calcext:value-type="float">
            <text:p>0.066794333333333</text:p>
          </table:table-cell>
          <table:table-cell office:value-type="float" office:value="0.00898633333333333" calcext:value-type="float">
            <text:p>0.00898633333333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211596666666667" calcext:value-type="float">
            <text:p>0.021159666666667</text:p>
          </table:table-cell>
          <table:table-cell office:value-type="float" office:value="0.008571" calcext:value-type="float">
            <text:p>0.008571</text:p>
          </table:table-cell>
          <table:table-cell office:value-type="float" office:value="0.0665846666666667" calcext:value-type="float">
            <text:p>0.066584666666667</text:p>
          </table:table-cell>
          <table:table-cell office:value-type="float" office:value="0.00889066666666667" calcext:value-type="float">
            <text:p>0.008890666666667</text:p>
          </table:table-cell>
          <table:table-cell table:number-columns-repeated="3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182276666666667" calcext:value-type="float">
            <text:p>0.018227666666667</text:p>
          </table:table-cell>
          <table:table-cell office:value-type="float" office:value="0.012518" calcext:value-type="float">
            <text:p>0.012518</text:p>
          </table:table-cell>
          <table:table-cell office:value-type="float" office:value="0.0337603333333333" calcext:value-type="float">
            <text:p>0.033760333333333</text:p>
          </table:table-cell>
          <table:table-cell office:value-type="float" office:value="0.0128663333333333" calcext:value-type="float">
            <text:p>0.012866333333333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0.018522" calcext:value-type="float">
            <text:p>0.018522</text:p>
          </table:table-cell>
          <table:table-cell office:value-type="float" office:value="0.0121093333333333" calcext:value-type="float">
            <text:p>0.012109333333333</text:p>
          </table:table-cell>
          <table:table-cell office:value-type="float" office:value="0.0334496666666667" calcext:value-type="float">
            <text:p>0.033449666666667</text:p>
          </table:table-cell>
          <table:table-cell office:value-type="float" office:value="0.0125583333333333" calcext:value-type="float">
            <text:p>0.012558333333333</text:p>
          </table:table-cell>
          <table:table-cell table:number-columns-repeated="3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273763333333333" calcext:value-type="float">
            <text:p>0.027376333333333</text:p>
          </table:table-cell>
          <table:table-cell office:value-type="float" office:value="0.0173573333333333" calcext:value-type="float">
            <text:p>0.017357333333333</text:p>
          </table:table-cell>
          <table:table-cell office:value-type="float" office:value="0.0561293333333333" calcext:value-type="float">
            <text:p>0.056129333333333</text:p>
          </table:table-cell>
          <table:table-cell office:value-type="float" office:value="0.0176836666666667" calcext:value-type="float">
            <text:p>0.017683666666667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0.0271966666666667" calcext:value-type="float">
            <text:p>0.027196666666667</text:p>
          </table:table-cell>
          <table:table-cell office:value-type="float" office:value="0.0164443333333333" calcext:value-type="float">
            <text:p>0.016444333333333</text:p>
          </table:table-cell>
          <table:table-cell office:value-type="float" office:value="0.059991" calcext:value-type="float">
            <text:p>0.059991</text:p>
          </table:table-cell>
          <table:table-cell office:value-type="float" office:value="0.0172896666666667" calcext:value-type="float">
            <text:p>0.017289666666667</text:p>
          </table:table-cell>
          <table:table-cell table:number-columns-repeated="3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3911" calcext:value-type="float">
            <text:p>0.033911</text:p>
          </table:table-cell>
          <table:table-cell office:value-type="float" office:value="0.0232443333333333" calcext:value-type="float">
            <text:p>0.023244333333333</text:p>
          </table:table-cell>
          <table:table-cell office:value-type="float" office:value="0.0633466666666667" calcext:value-type="float">
            <text:p>0.063346666666667</text:p>
          </table:table-cell>
          <table:table-cell office:value-type="float" office:value="0.0233633333333333" calcext:value-type="float">
            <text:p>0.023363333333333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0.034152" calcext:value-type="float">
            <text:p>0.034152</text:p>
          </table:table-cell>
          <table:table-cell office:value-type="float" office:value="0.021684" calcext:value-type="float">
            <text:p>0.021684</text:p>
          </table:table-cell>
          <table:table-cell office:value-type="float" office:value="0.0627933333333333" calcext:value-type="float">
            <text:p>0.062793333333333</text:p>
          </table:table-cell>
          <table:table-cell office:value-type="float" office:value="0.022949" calcext:value-type="float">
            <text:p>0.022949</text:p>
          </table:table-cell>
          <table:table-cell table:number-columns-repeated="3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60818" calcext:value-type="float">
            <text:p>0.060818</text:p>
          </table:table-cell>
          <table:table-cell office:value-type="float" office:value="0.029698" calcext:value-type="float">
            <text:p>0.029698</text:p>
          </table:table-cell>
          <table:table-cell office:value-type="float" office:value="0.188595" calcext:value-type="float">
            <text:p>0.188595</text:p>
          </table:table-cell>
          <table:table-cell office:value-type="float" office:value="0.0304536666666667" calcext:value-type="float">
            <text:p>0.030453666666667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0.061177" calcext:value-type="float">
            <text:p>0.061177</text:p>
          </table:table-cell>
          <table:table-cell office:value-type="float" office:value="0.0285003333333333" calcext:value-type="float">
            <text:p>0.028500333333333</text:p>
          </table:table-cell>
          <table:table-cell office:value-type="float" office:value="0.189161666666667" calcext:value-type="float">
            <text:p>0.189161666666667</text:p>
          </table:table-cell>
          <table:table-cell office:value-type="float" office:value="0.0300233333333333" calcext:value-type="float">
            <text:p>0.030023333333333</text:p>
          </table:table-cell>
          <table:table-cell table:number-columns-repeated="3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66883333333333" calcext:value-type="float">
            <text:p>0.056688333333333</text:p>
          </table:table-cell>
          <table:table-cell office:value-type="float" office:value="0.0373603333333333" calcext:value-type="float">
            <text:p>0.037360333333333</text:p>
          </table:table-cell>
          <table:table-cell office:value-type="float" office:value="0.110255" calcext:value-type="float">
            <text:p>0.110255</text:p>
          </table:table-cell>
          <table:table-cell office:value-type="float" office:value="0.0385663333333333" calcext:value-type="float">
            <text:p>0.038566333333333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0.05707" calcext:value-type="float">
            <text:p>0.05707</text:p>
          </table:table-cell>
          <table:table-cell office:value-type="float" office:value="0.0358266666666667" calcext:value-type="float">
            <text:p>0.035826666666667</text:p>
          </table:table-cell>
          <table:table-cell office:value-type="float" office:value="0.111743666666667" calcext:value-type="float">
            <text:p>0.111743666666667</text:p>
          </table:table-cell>
          <table:table-cell office:value-type="float" office:value="0.038036" calcext:value-type="float">
            <text:p>0.038036</text:p>
          </table:table-cell>
          <table:table-cell table:number-columns-repeated="3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806736666666667" calcext:value-type="float">
            <text:p>0.080673666666667</text:p>
          </table:table-cell>
          <table:table-cell office:value-type="float" office:value="0.0472453333333333" calcext:value-type="float">
            <text:p>0.047245333333333</text:p>
          </table:table-cell>
          <table:table-cell office:value-type="float" office:value="0.179109" calcext:value-type="float">
            <text:p>0.179109</text:p>
          </table:table-cell>
          <table:table-cell office:value-type="float" office:value="0.048164" calcext:value-type="float">
            <text:p>0.048164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0.0805823333333333" calcext:value-type="float">
            <text:p>0.080582333333333</text:p>
          </table:table-cell>
          <table:table-cell office:value-type="float" office:value="0.0450446666666667" calcext:value-type="float">
            <text:p>0.045044666666667</text:p>
          </table:table-cell>
          <table:table-cell office:value-type="float" office:value="0.179032333333333" calcext:value-type="float">
            <text:p>0.179032333333333</text:p>
          </table:table-cell>
          <table:table-cell office:value-type="float" office:value="0.047653" calcext:value-type="float">
            <text:p>0.047653</text:p>
          </table:table-cell>
          <table:table-cell table:number-columns-repeated="3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92313333333333" calcext:value-type="float">
            <text:p>0.089231333333333</text:p>
          </table:table-cell>
          <table:table-cell office:value-type="float" office:value="0.0579563333333333" calcext:value-type="float">
            <text:p>0.057956333333333</text:p>
          </table:table-cell>
          <table:table-cell office:value-type="float" office:value="0.174434333333333" calcext:value-type="float">
            <text:p>0.174434333333333</text:p>
          </table:table-cell>
          <table:table-cell office:value-type="float" office:value="0.0596156666666667" calcext:value-type="float">
            <text:p>0.059615666666667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0.0889386666666667" calcext:value-type="float">
            <text:p>0.088938666666667</text:p>
          </table:table-cell>
          <table:table-cell office:value-type="float" office:value="0.054966" calcext:value-type="float">
            <text:p>0.054966</text:p>
          </table:table-cell>
          <table:table-cell office:value-type="float" office:value="0.173877" calcext:value-type="float">
            <text:p>0.173877</text:p>
          </table:table-cell>
          <table:table-cell office:value-type="float" office:value="0.0586343333333333" calcext:value-type="float">
            <text:p>0.058634333333333</text:p>
          </table:table-cell>
          <table:table-cell table:number-columns-repeated="3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1640666666667" calcext:value-type="float">
            <text:p>0.181640666666667</text:p>
          </table:table-cell>
          <table:table-cell office:value-type="float" office:value="0.075037" calcext:value-type="float">
            <text:p>0.075037</text:p>
          </table:table-cell>
          <table:table-cell office:value-type="float" office:value="0.557188666666667" calcext:value-type="float">
            <text:p>0.557188666666667</text:p>
          </table:table-cell>
          <table:table-cell office:value-type="float" office:value="0.0746036666666667" calcext:value-type="float">
            <text:p>0.074603666666667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181298333333333" calcext:value-type="float">
            <text:p>0.181298333333333</text:p>
          </table:table-cell>
          <table:table-cell office:value-type="float" office:value="0.0718706666666667" calcext:value-type="float">
            <text:p>0.071870666666667</text:p>
          </table:table-cell>
          <table:table-cell office:value-type="float" office:value="0.548476" calcext:value-type="float">
            <text:p>0.548476</text:p>
          </table:table-cell>
          <table:table-cell office:value-type="float" office:value="0.0721226666666667" calcext:value-type="float">
            <text:p>0.072122666666667</text:p>
          </table:table-cell>
          <table:table-cell table:number-columns-repeated="3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33078" calcext:value-type="float">
            <text:p>0.133078</text:p>
          </table:table-cell>
          <table:table-cell office:value-type="float" office:value="0.084155" calcext:value-type="float">
            <text:p>0.084155</text:p>
          </table:table-cell>
          <table:table-cell office:value-type="float" office:value="0.268131333333333" calcext:value-type="float">
            <text:p>0.268131333333333</text:p>
          </table:table-cell>
          <table:table-cell office:value-type="float" office:value="0.0878106666666667" calcext:value-type="float">
            <text:p>0.087810666666667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0.131803" calcext:value-type="float">
            <text:p>0.131803</text:p>
          </table:table-cell>
          <table:table-cell office:value-type="float" office:value="0.0798276666666667" calcext:value-type="float">
            <text:p>0.079827666666667</text:p>
          </table:table-cell>
          <table:table-cell office:value-type="float" office:value="0.271861666666667" calcext:value-type="float">
            <text:p>0.271861666666667</text:p>
          </table:table-cell>
          <table:table-cell office:value-type="float" office:value="0.0855546666666667" calcext:value-type="float">
            <text:p>0.085554666666667</text:p>
          </table:table-cell>
          <table:table-cell table:number-columns-repeated="3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85028333333333" calcext:value-type="float">
            <text:p>0.185028333333333</text:p>
          </table:table-cell>
          <table:table-cell office:value-type="float" office:value="0.102466333333333" calcext:value-type="float">
            <text:p>0.102466333333333</text:p>
          </table:table-cell>
          <table:table-cell office:value-type="float" office:value="0.428023666666667" calcext:value-type="float">
            <text:p>0.428023666666667</text:p>
          </table:table-cell>
          <table:table-cell office:value-type="float" office:value="0.105033666666667" calcext:value-type="float">
            <text:p>0.105033666666667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0.185354" calcext:value-type="float">
            <text:p>0.185354</text:p>
          </table:table-cell>
          <table:table-cell office:value-type="float" office:value="0.0956816666666667" calcext:value-type="float">
            <text:p>0.095681666666667</text:p>
          </table:table-cell>
          <table:table-cell office:value-type="float" office:value="0.422189666666667" calcext:value-type="float">
            <text:p>0.422189666666667</text:p>
          </table:table-cell>
          <table:table-cell office:value-type="float" office:value="0.101782666666667" calcext:value-type="float">
            <text:p>0.101782666666667</text:p>
          </table:table-cell>
          <table:table-cell table:number-columns-repeated="3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92868" calcext:value-type="float">
            <text:p>0.192868</text:p>
          </table:table-cell>
          <table:table-cell office:value-type="float" office:value="0.123179" calcext:value-type="float">
            <text:p>0.123179</text:p>
          </table:table-cell>
          <table:table-cell office:value-type="float" office:value="0.398274333333333" calcext:value-type="float">
            <text:p>0.398274333333333</text:p>
          </table:table-cell>
          <table:table-cell office:value-type="float" office:value="0.124102333333333" calcext:value-type="float">
            <text:p>0.124102333333333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0.190816333333333" calcext:value-type="float">
            <text:p>0.190816333333333</text:p>
          </table:table-cell>
          <table:table-cell office:value-type="float" office:value="0.112465666666667" calcext:value-type="float">
            <text:p>0.112465666666667</text:p>
          </table:table-cell>
          <table:table-cell office:value-type="float" office:value="0.396925666666667" calcext:value-type="float">
            <text:p>0.396925666666667</text:p>
          </table:table-cell>
          <table:table-cell office:value-type="float" office:value="0.119195666666667" calcext:value-type="float">
            <text:p>0.119195666666667</text:p>
          </table:table-cell>
          <table:table-cell table:number-columns-repeated="3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307629666666667" calcext:value-type="float">
            <text:p>0.307629666666667</text:p>
          </table:table-cell>
          <table:table-cell office:value-type="float" office:value="0.143632666666667" calcext:value-type="float">
            <text:p>0.143632666666667</text:p>
          </table:table-cell>
          <table:table-cell office:value-type="float" office:value="0.886095333333333" calcext:value-type="float">
            <text:p>0.886095333333333</text:p>
          </table:table-cell>
          <table:table-cell office:value-type="float" office:value="0.143119" calcext:value-type="float">
            <text:p>0.14311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0.303444333333333" calcext:value-type="float">
            <text:p>0.303444333333333</text:p>
          </table:table-cell>
          <table:table-cell office:value-type="float" office:value="0.136459" calcext:value-type="float">
            <text:p>0.136459</text:p>
          </table:table-cell>
          <table:table-cell office:value-type="float" office:value="0.882511" calcext:value-type="float">
            <text:p>0.882511</text:p>
          </table:table-cell>
          <table:table-cell office:value-type="float" office:value="0.139647" calcext:value-type="float">
            <text:p>0.139647</text:p>
          </table:table-cell>
          <table:table-cell table:number-columns-repeated="3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67414333333333" calcext:value-type="float">
            <text:p>0.267414333333333</text:p>
          </table:table-cell>
          <table:table-cell office:value-type="float" office:value="0.160231333333333" calcext:value-type="float">
            <text:p>0.160231333333333</text:p>
          </table:table-cell>
          <table:table-cell office:value-type="float" office:value="0.563097666666667" calcext:value-type="float">
            <text:p>0.563097666666667</text:p>
          </table:table-cell>
          <table:table-cell office:value-type="float" office:value="0.164946333333333" calcext:value-type="float">
            <text:p>0.164946333333333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0.258418666666667" calcext:value-type="float">
            <text:p>0.258418666666667</text:p>
          </table:table-cell>
          <table:table-cell office:value-type="float" office:value="0.153262666666667" calcext:value-type="float">
            <text:p>0.153262666666667</text:p>
          </table:table-cell>
          <table:table-cell office:value-type="float" office:value="0.553460666666667" calcext:value-type="float">
            <text:p>0.553460666666667</text:p>
          </table:table-cell>
          <table:table-cell office:value-type="float" office:value="0.160443666666667" calcext:value-type="float">
            <text:p>0.160443666666667</text:p>
          </table:table-cell>
          <table:table-cell table:number-columns-repeated="3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356461" calcext:value-type="float">
            <text:p>0.356461</text:p>
          </table:table-cell>
          <table:table-cell office:value-type="float" office:value="0.187982666666667" calcext:value-type="float">
            <text:p>0.187982666666667</text:p>
          </table:table-cell>
          <table:table-cell office:value-type="float" office:value="0.874741666666667" calcext:value-type="float">
            <text:p>0.874741666666667</text:p>
          </table:table-cell>
          <table:table-cell office:value-type="float" office:value="0.193100666666667" calcext:value-type="float">
            <text:p>0.193100666666667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0.369713666666667" calcext:value-type="float">
            <text:p>0.369713666666667</text:p>
          </table:table-cell>
          <table:table-cell office:value-type="float" office:value="0.178779333333333" calcext:value-type="float">
            <text:p>0.178779333333333</text:p>
          </table:table-cell>
          <table:table-cell office:value-type="float" office:value="0.864359" calcext:value-type="float">
            <text:p>0.864359</text:p>
          </table:table-cell>
          <table:table-cell office:value-type="float" office:value="0.18533" calcext:value-type="float">
            <text:p>0.18533</text:p>
          </table:table-cell>
          <table:table-cell table:number-columns-repeated="3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354369" calcext:value-type="float">
            <text:p>0.354369</text:p>
          </table:table-cell>
          <table:table-cell office:value-type="float" office:value="0.214895333333333" calcext:value-type="float">
            <text:p>0.214895333333333</text:p>
          </table:table-cell>
          <table:table-cell office:value-type="float" office:value="0.964202333333333" calcext:value-type="float">
            <text:p>0.964202333333333</text:p>
          </table:table-cell>
          <table:table-cell office:value-type="float" office:value="0.221626333333333" calcext:value-type="float">
            <text:p>0.221626333333333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0.348962" calcext:value-type="float">
            <text:p>0.348962</text:p>
          </table:table-cell>
          <table:table-cell office:value-type="float" office:value="0.200678666666667" calcext:value-type="float">
            <text:p>0.200678666666667</text:p>
          </table:table-cell>
          <table:table-cell office:value-type="float" office:value="0.964437666666667" calcext:value-type="float">
            <text:p>0.964437666666667</text:p>
          </table:table-cell>
          <table:table-cell office:value-type="float" office:value="0.215596333333333" calcext:value-type="float">
            <text:p>0.215596333333333</text:p>
          </table:table-cell>
          <table:table-cell table:number-columns-repeated="3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73729666666667" calcext:value-type="float">
            <text:p>0.573729666666667</text:p>
          </table:table-cell>
          <table:table-cell office:value-type="float" office:value="0.252237666666667" calcext:value-type="float">
            <text:p>0.252237666666667</text:p>
          </table:table-cell>
          <table:table-cell office:value-type="float" office:value="1.74117133333333" calcext:value-type="float">
            <text:p>1.74117133333333</text:p>
          </table:table-cell>
          <table:table-cell office:value-type="float" office:value="0.250303" calcext:value-type="float">
            <text:p>0.250303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0.562327666666667" calcext:value-type="float">
            <text:p>0.562327666666667</text:p>
          </table:table-cell>
          <table:table-cell office:value-type="float" office:value="0.244093666666667" calcext:value-type="float">
            <text:p>0.244093666666667</text:p>
          </table:table-cell>
          <table:table-cell office:value-type="float" office:value="1.73250966666667" calcext:value-type="float">
            <text:p>1.73250966666667</text:p>
          </table:table-cell>
          <table:table-cell office:value-type="float" office:value="0.246538666666667" calcext:value-type="float">
            <text:p>0.246538666666667</text:p>
          </table:table-cell>
          <table:table-cell table:number-columns-repeated="3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81668666666667" calcext:value-type="float">
            <text:p>0.481668666666667</text:p>
          </table:table-cell>
          <table:table-cell office:value-type="float" office:value="0.279153" calcext:value-type="float">
            <text:p>0.279153</text:p>
          </table:table-cell>
          <table:table-cell office:value-type="float" office:value="2.12675733333333" calcext:value-type="float">
            <text:p>2.12675733333333</text:p>
          </table:table-cell>
          <table:table-cell office:value-type="float" office:value="0.283196666666667" calcext:value-type="float">
            <text:p>0.283196666666667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0.495276" calcext:value-type="float">
            <text:p>0.495276</text:p>
          </table:table-cell>
          <table:table-cell office:value-type="float" office:value="0.275373666666667" calcext:value-type="float">
            <text:p>0.275373666666667</text:p>
          </table:table-cell>
          <table:table-cell office:value-type="float" office:value="2.124957" calcext:value-type="float">
            <text:p>2.124957</text:p>
          </table:table-cell>
          <table:table-cell office:value-type="float" office:value="0.278623" calcext:value-type="float">
            <text:p>0.278623</text:p>
          </table:table-cell>
          <table:table-cell table:number-columns-repeated="3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69055" calcext:value-type="float">
            <text:p>0.669055</text:p>
          </table:table-cell>
          <table:table-cell office:value-type="float" office:value="0.316512333333333" calcext:value-type="float">
            <text:p>0.316512333333333</text:p>
          </table:table-cell>
          <table:table-cell office:value-type="float" office:value="2.84852633333333" calcext:value-type="float">
            <text:p>2.84852633333333</text:p>
          </table:table-cell>
          <table:table-cell office:value-type="float" office:value="0.316388" calcext:value-type="float">
            <text:p>0.316388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float" office:value="0.688825333333333" calcext:value-type="float">
            <text:p>0.688825333333333</text:p>
          </table:table-cell>
          <table:table-cell office:value-type="float" office:value="0.304675333333333" calcext:value-type="float">
            <text:p>0.304675333333333</text:p>
          </table:table-cell>
          <table:table-cell office:value-type="float" office:value="2.89211333333333" calcext:value-type="float">
            <text:p>2.89211333333333</text:p>
          </table:table-cell>
          <table:table-cell office:value-type="float" office:value="0.308697" calcext:value-type="float">
            <text:p>0.308697</text:p>
          </table:table-cell>
          <table:table-cell table:number-columns-repeated="3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58469666666667" calcext:value-type="float">
            <text:p>0.658469666666667</text:p>
          </table:table-cell>
          <table:table-cell office:value-type="float" office:value="0.364170333333333" calcext:value-type="float">
            <text:p>0.364170333333333</text:p>
          </table:table-cell>
          <table:table-cell office:value-type="float" office:value="3.52936933333333" calcext:value-type="float">
            <text:p>3.52936933333333</text:p>
          </table:table-cell>
          <table:table-cell office:value-type="float" office:value="0.359724" calcext:value-type="float">
            <text:p>0.359724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0.655681" calcext:value-type="float">
            <text:p>0.655681</text:p>
          </table:table-cell>
          <table:table-cell office:value-type="float" office:value="0.340169" calcext:value-type="float">
            <text:p>0.340169</text:p>
          </table:table-cell>
          <table:table-cell office:value-type="float" office:value="3.529844" calcext:value-type="float">
            <text:p>3.529844</text:p>
          </table:table-cell>
          <table:table-cell office:value-type="float" office:value="0.350251333333333" calcext:value-type="float">
            <text:p>0.350251333333333</text:p>
          </table:table-cell>
          <table:table-cell table:number-columns-repeated="3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83833" calcext:value-type="float">
            <text:p>0.983833</text:p>
          </table:table-cell>
          <table:table-cell office:value-type="float" office:value="0.42304" calcext:value-type="float">
            <text:p>0.42304</text:p>
          </table:table-cell>
          <table:table-cell office:value-type="float" office:value="4.654713" calcext:value-type="float">
            <text:p>4.654713</text:p>
          </table:table-cell>
          <table:table-cell office:value-type="float" office:value="0.399705666666667" calcext:value-type="float">
            <text:p>0.399705666666667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0.976153333333333" calcext:value-type="float">
            <text:p>0.976153333333333</text:p>
          </table:table-cell>
          <table:table-cell office:value-type="float" office:value="0.406732333333333" calcext:value-type="float">
            <text:p>0.406732333333333</text:p>
          </table:table-cell>
          <table:table-cell office:value-type="float" office:value="4.68407866666667" calcext:value-type="float">
            <text:p>4.68407866666667</text:p>
          </table:table-cell>
          <table:table-cell office:value-type="float" office:value="0.389981333333333" calcext:value-type="float">
            <text:p>0.389981333333333</text:p>
          </table:table-cell>
          <table:table-cell table:number-columns-repeated="3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861207" calcext:value-type="float">
            <text:p>0.861207</text:p>
          </table:table-cell>
          <table:table-cell office:value-type="float" office:value="0.473044" calcext:value-type="float">
            <text:p>0.473044</text:p>
          </table:table-cell>
          <table:table-cell office:value-type="float" office:value="5.02648433333333" calcext:value-type="float">
            <text:p>5.02648433333333</text:p>
          </table:table-cell>
          <table:table-cell office:value-type="float" office:value="0.442394" calcext:value-type="float">
            <text:p>0.442394</text:p>
          </table:table-cell>
          <table:table-cell table:number-columns-repeated="2"/>
          <table:table-cell office:value-type="float" office:value="928" calcext:value-type="float">
            <text:p>928</text:p>
          </table:table-cell>
          <table:table-cell office:value-type="float" office:value="0.862661" calcext:value-type="float">
            <text:p>0.862661</text:p>
          </table:table-cell>
          <table:table-cell office:value-type="float" office:value="0.442822" calcext:value-type="float">
            <text:p>0.442822</text:p>
          </table:table-cell>
          <table:table-cell office:value-type="float" office:value="5.111873" calcext:value-type="float">
            <text:p>5.111873</text:p>
          </table:table-cell>
          <table:table-cell office:value-type="float" office:value="0.443436666666667" calcext:value-type="float">
            <text:p>0.443436666666667</text:p>
          </table:table-cell>
          <table:table-cell table:number-columns-repeated="3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16747" calcext:value-type="float">
            <text:p>1.16747</text:p>
          </table:table-cell>
          <table:table-cell office:value-type="float" office:value="0.51633" calcext:value-type="float">
            <text:p>0.51633</text:p>
          </table:table-cell>
          <table:table-cell office:value-type="float" office:value="6.27541666666667" calcext:value-type="float">
            <text:p>6.27541666666667</text:p>
          </table:table-cell>
          <table:table-cell office:value-type="float" office:value="0.486639333333333" calcext:value-type="float">
            <text:p>0.486639333333333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.1851" calcext:value-type="float">
            <text:p>1.1851</text:p>
          </table:table-cell>
          <table:table-cell office:value-type="float" office:value="0.519727" calcext:value-type="float">
            <text:p>0.519727</text:p>
          </table:table-cell>
          <table:table-cell office:value-type="float" office:value="6.248426" calcext:value-type="float">
            <text:p>6.248426</text:p>
          </table:table-cell>
          <table:table-cell office:value-type="float" office:value="0.485609333333333" calcext:value-type="float">
            <text:p>0.485609333333333</text:p>
          </table:table-cell>
          <table:table-cell table:number-columns-repeated="3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148899" calcext:value-type="float">
            <text:p>1.148899</text:p>
          </table:table-cell>
          <table:table-cell office:value-type="float" office:value="0.591243333333333" calcext:value-type="float">
            <text:p>0.591243333333333</text:p>
          </table:table-cell>
          <table:table-cell office:value-type="float" office:value="7.23049666666667" calcext:value-type="float">
            <text:p>7.23049666666667</text:p>
          </table:table-cell>
          <table:table-cell office:value-type="float" office:value="0.544019333333333" calcext:value-type="float">
            <text:p>0.544019333333333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1.14507433333333" calcext:value-type="float">
            <text:p>1.14507433333333</text:p>
          </table:table-cell>
          <table:table-cell office:value-type="float" office:value="0.582316" calcext:value-type="float">
            <text:p>0.582316</text:p>
          </table:table-cell>
          <table:table-cell office:value-type="float" office:value="7.21638266666667" calcext:value-type="float">
            <text:p>7.21638266666667</text:p>
          </table:table-cell>
          <table:table-cell office:value-type="float" office:value="0.538473" calcext:value-type="float">
            <text:p>0.538473</text:p>
          </table:table-cell>
          <table:table-cell table:number-columns-repeated="3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64392" calcext:value-type="float">
            <text:p>2.064392</text:p>
          </table:table-cell>
          <table:table-cell office:value-type="float" office:value="0.659694333333333" calcext:value-type="float">
            <text:p>0.659694333333333</text:p>
          </table:table-cell>
          <table:table-cell office:value-type="float" office:value="7.92281766666667" calcext:value-type="float">
            <text:p>7.92281766666667</text:p>
          </table:table-cell>
          <table:table-cell office:value-type="float" office:value="0.625639" calcext:value-type="float">
            <text:p>0.62563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3.81398633333333" calcext:value-type="float">
            <text:p>3.81398633333333</text:p>
          </table:table-cell>
          <table:table-cell office:value-type="float" office:value="0.667657666666667" calcext:value-type="float">
            <text:p>0.667657666666667</text:p>
          </table:table-cell>
          <table:table-cell office:value-type="float" office:value="8.38375866666667" calcext:value-type="float">
            <text:p>8.38375866666667</text:p>
          </table:table-cell>
          <table:table-cell office:value-type="float" office:value="0.659976666666667" calcext:value-type="float">
            <text:p>0.659976666666667</text:p>
          </table:table-cell>
          <table:table-cell table:number-columns-repeated="3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53880766666667" calcext:value-type="float">
            <text:p>1.53880766666667</text:p>
          </table:table-cell>
          <table:table-cell office:value-type="float" office:value="0.781257" calcext:value-type="float">
            <text:p>0.781257</text:p>
          </table:table-cell>
          <table:table-cell office:value-type="float" office:value="9.00261966666667" calcext:value-type="float">
            <text:p>9.00261966666667</text:p>
          </table:table-cell>
          <table:table-cell office:value-type="float" office:value="0.676721333333333" calcext:value-type="float">
            <text:p>0.676721333333333</text:p>
          </table:table-cell>
          <table:table-cell table:number-columns-repeated="2"/>
          <table:table-cell office:value-type="float" office:value="1056" calcext:value-type="float">
            <text:p>1056</text:p>
          </table:table-cell>
          <table:table-cell office:value-type="float" office:value="1.45841433333333" calcext:value-type="float">
            <text:p>1.45841433333333</text:p>
          </table:table-cell>
          <table:table-cell office:value-type="float" office:value="0.743847333333333" calcext:value-type="float">
            <text:p>0.743847333333333</text:p>
          </table:table-cell>
          <table:table-cell office:value-type="float" office:value="8.984103" calcext:value-type="float">
            <text:p>8.984103</text:p>
          </table:table-cell>
          <table:table-cell office:value-type="float" office:value="0.661087" calcext:value-type="float">
            <text:p>0.661087</text:p>
          </table:table-cell>
          <table:table-cell table:number-columns-repeated="3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.00702166666667" calcext:value-type="float">
            <text:p>2.00702166666667</text:p>
          </table:table-cell>
          <table:table-cell office:value-type="float" office:value="0.874813666666667" calcext:value-type="float">
            <text:p>0.874813666666667</text:p>
          </table:table-cell>
          <table:table-cell office:value-type="float" office:value="9.94700433333333" calcext:value-type="float">
            <text:p>9.94700433333333</text:p>
          </table:table-cell>
          <table:table-cell office:value-type="float" office:value="0.741839" calcext:value-type="float">
            <text:p>0.741839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office:value-type="float" office:value="1.95558633333333" calcext:value-type="float">
            <text:p>1.95558633333333</text:p>
          </table:table-cell>
          <table:table-cell office:value-type="float" office:value="0.817882" calcext:value-type="float">
            <text:p>0.817882</text:p>
          </table:table-cell>
          <table:table-cell office:value-type="float" office:value="9.93403366666667" calcext:value-type="float">
            <text:p>9.93403366666667</text:p>
          </table:table-cell>
          <table:table-cell office:value-type="float" office:value="0.717728" calcext:value-type="float">
            <text:p>0.717728</text:p>
          </table:table-cell>
          <table:table-cell table:number-columns-repeated="3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.23118266666667" calcext:value-type="float">
            <text:p>2.23118266666667</text:p>
          </table:table-cell>
          <table:table-cell office:value-type="float" office:value="0.967769" calcext:value-type="float">
            <text:p>0.967769</text:p>
          </table:table-cell>
          <table:table-cell office:value-type="float" office:value="10.201404" calcext:value-type="float">
            <text:p>10.201404</text:p>
          </table:table-cell>
          <table:table-cell office:value-type="float" office:value="0.802243666666667" calcext:value-type="float">
            <text:p>0.802243666666667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2.44462433333333" calcext:value-type="float">
            <text:p>2.44462433333333</text:p>
          </table:table-cell>
          <table:table-cell office:value-type="float" office:value="0.923377333333333" calcext:value-type="float">
            <text:p>0.923377333333333</text:p>
          </table:table-cell>
          <table:table-cell office:value-type="float" office:value="10.186505" calcext:value-type="float">
            <text:p>10.186505</text:p>
          </table:table-cell>
          <table:table-cell office:value-type="float" office:value="0.788073333333333" calcext:value-type="float">
            <text:p>0.788073333333333</text:p>
          </table:table-cell>
          <table:table-cell table:number-columns-repeated="3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.52982066666667" calcext:value-type="float">
            <text:p>2.52982066666667</text:p>
          </table:table-cell>
          <table:table-cell office:value-type="float" office:value="1.01704033333333" calcext:value-type="float">
            <text:p>1.01704033333333</text:p>
          </table:table-cell>
          <table:table-cell office:value-type="float" office:value="12.017456" calcext:value-type="float">
            <text:p>12.017456</text:p>
          </table:table-cell>
          <table:table-cell office:value-type="float" office:value="0.867838333333333" calcext:value-type="float">
            <text:p>0.867838333333333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2.52195333333333" calcext:value-type="float">
            <text:p>2.52195333333333</text:p>
          </table:table-cell>
          <table:table-cell office:value-type="float" office:value="1.053847" calcext:value-type="float">
            <text:p>1.053847</text:p>
          </table:table-cell>
          <table:table-cell office:value-type="float" office:value="12.0124033333333" calcext:value-type="float">
            <text:p>12.0124033333333</text:p>
          </table:table-cell>
          <table:table-cell office:value-type="float" office:value="0.850749" calcext:value-type="float">
            <text:p>0.850749</text:p>
          </table:table-cell>
          <table:table-cell table:number-columns-repeated="3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.44829366666667" calcext:value-type="float">
            <text:p>2.44829366666667</text:p>
          </table:table-cell>
          <table:table-cell office:value-type="float" office:value="1.13765766666667" calcext:value-type="float">
            <text:p>1.13765766666667</text:p>
          </table:table-cell>
          <table:table-cell office:value-type="float" office:value="12.9674683333333" calcext:value-type="float">
            <text:p>12.9674683333333</text:p>
          </table:table-cell>
          <table:table-cell office:value-type="float" office:value="0.935552" calcext:value-type="float">
            <text:p>0.935552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float" office:value="2.47432233333333" calcext:value-type="float">
            <text:p>2.47432233333333</text:p>
          </table:table-cell>
          <table:table-cell office:value-type="float" office:value="1.099344" calcext:value-type="float">
            <text:p>1.099344</text:p>
          </table:table-cell>
          <table:table-cell office:value-type="float" office:value="12.9858523333333" calcext:value-type="float">
            <text:p>12.9858523333333</text:p>
          </table:table-cell>
          <table:table-cell office:value-type="float" office:value="0.931385333333333" calcext:value-type="float">
            <text:p>0.931385333333333</text:p>
          </table:table-cell>
          <table:table-cell table:number-columns-repeated="3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.008894" calcext:value-type="float">
            <text:p>3.008894</text:p>
          </table:table-cell>
          <table:table-cell office:value-type="float" office:value="1.28834833333333" calcext:value-type="float">
            <text:p>1.28834833333333</text:p>
          </table:table-cell>
          <table:table-cell office:value-type="float" office:value="14.2860353333333" calcext:value-type="float">
            <text:p>14.2860353333333</text:p>
          </table:table-cell>
          <table:table-cell office:value-type="float" office:value="1.00863433333333" calcext:value-type="float">
            <text:p>1.00863433333333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2.98243966666667" calcext:value-type="float">
            <text:p>2.98243966666667</text:p>
          </table:table-cell>
          <table:table-cell office:value-type="float" office:value="1.230041" calcext:value-type="float">
            <text:p>1.230041</text:p>
          </table:table-cell>
          <table:table-cell office:value-type="float" office:value="14.3097376666667" calcext:value-type="float">
            <text:p>14.3097376666667</text:p>
          </table:table-cell>
          <table:table-cell office:value-type="float" office:value="1.00288333333333" calcext:value-type="float">
            <text:p>1.00288333333333</text:p>
          </table:table-cell>
          <table:table-cell table:number-columns-repeated="3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.148103" calcext:value-type="float">
            <text:p>3.148103</text:p>
          </table:table-cell>
          <table:table-cell office:value-type="float" office:value="1.369886" calcext:value-type="float">
            <text:p>1.369886</text:p>
          </table:table-cell>
          <table:table-cell office:value-type="float" office:value="15.2692756666667" calcext:value-type="float">
            <text:p>15.2692756666667</text:p>
          </table:table-cell>
          <table:table-cell office:value-type="float" office:value="1.10163166666667" calcext:value-type="float">
            <text:p>1.10163166666667</text:p>
          </table:table-cell>
          <table:table-cell table:number-columns-repeated="2"/>
          <table:table-cell office:value-type="float" office:value="1248" calcext:value-type="float">
            <text:p>1248</text:p>
          </table:table-cell>
          <table:table-cell office:value-type="float" office:value="3.145031" calcext:value-type="float">
            <text:p>3.145031</text:p>
          </table:table-cell>
          <table:table-cell office:value-type="float" office:value="1.34651433333333" calcext:value-type="float">
            <text:p>1.34651433333333</text:p>
          </table:table-cell>
          <table:table-cell office:value-type="float" office:value="15.274947" calcext:value-type="float">
            <text:p>15.274947</text:p>
          </table:table-cell>
          <table:table-cell office:value-type="float" office:value="1.10276433333333" calcext:value-type="float">
            <text:p>1.10276433333333</text:p>
          </table:table-cell>
          <table:table-cell table:number-columns-repeated="3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.82434033333333" calcext:value-type="float">
            <text:p>3.82434033333333</text:p>
          </table:table-cell>
          <table:table-cell office:value-type="float" office:value="1.43140266666667" calcext:value-type="float">
            <text:p>1.43140266666667</text:p>
          </table:table-cell>
          <table:table-cell office:value-type="float" office:value="16.542549" calcext:value-type="float">
            <text:p>16.542549</text:p>
          </table:table-cell>
          <table:table-cell office:value-type="float" office:value="1.18202533333333" calcext:value-type="float">
            <text:p>1.18202533333333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3.81418533333333" calcext:value-type="float">
            <text:p>3.81418533333333</text:p>
          </table:table-cell>
          <table:table-cell office:value-type="float" office:value="1.43795533333333" calcext:value-type="float">
            <text:p>1.43795533333333</text:p>
          </table:table-cell>
          <table:table-cell office:value-type="float" office:value="16.525042" calcext:value-type="float">
            <text:p>16.525042</text:p>
          </table:table-cell>
          <table:table-cell office:value-type="float" office:value="1.16585166666667" calcext:value-type="float">
            <text:p>1.16585166666667</text:p>
          </table:table-cell>
          <table:table-cell table:number-columns-repeated="3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.56674166666667" calcext:value-type="float">
            <text:p>3.56674166666667</text:p>
          </table:table-cell>
          <table:table-cell office:value-type="float" office:value="1.55427766666667" calcext:value-type="float">
            <text:p>1.55427766666667</text:p>
          </table:table-cell>
          <table:table-cell office:value-type="float" office:value="18.0893113333333" calcext:value-type="float">
            <text:p>18.0893113333333</text:p>
          </table:table-cell>
          <table:table-cell office:value-type="float" office:value="1.28204033333333" calcext:value-type="float">
            <text:p>1.28204033333333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office:value-type="float" office:value="3.514314" calcext:value-type="float">
            <text:p>3.514314</text:p>
          </table:table-cell>
          <table:table-cell office:value-type="float" office:value="1.53853666666667" calcext:value-type="float">
            <text:p>1.53853666666667</text:p>
          </table:table-cell>
          <table:table-cell office:value-type="float" office:value="18.1628816666667" calcext:value-type="float">
            <text:p>18.1628816666667</text:p>
          </table:table-cell>
          <table:table-cell office:value-type="float" office:value="1.273911" calcext:value-type="float">
            <text:p>1.273911</text:p>
          </table:table-cell>
          <table:table-cell table:number-columns-repeated="3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.18176366666667" calcext:value-type="float">
            <text:p>4.18176366666667</text:p>
          </table:table-cell>
          <table:table-cell office:value-type="float" office:value="1.712912" calcext:value-type="float">
            <text:p>1.712912</text:p>
          </table:table-cell>
          <table:table-cell office:value-type="float" office:value="19.6709733333333" calcext:value-type="float">
            <text:p>19.6709733333333</text:p>
          </table:table-cell>
          <table:table-cell office:value-type="float" office:value="1.376339" calcext:value-type="float">
            <text:p>1.376339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 office:value-type="float" office:value="4.165705" calcext:value-type="float">
            <text:p>4.165705</text:p>
          </table:table-cell>
          <table:table-cell office:value-type="float" office:value="1.69411733333333" calcext:value-type="float">
            <text:p>1.69411733333333</text:p>
          </table:table-cell>
          <table:table-cell office:value-type="float" office:value="19.7077933333333" calcext:value-type="float">
            <text:p>19.7077933333333</text:p>
          </table:table-cell>
          <table:table-cell office:value-type="float" office:value="1.348565" calcext:value-type="float">
            <text:p>1.348565</text:p>
          </table:table-cell>
          <table:table-cell table:number-columns-repeated="3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7.612603" calcext:value-type="float">
            <text:p>7.612603</text:p>
          </table:table-cell>
          <table:table-cell office:value-type="float" office:value="1.85246533333333" calcext:value-type="float">
            <text:p>1.85246533333333</text:p>
          </table:table-cell>
          <table:table-cell office:value-type="float" office:value="20.5621706666667" calcext:value-type="float">
            <text:p>20.5621706666667</text:p>
          </table:table-cell>
          <table:table-cell office:value-type="float" office:value="1.48803166666667" calcext:value-type="float">
            <text:p>1.48803166666667</text:p>
          </table:table-cell>
          <table:table-cell table:number-columns-repeated="2"/>
          <table:table-cell office:value-type="float" office:value="1376" calcext:value-type="float">
            <text:p>1376</text:p>
          </table:table-cell>
          <table:table-cell office:value-type="float" office:value="7.955989" calcext:value-type="float">
            <text:p>7.955989</text:p>
          </table:table-cell>
          <table:table-cell office:value-type="float" office:value="1.84374033333333" calcext:value-type="float">
            <text:p>1.84374033333333</text:p>
          </table:table-cell>
          <table:table-cell office:value-type="float" office:value="20.6095323333333" calcext:value-type="float">
            <text:p>20.6095323333333</text:p>
          </table:table-cell>
          <table:table-cell office:value-type="float" office:value="1.46067066666667" calcext:value-type="float">
            <text:p>1.46067066666667</text:p>
          </table:table-cell>
          <table:table-cell table:number-columns-repeated="3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.13337333333333" calcext:value-type="float">
            <text:p>5.13337333333333</text:p>
          </table:table-cell>
          <table:table-cell office:value-type="float" office:value="2.00891" calcext:value-type="float">
            <text:p>2.00891</text:p>
          </table:table-cell>
          <table:table-cell office:value-type="float" office:value="22.610377" calcext:value-type="float">
            <text:p>22.610377</text:p>
          </table:table-cell>
          <table:table-cell office:value-type="float" office:value="1.583415" calcext:value-type="float">
            <text:p>1.583415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5.11013766666667" calcext:value-type="float">
            <text:p>5.11013766666667</text:p>
          </table:table-cell>
          <table:table-cell office:value-type="float" office:value="1.96169833333333" calcext:value-type="float">
            <text:p>1.96169833333333</text:p>
          </table:table-cell>
          <table:table-cell office:value-type="float" office:value="22.5809633333333" calcext:value-type="float">
            <text:p>22.5809633333333</text:p>
          </table:table-cell>
          <table:table-cell office:value-type="float" office:value="1.569976" calcext:value-type="float">
            <text:p>1.569976</text:p>
          </table:table-cell>
          <table:table-cell table:number-columns-repeated="37"/>
        </table:table-row>
      </table:table>
      <table:named-expressions/>
      <table:data-pilot-tables>
        <table:data-pilot-table table:name="DataPilot1" table:application-data="" table:target-range-address="'Pivot Table_Sheet1_1'.A1:'Pivot Table_Sheet1_1'.AW14" table:buttons="'Pivot Table_Sheet1_1'.A2 'Pivot Table_Sheet1_1'.B2 'Pivot Table_Sheet1_1'.C1" table:show-filter-button="false" table:drill-down-on-double-click="false">
          <table:source-cell-range table:cell-range-address="Sheet1.A1:Sheet1.G327"/>
          <table:data-pilot-field table:source-field-name="n" table:orientation="column" table:used-hierarchy="0" table:function="auto">
            <table:data-pilot-level table:show-empty="false" calcext:repeat-item-labels="false"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  <table:data-pilot-member table:name="160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56" table:display="true" table:show-details="true"/>
                <table:data-pilot-member table:name="288" table:display="true" table:show-details="true"/>
                <table:data-pilot-member table:name="320" table:display="true" table:show-details="true"/>
                <table:data-pilot-member table:name="352" table:display="true" table:show-details="true"/>
                <table:data-pilot-member table:name="384" table:display="true" table:show-details="true"/>
                <table:data-pilot-member table:name="416" table:display="true" table:show-details="true"/>
                <table:data-pilot-member table:name="448" table:display="true" table:show-details="true"/>
                <table:data-pilot-member table:name="480" table:display="true" table:show-details="true"/>
                <table:data-pilot-member table:name="512" table:display="true" table:show-details="true"/>
                <table:data-pilot-member table:name="544" table:display="true" table:show-details="true"/>
                <table:data-pilot-member table:name="576" table:display="true" table:show-details="true"/>
                <table:data-pilot-member table:name="608" table:display="true" table:show-details="true"/>
                <table:data-pilot-member table:name="640" table:display="true" table:show-details="true"/>
                <table:data-pilot-member table:name="672" table:display="true" table:show-details="true"/>
                <table:data-pilot-member table:name="704" table:display="true" table:show-details="true"/>
                <table:data-pilot-member table:name="736" table:display="true" table:show-details="true"/>
                <table:data-pilot-member table:name="768" table:display="true" table:show-details="true"/>
                <table:data-pilot-member table:name="800" table:display="true" table:show-details="true"/>
                <table:data-pilot-member table:name="832" table:display="true" table:show-details="true"/>
                <table:data-pilot-member table:name="864" table:display="true" table:show-details="true"/>
                <table:data-pilot-member table:name="896" table:display="true" table:show-details="true"/>
                <table:data-pilot-member table:name="928" table:display="true" table:show-details="true"/>
                <table:data-pilot-member table:name="960" table:display="true" table:show-details="true"/>
                <table:data-pilot-member table:name="992" table:display="true" table:show-details="true"/>
                <table:data-pilot-member table:name="1024" table:display="true" table:show-details="true"/>
                <table:data-pilot-member table:name="1056" table:display="true" table:show-details="true"/>
                <table:data-pilot-member table:name="1088" table:display="true" table:show-details="true"/>
                <table:data-pilot-member table:name="1120" table:display="true" table:show-details="true"/>
                <table:data-pilot-member table:name="1152" table:display="true" table:show-details="true"/>
                <table:data-pilot-member table:name="1184" table:display="true" table:show-details="true"/>
                <table:data-pilot-member table:name="1216" table:display="true" table:show-details="true"/>
                <table:data-pilot-member table:name="1248" table:display="true" table:show-details="true"/>
                <table:data-pilot-member table:name="1280" table:display="true" table:show-details="true"/>
                <table:data-pilot-member table:name="1312" table:display="true" table:show-details="true"/>
                <table:data-pilot-member table:name="1344" table:display="true" table:show-details="true"/>
                <table:data-pilot-member table:name="1376" table:display="true" table:show-details="true"/>
                <table:data-pilot-member table:name="1408" table:display="true" table:show-details="true"/>
                <table:data-pilot-member table:name="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0-0-0" table:display="true" table:show-details="true"/>
                <table:data-pilot-member table:name="2-1-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4.2E-05" table:display="true" table:show-details="true"/>
                <table:data-pilot-member table:name="4.3E-05" table:display="true" table:show-details="true"/>
                <table:data-pilot-member table:name="5.4E-05" table:display="true" table:show-details="true"/>
                <table:data-pilot-member table:name="6.2E-05" table:display="true" table:show-details="true"/>
                <table:data-pilot-member table:name="6.3E-05" table:display="true" table:show-details="true"/>
                <table:data-pilot-member table:name="0.000172" table:display="true" table:show-details="true"/>
                <table:data-pilot-member table:name="0.000197" table:display="true" table:show-details="true"/>
                <table:data-pilot-member table:name="0.000204" table:display="true" table:show-details="true"/>
                <table:data-pilot-member table:name="0.000212" table:display="true" table:show-details="true"/>
                <table:data-pilot-member table:name="0.000229" table:display="true" table:show-details="true"/>
                <table:data-pilot-member table:name="0.000233" table:display="true" table:show-details="true"/>
                <table:data-pilot-member table:name="0.000259" table:display="true" table:show-details="true"/>
                <table:data-pilot-member table:name="0.000502" table:display="true" table:show-details="true"/>
                <table:data-pilot-member table:name="0.000508" table:display="true" table:show-details="true"/>
                <table:data-pilot-member table:name="0.000509" table:display="true" table:show-details="true"/>
                <table:data-pilot-member table:name="0.000515" table:display="true" table:show-details="true"/>
                <table:data-pilot-member table:name="0.000522" table:display="true" table:show-details="true"/>
                <table:data-pilot-member table:name="0.001301" table:display="true" table:show-details="true"/>
                <table:data-pilot-member table:name="0.001305" table:display="true" table:show-details="true"/>
                <table:data-pilot-member table:name="0.001324" table:display="true" table:show-details="true"/>
                <table:data-pilot-member table:name="0.001461" table:display="true" table:show-details="true"/>
                <table:data-pilot-member table:name="0.001611" table:display="true" table:show-details="true"/>
                <table:data-pilot-member table:name="0.001759" table:display="true" table:show-details="true"/>
                <table:data-pilot-member table:name="0.002545" table:display="true" table:show-details="true"/>
                <table:data-pilot-member table:name="0.002552" table:display="true" table:show-details="true"/>
                <table:data-pilot-member table:name="0.002583" table:display="true" table:show-details="true"/>
                <table:data-pilot-member table:name="0.002589" table:display="true" table:show-details="true"/>
                <table:data-pilot-member table:name="0.002672" table:display="true" table:show-details="true"/>
                <table:data-pilot-member table:name="0.00271" table:display="true" table:show-details="true"/>
                <table:data-pilot-member table:name="0.00497" table:display="true" table:show-details="true"/>
                <table:data-pilot-member table:name="0.005114" table:display="true" table:show-details="true"/>
                <table:data-pilot-member table:name="0.005226" table:display="true" table:show-details="true"/>
                <table:data-pilot-member table:name="0.00523" table:display="true" table:show-details="true"/>
                <table:data-pilot-member table:name="0.005317" table:display="true" table:show-details="true"/>
                <table:data-pilot-member table:name="0.005469" table:display="true" table:show-details="true"/>
                <table:data-pilot-member table:name="0.008459" table:display="true" table:show-details="true"/>
                <table:data-pilot-member table:name="0.008501" table:display="true" table:show-details="true"/>
                <table:data-pilot-member table:name="0.008653" table:display="true" table:show-details="true"/>
                <table:data-pilot-member table:name="0.00866" table:display="true" table:show-details="true"/>
                <table:data-pilot-member table:name="0.008671" table:display="true" table:show-details="true"/>
                <table:data-pilot-member table:name="0.008709" table:display="true" table:show-details="true"/>
                <table:data-pilot-member table:name="0.018216" table:display="true" table:show-details="true"/>
                <table:data-pilot-member table:name="0.018219" table:display="true" table:show-details="true"/>
                <table:data-pilot-member table:name="0.018248" table:display="true" table:show-details="true"/>
                <table:data-pilot-member table:name="0.018487" table:display="true" table:show-details="true"/>
                <table:data-pilot-member table:name="0.018537" table:display="true" table:show-details="true"/>
                <table:data-pilot-member table:name="0.018542" table:display="true" table:show-details="true"/>
                <table:data-pilot-member table:name="0.020847" table:display="true" table:show-details="true"/>
                <table:data-pilot-member table:name="0.020951" table:display="true" table:show-details="true"/>
                <table:data-pilot-member table:name="0.020958" table:display="true" table:show-details="true"/>
                <table:data-pilot-member table:name="0.021041" table:display="true" table:show-details="true"/>
                <table:data-pilot-member table:name="0.021231" table:display="true" table:show-details="true"/>
                <table:data-pilot-member table:name="0.02129" table:display="true" table:show-details="true"/>
                <table:data-pilot-member table:name="0.026772" table:display="true" table:show-details="true"/>
                <table:data-pilot-member table:name="0.027026" table:display="true" table:show-details="true"/>
                <table:data-pilot-member table:name="0.027041" table:display="true" table:show-details="true"/>
                <table:data-pilot-member table:name="0.027523" table:display="true" table:show-details="true"/>
                <table:data-pilot-member table:name="0.027627" table:display="true" table:show-details="true"/>
                <table:data-pilot-member table:name="0.02773" table:display="true" table:show-details="true"/>
                <table:data-pilot-member table:name="0.03375" table:display="true" table:show-details="true"/>
                <table:data-pilot-member table:name="0.033791" table:display="true" table:show-details="true"/>
                <table:data-pilot-member table:name="0.033992" table:display="true" table:show-details="true"/>
                <table:data-pilot-member table:name="0.034068" table:display="true" table:show-details="true"/>
                <table:data-pilot-member table:name="0.034192" table:display="true" table:show-details="true"/>
                <table:data-pilot-member table:name="0.034396" table:display="true" table:show-details="true"/>
                <table:data-pilot-member table:name="0.05619" table:display="true" table:show-details="true"/>
                <table:data-pilot-member table:name="0.056377" table:display="true" table:show-details="true"/>
                <table:data-pilot-member table:name="0.056737" table:display="true" table:show-details="true"/>
                <table:data-pilot-member table:name="0.056951" table:display="true" table:show-details="true"/>
                <table:data-pilot-member table:name="0.057342" table:display="true" table:show-details="true"/>
                <table:data-pilot-member table:name="0.057678" table:display="true" table:show-details="true"/>
                <table:data-pilot-member table:name="0.060228" table:display="true" table:show-details="true"/>
                <table:data-pilot-member table:name="0.060256" table:display="true" table:show-details="true"/>
                <table:data-pilot-member table:name="0.0609" table:display="true" table:show-details="true"/>
                <table:data-pilot-member table:name="0.061268" table:display="true" table:show-details="true"/>
                <table:data-pilot-member table:name="0.061363" table:display="true" table:show-details="true"/>
                <table:data-pilot-member table:name="0.06197" table:display="true" table:show-details="true"/>
                <table:data-pilot-member table:name="0.080219" table:display="true" table:show-details="true"/>
                <table:data-pilot-member table:name="0.080261" table:display="true" table:show-details="true"/>
                <table:data-pilot-member table:name="0.080583" table:display="true" table:show-details="true"/>
                <table:data-pilot-member table:name="0.080672" table:display="true" table:show-details="true"/>
                <table:data-pilot-member table:name="0.080856" table:display="true" table:show-details="true"/>
                <table:data-pilot-member table:name="0.081177" table:display="true" table:show-details="true"/>
                <table:data-pilot-member table:name="0.087931" table:display="true" table:show-details="true"/>
                <table:data-pilot-member table:name="0.088334" table:display="true" table:show-details="true"/>
                <table:data-pilot-member table:name="0.088481" table:display="true" table:show-details="true"/>
                <table:data-pilot-member table:name="0.089257" table:display="true" table:show-details="true"/>
                <table:data-pilot-member table:name="0.090103" table:display="true" table:show-details="true"/>
                <table:data-pilot-member table:name="0.090404" table:display="true" table:show-details="true"/>
                <table:data-pilot-member table:name="0.130885" table:display="true" table:show-details="true"/>
                <table:data-pilot-member table:name="0.132225" table:display="true" table:show-details="true"/>
                <table:data-pilot-member table:name="0.132299" table:display="true" table:show-details="true"/>
                <table:data-pilot-member table:name="0.132808" table:display="true" table:show-details="true"/>
                <table:data-pilot-member table:name="0.133129" table:display="true" table:show-details="true"/>
                <table:data-pilot-member table:name="0.133297" table:display="true" table:show-details="true"/>
                <table:data-pilot-member table:name="0.181036" table:display="true" table:show-details="true"/>
                <table:data-pilot-member table:name="0.181091" table:display="true" table:show-details="true"/>
                <table:data-pilot-member table:name="0.181353" table:display="true" table:show-details="true"/>
                <table:data-pilot-member table:name="0.181519" table:display="true" table:show-details="true"/>
                <table:data-pilot-member table:name="0.181768" table:display="true" table:show-details="true"/>
                <table:data-pilot-member table:name="0.18205" table:display="true" table:show-details="true"/>
                <table:data-pilot-member table:name="0.183013" table:display="true" table:show-details="true"/>
                <table:data-pilot-member table:name="0.18411" table:display="true" table:show-details="true"/>
                <table:data-pilot-member table:name="0.185279" table:display="true" table:show-details="true"/>
                <table:data-pilot-member table:name="0.185485" table:display="true" table:show-details="true"/>
                <table:data-pilot-member table:name="0.186587" table:display="true" table:show-details="true"/>
                <table:data-pilot-member table:name="0.186673" table:display="true" table:show-details="true"/>
                <table:data-pilot-member table:name="0.188471" table:display="true" table:show-details="true"/>
                <table:data-pilot-member table:name="0.189498" table:display="true" table:show-details="true"/>
                <table:data-pilot-member table:name="0.189787" table:display="true" table:show-details="true"/>
                <table:data-pilot-member table:name="0.191634" table:display="true" table:show-details="true"/>
                <table:data-pilot-member table:name="0.19448" table:display="true" table:show-details="true"/>
                <table:data-pilot-member table:name="0.197183" table:display="true" table:show-details="true"/>
                <table:data-pilot-member table:name="0.250741" table:display="true" table:show-details="true"/>
                <table:data-pilot-member table:name="0.258259" table:display="true" table:show-details="true"/>
                <table:data-pilot-member table:name="0.259234" table:display="true" table:show-details="true"/>
                <table:data-pilot-member table:name="0.260496" table:display="true" table:show-details="true"/>
                <table:data-pilot-member table:name="0.265281" table:display="true" table:show-details="true"/>
                <table:data-pilot-member table:name="0.283488" table:display="true" table:show-details="true"/>
                <table:data-pilot-member table:name="0.301403" table:display="true" table:show-details="true"/>
                <table:data-pilot-member table:name="0.303181" table:display="true" table:show-details="true"/>
                <table:data-pilot-member table:name="0.3045" table:display="true" table:show-details="true"/>
                <table:data-pilot-member table:name="0.304744" table:display="true" table:show-details="true"/>
                <table:data-pilot-member table:name="0.305749" table:display="true" table:show-details="true"/>
                <table:data-pilot-member table:name="0.313645" table:display="true" table:show-details="true"/>
                <table:data-pilot-member table:name="0.336717" table:display="true" table:show-details="true"/>
                <table:data-pilot-member table:name="0.341497" table:display="true" table:show-details="true"/>
                <table:data-pilot-member table:name="0.343284" table:display="true" table:show-details="true"/>
                <table:data-pilot-member table:name="0.352623" table:display="true" table:show-details="true"/>
                <table:data-pilot-member table:name="0.35353" table:display="true" table:show-details="true"/>
                <table:data-pilot-member table:name="0.356382" table:display="true" table:show-details="true"/>
                <table:data-pilot-member table:name="0.359471" table:display="true" table:show-details="true"/>
                <table:data-pilot-member table:name="0.366595" table:display="true" table:show-details="true"/>
                <table:data-pilot-member table:name="0.366705" table:display="true" table:show-details="true"/>
                <table:data-pilot-member table:name="0.366885" table:display="true" table:show-details="true"/>
                <table:data-pilot-member table:name="0.368987" table:display="true" table:show-details="true"/>
                <table:data-pilot-member table:name="0.375841" table:display="true" table:show-details="true"/>
                <table:data-pilot-member table:name="0.453867" table:display="true" table:show-details="true"/>
                <table:data-pilot-member table:name="0.472212" table:display="true" table:show-details="true"/>
                <table:data-pilot-member table:name="0.492593" table:display="true" table:show-details="true"/>
                <table:data-pilot-member table:name="0.498546" table:display="true" table:show-details="true"/>
                <table:data-pilot-member table:name="0.505339" table:display="true" table:show-details="true"/>
                <table:data-pilot-member table:name="0.508277" table:display="true" table:show-details="true"/>
                <table:data-pilot-member table:name="0.543062" table:display="true" table:show-details="true"/>
                <table:data-pilot-member table:name="0.546451" table:display="true" table:show-details="true"/>
                <table:data-pilot-member table:name="0.562402" table:display="true" table:show-details="true"/>
                <table:data-pilot-member table:name="0.581519" table:display="true" table:show-details="true"/>
                <table:data-pilot-member table:name="0.581992" table:display="true" table:show-details="true"/>
                <table:data-pilot-member table:name="0.592746" table:display="true" table:show-details="true"/>
                <table:data-pilot-member table:name="0.644299" table:display="true" table:show-details="true"/>
                <table:data-pilot-member table:name="0.644557" table:display="true" table:show-details="true"/>
                <table:data-pilot-member table:name="0.652678" table:display="true" table:show-details="true"/>
                <table:data-pilot-member table:name="0.661096" table:display="true" table:show-details="true"/>
                <table:data-pilot-member table:name="0.665518" table:display="true" table:show-details="true"/>
                <table:data-pilot-member table:name="0.665592" table:display="true" table:show-details="true"/>
                <table:data-pilot-member table:name="0.669012" table:display="true" table:show-details="true"/>
                <table:data-pilot-member table:name="0.669808" table:display="true" table:show-details="true"/>
                <table:data-pilot-member table:name="0.677057" table:display="true" table:show-details="true"/>
                <table:data-pilot-member table:name="0.67898" table:display="true" table:show-details="true"/>
                <table:data-pilot-member table:name="0.684509" table:display="true" table:show-details="true"/>
                <table:data-pilot-member table:name="0.702987" table:display="true" table:show-details="true"/>
                <table:data-pilot-member table:name="0.846578" table:display="true" table:show-details="true"/>
                <table:data-pilot-member table:name="0.856863" table:display="true" table:show-details="true"/>
                <table:data-pilot-member table:name="0.860444" table:display="true" table:show-details="true"/>
                <table:data-pilot-member table:name="0.860591" table:display="true" table:show-details="true"/>
                <table:data-pilot-member table:name="0.862586" table:display="true" table:show-details="true"/>
                <table:data-pilot-member table:name="0.884542" table:display="true" table:show-details="true"/>
                <table:data-pilot-member table:name="0.955523" table:display="true" table:show-details="true"/>
                <table:data-pilot-member table:name="0.959154" table:display="true" table:show-details="true"/>
                <table:data-pilot-member table:name="0.985895" table:display="true" table:show-details="true"/>
                <table:data-pilot-member table:name="0.987042" table:display="true" table:show-details="true"/>
                <table:data-pilot-member table:name="0.989519" table:display="true" table:show-details="true"/>
                <table:data-pilot-member table:name="1.002826" table:display="true" table:show-details="true"/>
                <table:data-pilot-member table:name="1.103433" table:display="true" table:show-details="true"/>
                <table:data-pilot-member table:name="1.11684" table:display="true" table:show-details="true"/>
                <table:data-pilot-member table:name="1.117699" table:display="true" table:show-details="true"/>
                <table:data-pilot-member table:name="1.158991" table:display="true" table:show-details="true"/>
                <table:data-pilot-member table:name="1.162305" table:display="true" table:show-details="true"/>
                <table:data-pilot-member table:name="1.162467" table:display="true" table:show-details="true"/>
                <table:data-pilot-member table:name="1.163884" table:display="true" table:show-details="true"/>
                <table:data-pilot-member table:name="1.169485" table:display="true" table:show-details="true"/>
                <table:data-pilot-member table:name="1.180952" table:display="true" table:show-details="true"/>
                <table:data-pilot-member table:name="1.184596" table:display="true" table:show-details="true"/>
                <table:data-pilot-member table:name="1.20682" table:display="true" table:show-details="true"/>
                <table:data-pilot-member table:name="1.212158" table:display="true" table:show-details="true"/>
                <table:data-pilot-member table:name="1.42825" table:display="true" table:show-details="true"/>
                <table:data-pilot-member table:name="1.451494" table:display="true" table:show-details="true"/>
                <table:data-pilot-member table:name="1.46612" table:display="true" table:show-details="true"/>
                <table:data-pilot-member table:name="1.480873" table:display="true" table:show-details="true"/>
                <table:data-pilot-member table:name="1.505792" table:display="true" table:show-details="true"/>
                <table:data-pilot-member table:name="1.659137" table:display="true" table:show-details="true"/>
                <table:data-pilot-member table:name="1.869157" table:display="true" table:show-details="true"/>
                <table:data-pilot-member table:name="1.907194" table:display="true" table:show-details="true"/>
                <table:data-pilot-member table:name="1.956423" table:display="true" table:show-details="true"/>
                <table:data-pilot-member table:name="1.976475" table:display="true" table:show-details="true"/>
                <table:data-pilot-member table:name="1.98309" table:display="true" table:show-details="true"/>
                <table:data-pilot-member table:name="1.992081" table:display="true" table:show-details="true"/>
                <table:data-pilot-member table:name="2.072561" table:display="true" table:show-details="true"/>
                <table:data-pilot-member table:name="2.073746" table:display="true" table:show-details="true"/>
                <table:data-pilot-member table:name="2.082722" table:display="true" table:show-details="true"/>
                <table:data-pilot-member table:name="2.187982" table:display="true" table:show-details="true"/>
                <table:data-pilot-member table:name="2.203735" table:display="true" table:show-details="true"/>
                <table:data-pilot-member table:name="2.241297" table:display="true" table:show-details="true"/>
                <table:data-pilot-member table:name="2.347327" table:display="true" table:show-details="true"/>
                <table:data-pilot-member table:name="2.43182" table:display="true" table:show-details="true"/>
                <table:data-pilot-member table:name="2.4435" table:display="true" table:show-details="true"/>
                <table:data-pilot-member table:name="2.44608" table:display="true" table:show-details="true"/>
                <table:data-pilot-member table:name="2.455301" table:display="true" table:show-details="true"/>
                <table:data-pilot-member table:name="2.479146" table:display="true" table:show-details="true"/>
                <table:data-pilot-member table:name="2.502584" table:display="true" table:show-details="true"/>
                <table:data-pilot-member table:name="2.520151" table:display="true" table:show-details="true"/>
                <table:data-pilot-member table:name="2.530701" table:display="true" table:show-details="true"/>
                <table:data-pilot-member table:name="2.53861" table:display="true" table:show-details="true"/>
                <table:data-pilot-member table:name="2.539415" table:display="true" table:show-details="true"/>
                <table:data-pilot-member table:name="2.547299" table:display="true" table:show-details="true"/>
                <table:data-pilot-member table:name="2.564162" table:display="true" table:show-details="true"/>
                <table:data-pilot-member table:name="2.565976" table:display="true" table:show-details="true"/>
                <table:data-pilot-member table:name="2.573056" table:display="true" table:show-details="true"/>
                <table:data-pilot-member table:name="2.958206" table:display="true" table:show-details="true"/>
                <table:data-pilot-member table:name="2.982332" table:display="true" table:show-details="true"/>
                <table:data-pilot-member table:name="2.992144" table:display="true" table:show-details="true"/>
                <table:data-pilot-member table:name="2.998424" table:display="true" table:show-details="true"/>
                <table:data-pilot-member table:name="3.006781" table:display="true" table:show-details="true"/>
                <table:data-pilot-member table:name="3.008528" table:display="true" table:show-details="true"/>
                <table:data-pilot-member table:name="3.036114" table:display="true" table:show-details="true"/>
                <table:data-pilot-member table:name="3.073073" table:display="true" table:show-details="true"/>
                <table:data-pilot-member table:name="3.084116" table:display="true" table:show-details="true"/>
                <table:data-pilot-member table:name="3.179771" table:display="true" table:show-details="true"/>
                <table:data-pilot-member table:name="3.25601" table:display="true" table:show-details="true"/>
                <table:data-pilot-member table:name="3.277904" table:display="true" table:show-details="true"/>
                <table:data-pilot-member table:name="3.488127" table:display="true" table:show-details="true"/>
                <table:data-pilot-member table:name="3.492417" table:display="true" table:show-details="true"/>
                <table:data-pilot-member table:name="3.539791" table:display="true" table:show-details="true"/>
                <table:data-pilot-member table:name="3.562398" table:display="true" table:show-details="true"/>
                <table:data-pilot-member table:name="3.563237" table:display="true" table:show-details="true"/>
                <table:data-pilot-member table:name="3.597197" table:display="true" table:show-details="true"/>
                <table:data-pilot-member table:name="3.676845" table:display="true" table:show-details="true"/>
                <table:data-pilot-member table:name="3.777503" table:display="true" table:show-details="true"/>
                <table:data-pilot-member table:name="3.800704" table:display="true" table:show-details="true"/>
                <table:data-pilot-member table:name="3.812099" table:display="true" table:show-details="true"/>
                <table:data-pilot-member table:name="3.817269" table:display="true" table:show-details="true"/>
                <table:data-pilot-member table:name="3.820803" table:display="true" table:show-details="true"/>
                <table:data-pilot-member table:name="3.834949" table:display="true" table:show-details="true"/>
                <table:data-pilot-member table:name="3.852954" table:display="true" table:show-details="true"/>
                <table:data-pilot-member table:name="3.96441" table:display="true" table:show-details="true"/>
                <table:data-pilot-member table:name="4.142716" table:display="true" table:show-details="true"/>
                <table:data-pilot-member table:name="4.166155" table:display="true" table:show-details="true"/>
                <table:data-pilot-member table:name="4.171759" table:display="true" table:show-details="true"/>
                <table:data-pilot-member table:name="4.178686" table:display="true" table:show-details="true"/>
                <table:data-pilot-member table:name="4.188244" table:display="true" table:show-details="true"/>
                <table:data-pilot-member table:name="4.194846" table:display="true" table:show-details="true"/>
                <table:data-pilot-member table:name="5.068089" table:display="true" table:show-details="true"/>
                <table:data-pilot-member table:name="5.076207" table:display="true" table:show-details="true"/>
                <table:data-pilot-member table:name="5.10536" table:display="true" table:show-details="true"/>
                <table:data-pilot-member table:name="5.148846" table:display="true" table:show-details="true"/>
                <table:data-pilot-member table:name="5.15786" table:display="true" table:show-details="true"/>
                <table:data-pilot-member table:name="5.174171" table:display="true" table:show-details="true"/>
                <table:data-pilot-member table:name="7.160599" table:display="true" table:show-details="true"/>
                <table:data-pilot-member table:name="7.576096" table:display="true" table:show-details="true"/>
                <table:data-pilot-member table:name="7.608615" table:display="true" table:show-details="true"/>
                <table:data-pilot-member table:name="8.068595" table:display="true" table:show-details="true"/>
                <table:data-pilot-member table:name="8.13997" table:display="true" table:show-details="true"/>
                <table:data-pilot-member table:name="8.1519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" table:orientation="data" table:used-hierarchy="0" table:function="average">
            <table:data-pilot-level table:show-empty="false" calcext:repeat-item-labels="false">
              <table:data-pilot-members>
                <table:data-pilot-member table:name="3.9E-05" table:display="true" table:show-details="true"/>
                <table:data-pilot-member table:name="5.4E-05" table:display="true" table:show-details="true"/>
                <table:data-pilot-member table:name="5.6E-05" table:display="true" table:show-details="true"/>
                <table:data-pilot-member table:name="6.1E-05" table:display="true" table:show-details="true"/>
                <table:data-pilot-member table:name="7.1E-05" table:display="true" table:show-details="true"/>
                <table:data-pilot-member table:name="0.000124" table:display="true" table:show-details="true"/>
                <table:data-pilot-member table:name="0.000147" table:display="true" table:show-details="true"/>
                <table:data-pilot-member table:name="0.000175" table:display="true" table:show-details="true"/>
                <table:data-pilot-member table:name="0.000176" table:display="true" table:show-details="true"/>
                <table:data-pilot-member table:name="0.000191" table:display="true" table:show-details="true"/>
                <table:data-pilot-member table:name="0.000199" table:display="true" table:show-details="true"/>
                <table:data-pilot-member table:name="0.000212" table:display="true" table:show-details="true"/>
                <table:data-pilot-member table:name="0.000467" table:display="true" table:show-details="true"/>
                <table:data-pilot-member table:name="0.000469" table:display="true" table:show-details="true"/>
                <table:data-pilot-member table:name="0.00047" table:display="true" table:show-details="true"/>
                <table:data-pilot-member table:name="0.000489" table:display="true" table:show-details="true"/>
                <table:data-pilot-member table:name="0.000491" table:display="true" table:show-details="true"/>
                <table:data-pilot-member table:name="0.00106" table:display="true" table:show-details="true"/>
                <table:data-pilot-member table:name="0.001065" table:display="true" table:show-details="true"/>
                <table:data-pilot-member table:name="0.001075" table:display="true" table:show-details="true"/>
                <table:data-pilot-member table:name="0.001117" table:display="true" table:show-details="true"/>
                <table:data-pilot-member table:name="0.00112" table:display="true" table:show-details="true"/>
                <table:data-pilot-member table:name="0.001122" table:display="true" table:show-details="true"/>
                <table:data-pilot-member table:name="0.00206" table:display="true" table:show-details="true"/>
                <table:data-pilot-member table:name="0.002088" table:display="true" table:show-details="true"/>
                <table:data-pilot-member table:name="0.00209" table:display="true" table:show-details="true"/>
                <table:data-pilot-member table:name="0.002154" table:display="true" table:show-details="true"/>
                <table:data-pilot-member table:name="0.002156" table:display="true" table:show-details="true"/>
                <table:data-pilot-member table:name="0.002189" table:display="true" table:show-details="true"/>
                <table:data-pilot-member table:name="0.003667" table:display="true" table:show-details="true"/>
                <table:data-pilot-member table:name="0.003675" table:display="true" table:show-details="true"/>
                <table:data-pilot-member table:name="0.003711" table:display="true" table:show-details="true"/>
                <table:data-pilot-member table:name="0.003789" table:display="true" table:show-details="true"/>
                <table:data-pilot-member table:name="0.00381" table:display="true" table:show-details="true"/>
                <table:data-pilot-member table:name="0.00576" table:display="true" table:show-details="true"/>
                <table:data-pilot-member table:name="0.005778" table:display="true" table:show-details="true"/>
                <table:data-pilot-member table:name="0.005839" table:display="true" table:show-details="true"/>
                <table:data-pilot-member table:name="0.005962" table:display="true" table:show-details="true"/>
                <table:data-pilot-member table:name="0.005971" table:display="true" table:show-details="true"/>
                <table:data-pilot-member table:name="0.005985" table:display="true" table:show-details="true"/>
                <table:data-pilot-member table:name="0.008482" table:display="true" table:show-details="true"/>
                <table:data-pilot-member table:name="0.008584" table:display="true" table:show-details="true"/>
                <table:data-pilot-member table:name="0.008647" table:display="true" table:show-details="true"/>
                <table:data-pilot-member table:name="0.008754" table:display="true" table:show-details="true"/>
                <table:data-pilot-member table:name="0.008769" table:display="true" table:show-details="true"/>
                <table:data-pilot-member table:name="0.008787" table:display="true" table:show-details="true"/>
                <table:data-pilot-member table:name="0.012041" table:display="true" table:show-details="true"/>
                <table:data-pilot-member table:name="0.012133" table:display="true" table:show-details="true"/>
                <table:data-pilot-member table:name="0.012154" table:display="true" table:show-details="true"/>
                <table:data-pilot-member table:name="0.012477" table:display="true" table:show-details="true"/>
                <table:data-pilot-member table:name="0.012517" table:display="true" table:show-details="true"/>
                <table:data-pilot-member table:name="0.01256" table:display="true" table:show-details="true"/>
                <table:data-pilot-member table:name="0.016398" table:display="true" table:show-details="true"/>
                <table:data-pilot-member table:name="0.01644" table:display="true" table:show-details="true"/>
                <table:data-pilot-member table:name="0.016495" table:display="true" table:show-details="true"/>
                <table:data-pilot-member table:name="0.017041" table:display="true" table:show-details="true"/>
                <table:data-pilot-member table:name="0.017364" table:display="true" table:show-details="true"/>
                <table:data-pilot-member table:name="0.017667" table:display="true" table:show-details="true"/>
                <table:data-pilot-member table:name="0.021635" table:display="true" table:show-details="true"/>
                <table:data-pilot-member table:name="0.021681" table:display="true" table:show-details="true"/>
                <table:data-pilot-member table:name="0.021736" table:display="true" table:show-details="true"/>
                <table:data-pilot-member table:name="0.022588" table:display="true" table:show-details="true"/>
                <table:data-pilot-member table:name="0.023083" table:display="true" table:show-details="true"/>
                <table:data-pilot-member table:name="0.024062" table:display="true" table:show-details="true"/>
                <table:data-pilot-member table:name="0.028083" table:display="true" table:show-details="true"/>
                <table:data-pilot-member table:name="0.028405" table:display="true" table:show-details="true"/>
                <table:data-pilot-member table:name="0.029013" table:display="true" table:show-details="true"/>
                <table:data-pilot-member table:name="0.029581" table:display="true" table:show-details="true"/>
                <table:data-pilot-member table:name="0.029735" table:display="true" table:show-details="true"/>
                <table:data-pilot-member table:name="0.029778" table:display="true" table:show-details="true"/>
                <table:data-pilot-member table:name="0.035629" table:display="true" table:show-details="true"/>
                <table:data-pilot-member table:name="0.035894" table:display="true" table:show-details="true"/>
                <table:data-pilot-member table:name="0.035957" table:display="true" table:show-details="true"/>
                <table:data-pilot-member table:name="0.037172" table:display="true" table:show-details="true"/>
                <table:data-pilot-member table:name="0.037401" table:display="true" table:show-details="true"/>
                <table:data-pilot-member table:name="0.037508" table:display="true" table:show-details="true"/>
                <table:data-pilot-member table:name="0.044402" table:display="true" table:show-details="true"/>
                <table:data-pilot-member table:name="0.044823" table:display="true" table:show-details="true"/>
                <table:data-pilot-member table:name="0.045909" table:display="true" table:show-details="true"/>
                <table:data-pilot-member table:name="0.046426" table:display="true" table:show-details="true"/>
                <table:data-pilot-member table:name="0.047562" table:display="true" table:show-details="true"/>
                <table:data-pilot-member table:name="0.047748" table:display="true" table:show-details="true"/>
                <table:data-pilot-member table:name="0.054467" table:display="true" table:show-details="true"/>
                <table:data-pilot-member table:name="0.055078" table:display="true" table:show-details="true"/>
                <table:data-pilot-member table:name="0.055353" table:display="true" table:show-details="true"/>
                <table:data-pilot-member table:name="0.057038" table:display="true" table:show-details="true"/>
                <table:data-pilot-member table:name="0.057971" table:display="true" table:show-details="true"/>
                <table:data-pilot-member table:name="0.05886" table:display="true" table:show-details="true"/>
                <table:data-pilot-member table:name="0.070865" table:display="true" table:show-details="true"/>
                <table:data-pilot-member table:name="0.070883" table:display="true" table:show-details="true"/>
                <table:data-pilot-member table:name="0.073864" table:display="true" table:show-details="true"/>
                <table:data-pilot-member table:name="0.074529" table:display="true" table:show-details="true"/>
                <table:data-pilot-member table:name="0.074947" table:display="true" table:show-details="true"/>
                <table:data-pilot-member table:name="0.075635" table:display="true" table:show-details="true"/>
                <table:data-pilot-member table:name="0.079599" table:display="true" table:show-details="true"/>
                <table:data-pilot-member table:name="0.079779" table:display="true" table:show-details="true"/>
                <table:data-pilot-member table:name="0.080105" table:display="true" table:show-details="true"/>
                <table:data-pilot-member table:name="0.083097" table:display="true" table:show-details="true"/>
                <table:data-pilot-member table:name="0.08467" table:display="true" table:show-details="true"/>
                <table:data-pilot-member table:name="0.084698" table:display="true" table:show-details="true"/>
                <table:data-pilot-member table:name="0.095406" table:display="true" table:show-details="true"/>
                <table:data-pilot-member table:name="0.095514" table:display="true" table:show-details="true"/>
                <table:data-pilot-member table:name="0.096125" table:display="true" table:show-details="true"/>
                <table:data-pilot-member table:name="0.100394" table:display="true" table:show-details="true"/>
                <table:data-pilot-member table:name="0.101369" table:display="true" table:show-details="true"/>
                <table:data-pilot-member table:name="0.105636" table:display="true" table:show-details="true"/>
                <table:data-pilot-member table:name="0.111135" table:display="true" table:show-details="true"/>
                <table:data-pilot-member table:name="0.111139" table:display="true" table:show-details="true"/>
                <table:data-pilot-member table:name="0.115123" table:display="true" table:show-details="true"/>
                <table:data-pilot-member table:name="0.115858" table:display="true" table:show-details="true"/>
                <table:data-pilot-member table:name="0.123643" table:display="true" table:show-details="true"/>
                <table:data-pilot-member table:name="0.130036" table:display="true" table:show-details="true"/>
                <table:data-pilot-member table:name="0.134054" table:display="true" table:show-details="true"/>
                <table:data-pilot-member table:name="0.134178" table:display="true" table:show-details="true"/>
                <table:data-pilot-member table:name="0.138146" table:display="true" table:show-details="true"/>
                <table:data-pilot-member table:name="0.141145" table:display="true" table:show-details="true"/>
                <table:data-pilot-member table:name="0.143644" table:display="true" table:show-details="true"/>
                <table:data-pilot-member table:name="0.149108" table:display="true" table:show-details="true"/>
                <table:data-pilot-member table:name="0.150583" table:display="true" table:show-details="true"/>
                <table:data-pilot-member table:name="0.150646" table:display="true" table:show-details="true"/>
                <table:data-pilot-member table:name="0.157079" table:display="true" table:show-details="true"/>
                <table:data-pilot-member table:name="0.157097" table:display="true" table:show-details="true"/>
                <table:data-pilot-member table:name="0.158559" table:display="true" table:show-details="true"/>
                <table:data-pilot-member table:name="0.166518" table:display="true" table:show-details="true"/>
                <table:data-pilot-member table:name="0.176196" table:display="true" table:show-details="true"/>
                <table:data-pilot-member table:name="0.176609" table:display="true" table:show-details="true"/>
                <table:data-pilot-member table:name="0.183533" table:display="true" table:show-details="true"/>
                <table:data-pilot-member table:name="0.183568" table:display="true" table:show-details="true"/>
                <table:data-pilot-member table:name="0.184283" table:display="true" table:show-details="true"/>
                <table:data-pilot-member table:name="0.196097" table:display="true" table:show-details="true"/>
                <table:data-pilot-member table:name="0.199357" table:display="true" table:show-details="true"/>
                <table:data-pilot-member table:name="0.199419" table:display="true" table:show-details="true"/>
                <table:data-pilot-member table:name="0.20326" table:display="true" table:show-details="true"/>
                <table:data-pilot-member table:name="0.211022" table:display="true" table:show-details="true"/>
                <table:data-pilot-member table:name="0.211065" table:display="true" table:show-details="true"/>
                <table:data-pilot-member table:name="0.222599" table:display="true" table:show-details="true"/>
                <table:data-pilot-member table:name="0.236899" table:display="true" table:show-details="true"/>
                <table:data-pilot-member table:name="0.242091" table:display="true" table:show-details="true"/>
                <table:data-pilot-member table:name="0.244895" table:display="true" table:show-details="true"/>
                <table:data-pilot-member table:name="0.246399" table:display="true" table:show-details="true"/>
                <table:data-pilot-member table:name="0.253291" table:display="true" table:show-details="true"/>
                <table:data-pilot-member table:name="0.259708" table:display="true" table:show-details="true"/>
                <table:data-pilot-member table:name="0.265419" table:display="true" table:show-details="true"/>
                <table:data-pilot-member table:name="0.273204" table:display="true" table:show-details="true"/>
                <table:data-pilot-member table:name="0.274853" table:display="true" table:show-details="true"/>
                <table:data-pilot-member table:name="0.276026" table:display="true" table:show-details="true"/>
                <table:data-pilot-member table:name="0.289402" table:display="true" table:show-details="true"/>
                <table:data-pilot-member table:name="0.290387" table:display="true" table:show-details="true"/>
                <table:data-pilot-member table:name="0.297229" table:display="true" table:show-details="true"/>
                <table:data-pilot-member table:name="0.307121" table:display="true" table:show-details="true"/>
                <table:data-pilot-member table:name="0.308697" table:display="true" table:show-details="true"/>
                <table:data-pilot-member table:name="0.309676" table:display="true" table:show-details="true"/>
                <table:data-pilot-member table:name="0.31182" table:display="true" table:show-details="true"/>
                <table:data-pilot-member table:name="0.32902" table:display="true" table:show-details="true"/>
                <table:data-pilot-member table:name="0.337214" table:display="true" table:show-details="true"/>
                <table:data-pilot-member table:name="0.339555" table:display="true" table:show-details="true"/>
                <table:data-pilot-member table:name="0.343738" table:display="true" table:show-details="true"/>
                <table:data-pilot-member table:name="0.356667" table:display="true" table:show-details="true"/>
                <table:data-pilot-member table:name="0.36462" table:display="true" table:show-details="true"/>
                <table:data-pilot-member table:name="0.371224" table:display="true" table:show-details="true"/>
                <table:data-pilot-member table:name="0.3931" table:display="true" table:show-details="true"/>
                <table:data-pilot-member table:name="0.398334" table:display="true" table:show-details="true"/>
                <table:data-pilot-member table:name="0.405317" table:display="true" table:show-details="true"/>
                <table:data-pilot-member table:name="0.427854" table:display="true" table:show-details="true"/>
                <table:data-pilot-member table:name="0.428763" table:display="true" table:show-details="true"/>
                <table:data-pilot-member table:name="0.435949" table:display="true" table:show-details="true"/>
                <table:data-pilot-member table:name="0.435977" table:display="true" table:show-details="true"/>
                <table:data-pilot-member table:name="0.441472" table:display="true" table:show-details="true"/>
                <table:data-pilot-member table:name="0.451017" table:display="true" table:show-details="true"/>
                <table:data-pilot-member table:name="0.455717" table:display="true" table:show-details="true"/>
                <table:data-pilot-member table:name="0.459181" table:display="true" table:show-details="true"/>
                <table:data-pilot-member table:name="0.494373" table:display="true" table:show-details="true"/>
                <table:data-pilot-member table:name="0.504234" table:display="true" table:show-details="true"/>
                <table:data-pilot-member table:name="0.506187" table:display="true" table:show-details="true"/>
                <table:data-pilot-member table:name="0.517319" table:display="true" table:show-details="true"/>
                <table:data-pilot-member table:name="0.521254" table:display="true" table:show-details="true"/>
                <table:data-pilot-member table:name="0.521549" table:display="true" table:show-details="true"/>
                <table:data-pilot-member table:name="0.547489" table:display="true" table:show-details="true"/>
                <table:data-pilot-member table:name="0.562323" table:display="true" table:show-details="true"/>
                <table:data-pilot-member table:name="0.574227" table:display="true" table:show-details="true"/>
                <table:data-pilot-member table:name="0.575092" table:display="true" table:show-details="true"/>
                <table:data-pilot-member table:name="0.590164" table:display="true" table:show-details="true"/>
                <table:data-pilot-member table:name="0.608474" table:display="true" table:show-details="true"/>
                <table:data-pilot-member table:name="0.610398" table:display="true" table:show-details="true"/>
                <table:data-pilot-member table:name="0.644212" table:display="true" table:show-details="true"/>
                <table:data-pilot-member table:name="0.655671" table:display="true" table:show-details="true"/>
                <table:data-pilot-member table:name="0.658301" table:display="true" table:show-details="true"/>
                <table:data-pilot-member table:name="0.65874" table:display="true" table:show-details="true"/>
                <table:data-pilot-member table:name="0.662042" table:display="true" table:show-details="true"/>
                <table:data-pilot-member table:name="0.70309" table:display="true" table:show-details="true"/>
                <table:data-pilot-member table:name="0.718102" table:display="true" table:show-details="true"/>
                <table:data-pilot-member table:name="0.746309" table:display="true" table:show-details="true"/>
                <table:data-pilot-member table:name="0.74866" table:display="true" table:show-details="true"/>
                <table:data-pilot-member table:name="0.76478" table:display="true" table:show-details="true"/>
                <table:data-pilot-member table:name="0.791387" table:display="true" table:show-details="true"/>
                <table:data-pilot-member table:name="0.799163" table:display="true" table:show-details="true"/>
                <table:data-pilot-member table:name="0.803746" table:display="true" table:show-details="true"/>
                <table:data-pilot-member table:name="0.806075" table:display="true" table:show-details="true"/>
                <table:data-pilot-member table:name="0.83072" table:display="true" table:show-details="true"/>
                <table:data-pilot-member table:name="0.838348" table:display="true" table:show-details="true"/>
                <table:data-pilot-member table:name="0.850737" table:display="true" table:show-details="true"/>
                <table:data-pilot-member table:name="0.880219" table:display="true" table:show-details="true"/>
                <table:data-pilot-member table:name="0.932863" table:display="true" table:show-details="true"/>
                <table:data-pilot-member table:name="0.932898" table:display="true" table:show-details="true"/>
                <table:data-pilot-member table:name="0.955373" table:display="true" table:show-details="true"/>
                <table:data-pilot-member table:name="0.95705" table:display="true" table:show-details="true"/>
                <table:data-pilot-member table:name="0.974039" table:display="true" table:show-details="true"/>
                <table:data-pilot-member table:name="0.981686" table:display="true" table:show-details="true"/>
                <table:data-pilot-member table:name="0.99637" table:display="true" table:show-details="true"/>
                <table:data-pilot-member table:name="1" table:display="true" table:show-details="true"/>
                <table:data-pilot-member table:name="1.004482" table:display="true" table:show-details="true"/>
                <table:data-pilot-member table:name="1.005314" table:display="true" table:show-details="true"/>
                <table:data-pilot-member table:name="1.041325" table:display="true" table:show-details="true"/>
                <table:data-pilot-member table:name="1.056111" table:display="true" table:show-details="true"/>
                <table:data-pilot-member table:name="1.088703" table:display="true" table:show-details="true"/>
                <table:data-pilot-member table:name="1.103651" table:display="true" table:show-details="true"/>
                <table:data-pilot-member table:name="1.105678" table:display="true" table:show-details="true"/>
                <table:data-pilot-member table:name="1.106466" table:display="true" table:show-details="true"/>
                <table:data-pilot-member table:name="1.123744" table:display="true" table:show-details="true"/>
                <table:data-pilot-member table:name="1.146288" table:display="true" table:show-details="true"/>
                <table:data-pilot-member table:name="1.160219" table:display="true" table:show-details="true"/>
                <table:data-pilot-member table:name="1.181413" table:display="true" table:show-details="true"/>
                <table:data-pilot-member table:name="1.203977" table:display="true" table:show-details="true"/>
                <table:data-pilot-member table:name="1.233393" table:display="true" table:show-details="true"/>
                <table:data-pilot-member table:name="1.273807" table:display="true" table:show-details="true"/>
                <table:data-pilot-member table:name="1.275317" table:display="true" table:show-details="true"/>
                <table:data-pilot-member table:name="1.307563" table:display="true" table:show-details="true"/>
                <table:data-pilot-member table:name="1.315575" table:display="true" table:show-details="true"/>
                <table:data-pilot-member table:name="1.322421" table:display="true" table:show-details="true"/>
                <table:data-pilot-member table:name="1.351591" table:display="true" table:show-details="true"/>
                <table:data-pilot-member table:name="1.387261" table:display="true" table:show-details="true"/>
                <table:data-pilot-member table:name="1.407759" table:display="true" table:show-details="true"/>
                <table:data-pilot-member table:name="1.409559" table:display="true" table:show-details="true"/>
                <table:data-pilot-member table:name="1.411272" table:display="true" table:show-details="true"/>
                <table:data-pilot-member table:name="1.418721" table:display="true" table:show-details="true"/>
                <table:data-pilot-member table:name="1.419173" table:display="true" table:show-details="true"/>
                <table:data-pilot-member table:name="1.442492" table:display="true" table:show-details="true"/>
                <table:data-pilot-member table:name="1.456314" table:display="true" table:show-details="true"/>
                <table:data-pilot-member table:name="1.494835" table:display="true" table:show-details="true"/>
                <table:data-pilot-member table:name="1.514533" table:display="true" table:show-details="true"/>
                <table:data-pilot-member table:name="1.515203" table:display="true" table:show-details="true"/>
                <table:data-pilot-member table:name="1.538521" table:display="true" table:show-details="true"/>
                <table:data-pilot-member table:name="1.558128" table:display="true" table:show-details="true"/>
                <table:data-pilot-member table:name="1.566184" table:display="true" table:show-details="true"/>
                <table:data-pilot-member table:name="1.585874" table:display="true" table:show-details="true"/>
                <table:data-pilot-member table:name="1.642314" table:display="true" table:show-details="true"/>
                <table:data-pilot-member table:name="1.663527" table:display="true" table:show-details="true"/>
                <table:data-pilot-member table:name="1.693266" table:display="true" table:show-details="true"/>
                <table:data-pilot-member table:name="1.703798" table:display="true" table:show-details="true"/>
                <table:data-pilot-member table:name="1.73624" table:display="true" table:show-details="true"/>
                <table:data-pilot-member table:name="1.763053" table:display="true" table:show-details="true"/>
                <table:data-pilot-member table:name="1.781943" table:display="true" table:show-details="true"/>
                <table:data-pilot-member table:name="1.802241" table:display="true" table:show-details="true"/>
                <table:data-pilot-member table:name="1.810057" table:display="true" table:show-details="true"/>
                <table:data-pilot-member table:name="1.844761" table:display="true" table:show-details="true"/>
                <table:data-pilot-member table:name="1.923354" table:display="true" table:show-details="true"/>
                <table:data-pilot-member table:name="1.923407" table:display="true" table:show-details="true"/>
                <table:data-pilot-member table:name="1.928547" table:display="true" table:show-details="true"/>
                <table:data-pilot-member table:name="1.945098" table:display="true" table:show-details="true"/>
                <table:data-pilot-member table:name="1.975423" table:display="true" table:show-details="true"/>
                <table:data-pilot-member table:name="1.986318" table:display="true" table:show-details="true"/>
                <table:data-pilot-member table:name="1.989049" table:display="true" table:show-details="true"/>
                <table:data-pilot-member table:name="2.10913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" table:orientation="data" table:used-hierarchy="0" table:function="average">
            <table:data-pilot-level table:show-empty="false" calcext:repeat-item-labels="false">
              <table:data-pilot-members>
                <table:data-pilot-member table:name="4E-05" table:display="true" table:show-details="true"/>
                <table:data-pilot-member table:name="5.8E-05" table:display="true" table:show-details="true"/>
                <table:data-pilot-member table:name="5.9E-05" table:display="true" table:show-details="true"/>
                <table:data-pilot-member table:name="6.6E-05" table:display="true" table:show-details="true"/>
                <table:data-pilot-member table:name="7.6E-05" table:display="true" table:show-details="true"/>
                <table:data-pilot-member table:name="9.9E-05" table:display="true" table:show-details="true"/>
                <table:data-pilot-member table:name="0.00021" table:display="true" table:show-details="true"/>
                <table:data-pilot-member table:name="0.000225" table:display="true" table:show-details="true"/>
                <table:data-pilot-member table:name="0.000227" table:display="true" table:show-details="true"/>
                <table:data-pilot-member table:name="0.000245" table:display="true" table:show-details="true"/>
                <table:data-pilot-member table:name="0.000253" table:display="true" table:show-details="true"/>
                <table:data-pilot-member table:name="0.000277" table:display="true" table:show-details="true"/>
                <table:data-pilot-member table:name="0.000757" table:display="true" table:show-details="true"/>
                <table:data-pilot-member table:name="0.000769" table:display="true" table:show-details="true"/>
                <table:data-pilot-member table:name="0.000772" table:display="true" table:show-details="true"/>
                <table:data-pilot-member table:name="0.000778" table:display="true" table:show-details="true"/>
                <table:data-pilot-member table:name="0.000781" table:display="true" table:show-details="true"/>
                <table:data-pilot-member table:name="0.000804" table:display="true" table:show-details="true"/>
                <table:data-pilot-member table:name="0.005205" table:display="true" table:show-details="true"/>
                <table:data-pilot-member table:name="0.00521" table:display="true" table:show-details="true"/>
                <table:data-pilot-member table:name="0.00535" table:display="true" table:show-details="true"/>
                <table:data-pilot-member table:name="0.005364" table:display="true" table:show-details="true"/>
                <table:data-pilot-member table:name="0.005368" table:display="true" table:show-details="true"/>
                <table:data-pilot-member table:name="0.005445" table:display="true" table:show-details="true"/>
                <table:data-pilot-member table:name="0.005581" table:display="true" table:show-details="true"/>
                <table:data-pilot-member table:name="0.005583" table:display="true" table:show-details="true"/>
                <table:data-pilot-member table:name="0.005606" table:display="true" table:show-details="true"/>
                <table:data-pilot-member table:name="0.00561" table:display="true" table:show-details="true"/>
                <table:data-pilot-member table:name="0.005631" table:display="true" table:show-details="true"/>
                <table:data-pilot-member table:name="0.005637" table:display="true" table:show-details="true"/>
                <table:data-pilot-member table:name="0.013033" table:display="true" table:show-details="true"/>
                <table:data-pilot-member table:name="0.013439" table:display="true" table:show-details="true"/>
                <table:data-pilot-member table:name="0.013595" table:display="true" table:show-details="true"/>
                <table:data-pilot-member table:name="0.013703" table:display="true" table:show-details="true"/>
                <table:data-pilot-member table:name="0.013806" table:display="true" table:show-details="true"/>
                <table:data-pilot-member table:name="0.015544" table:display="true" table:show-details="true"/>
                <table:data-pilot-member table:name="0.015561" table:display="true" table:show-details="true"/>
                <table:data-pilot-member table:name="0.015566" table:display="true" table:show-details="true"/>
                <table:data-pilot-member table:name="0.015585" table:display="true" table:show-details="true"/>
                <table:data-pilot-member table:name="0.015629" table:display="true" table:show-details="true"/>
                <table:data-pilot-member table:name="0.015647" table:display="true" table:show-details="true"/>
                <table:data-pilot-member table:name="0.015755" table:display="true" table:show-details="true"/>
                <table:data-pilot-member table:name="0.032715" table:display="true" table:show-details="true"/>
                <table:data-pilot-member table:name="0.033567" table:display="true" table:show-details="true"/>
                <table:data-pilot-member table:name="0.0336" table:display="true" table:show-details="true"/>
                <table:data-pilot-member table:name="0.03376" table:display="true" table:show-details="true"/>
                <table:data-pilot-member table:name="0.033954" table:display="true" table:show-details="true"/>
                <table:data-pilot-member table:name="0.034034" table:display="true" table:show-details="true"/>
                <table:data-pilot-member table:name="0.055192" table:display="true" table:show-details="true"/>
                <table:data-pilot-member table:name="0.05634" table:display="true" table:show-details="true"/>
                <table:data-pilot-member table:name="0.056433" table:display="true" table:show-details="true"/>
                <table:data-pilot-member table:name="0.056763" table:display="true" table:show-details="true"/>
                <table:data-pilot-member table:name="0.061099" table:display="true" table:show-details="true"/>
                <table:data-pilot-member table:name="0.062301" table:display="true" table:show-details="true"/>
                <table:data-pilot-member table:name="0.062534" table:display="true" table:show-details="true"/>
                <table:data-pilot-member table:name="0.062707" table:display="true" table:show-details="true"/>
                <table:data-pilot-member table:name="0.062967" table:display="true" table:show-details="true"/>
                <table:data-pilot-member table:name="0.063132" table:display="true" table:show-details="true"/>
                <table:data-pilot-member table:name="0.063372" table:display="true" table:show-details="true"/>
                <table:data-pilot-member table:name="0.063941" table:display="true" table:show-details="true"/>
                <table:data-pilot-member table:name="0.064993" table:display="true" table:show-details="true"/>
                <table:data-pilot-member table:name="0.066641" table:display="true" table:show-details="true"/>
                <table:data-pilot-member table:name="0.066696" table:display="true" table:show-details="true"/>
                <table:data-pilot-member table:name="0.066797" table:display="true" table:show-details="true"/>
                <table:data-pilot-member table:name="0.066945" table:display="true" table:show-details="true"/>
                <table:data-pilot-member table:name="0.068065" table:display="true" table:show-details="true"/>
                <table:data-pilot-member table:name="0.1088" table:display="true" table:show-details="true"/>
                <table:data-pilot-member table:name="0.110449" table:display="true" table:show-details="true"/>
                <table:data-pilot-member table:name="0.111516" table:display="true" table:show-details="true"/>
                <table:data-pilot-member table:name="0.111529" table:display="true" table:show-details="true"/>
                <table:data-pilot-member table:name="0.111648" table:display="true" table:show-details="true"/>
                <table:data-pilot-member table:name="0.112054" table:display="true" table:show-details="true"/>
                <table:data-pilot-member table:name="0.170374" table:display="true" table:show-details="true"/>
                <table:data-pilot-member table:name="0.172685" table:display="true" table:show-details="true"/>
                <table:data-pilot-member table:name="0.173804" table:display="true" table:show-details="true"/>
                <table:data-pilot-member table:name="0.174281" table:display="true" table:show-details="true"/>
                <table:data-pilot-member table:name="0.174639" table:display="true" table:show-details="true"/>
                <table:data-pilot-member table:name="0.175218" table:display="true" table:show-details="true"/>
                <table:data-pilot-member table:name="0.176618" table:display="true" table:show-details="true"/>
                <table:data-pilot-member table:name="0.178757" table:display="true" table:show-details="true"/>
                <table:data-pilot-member table:name="0.178845" table:display="true" table:show-details="true"/>
                <table:data-pilot-member table:name="0.179426" table:display="true" table:show-details="true"/>
                <table:data-pilot-member table:name="0.179725" table:display="true" table:show-details="true"/>
                <table:data-pilot-member table:name="0.184986" table:display="true" table:show-details="true"/>
                <table:data-pilot-member table:name="0.186247" table:display="true" table:show-details="true"/>
                <table:data-pilot-member table:name="0.188228" table:display="true" table:show-details="true"/>
                <table:data-pilot-member table:name="0.188459" table:display="true" table:show-details="true"/>
                <table:data-pilot-member table:name="0.189098" table:display="true" table:show-details="true"/>
                <table:data-pilot-member table:name="0.189272" table:display="true" table:show-details="true"/>
                <table:data-pilot-member table:name="0.191966" table:display="true" table:show-details="true"/>
                <table:data-pilot-member table:name="0.266605" table:display="true" table:show-details="true"/>
                <table:data-pilot-member table:name="0.266765" table:display="true" table:show-details="true"/>
                <table:data-pilot-member table:name="0.268192" table:display="true" table:show-details="true"/>
                <table:data-pilot-member table:name="0.269597" table:display="true" table:show-details="true"/>
                <table:data-pilot-member table:name="0.271588" table:display="true" table:show-details="true"/>
                <table:data-pilot-member table:name="0.277232" table:display="true" table:show-details="true"/>
                <table:data-pilot-member table:name="0.385306" table:display="true" table:show-details="true"/>
                <table:data-pilot-member table:name="0.386428" table:display="true" table:show-details="true"/>
                <table:data-pilot-member table:name="0.393474" table:display="true" table:show-details="true"/>
                <table:data-pilot-member table:name="0.396262" table:display="true" table:show-details="true"/>
                <table:data-pilot-member table:name="0.411997" table:display="true" table:show-details="true"/>
                <table:data-pilot-member table:name="0.412133" table:display="true" table:show-details="true"/>
                <table:data-pilot-member table:name="0.416865" table:display="true" table:show-details="true"/>
                <table:data-pilot-member table:name="0.420967" table:display="true" table:show-details="true"/>
                <table:data-pilot-member table:name="0.424574" table:display="true" table:show-details="true"/>
                <table:data-pilot-member table:name="0.428737" table:display="true" table:show-details="true"/>
                <table:data-pilot-member table:name="0.429523" table:display="true" table:show-details="true"/>
                <table:data-pilot-member table:name="0.429974" table:display="true" table:show-details="true"/>
                <table:data-pilot-member table:name="0.54401" table:display="true" table:show-details="true"/>
                <table:data-pilot-member table:name="0.547221" table:display="true" table:show-details="true"/>
                <table:data-pilot-member table:name="0.547234" table:display="true" table:show-details="true"/>
                <table:data-pilot-member table:name="0.550973" table:display="true" table:show-details="true"/>
                <table:data-pilot-member table:name="0.551188" table:display="true" table:show-details="true"/>
                <table:data-pilot-member table:name="0.551291" table:display="true" table:show-details="true"/>
                <table:data-pilot-member table:name="0.552256" table:display="true" table:show-details="true"/>
                <table:data-pilot-member table:name="0.556835" table:display="true" table:show-details="true"/>
                <table:data-pilot-member table:name="0.558043" table:display="true" table:show-details="true"/>
                <table:data-pilot-member table:name="0.562335" table:display="true" table:show-details="true"/>
                <table:data-pilot-member table:name="0.563989" table:display="true" table:show-details="true"/>
                <table:data-pilot-member table:name="0.581294" table:display="true" table:show-details="true"/>
                <table:data-pilot-member table:name="0.861843" table:display="true" table:show-details="true"/>
                <table:data-pilot-member table:name="0.863862" table:display="true" table:show-details="true"/>
                <table:data-pilot-member table:name="0.86443" table:display="true" table:show-details="true"/>
                <table:data-pilot-member table:name="0.867372" table:display="true" table:show-details="true"/>
                <table:data-pilot-member table:name="0.869263" table:display="true" table:show-details="true"/>
                <table:data-pilot-member table:name="0.878632" table:display="true" table:show-details="true"/>
                <table:data-pilot-member table:name="0.879937" table:display="true" table:show-details="true"/>
                <table:data-pilot-member table:name="0.883263" table:display="true" table:show-details="true"/>
                <table:data-pilot-member table:name="0.884333" table:display="true" table:show-details="true"/>
                <table:data-pilot-member table:name="0.884606" table:display="true" table:show-details="true"/>
                <table:data-pilot-member table:name="0.890532" table:display="true" table:show-details="true"/>
                <table:data-pilot-member table:name="0.895048" table:display="true" table:show-details="true"/>
                <table:data-pilot-member table:name="0.959363" table:display="true" table:show-details="true"/>
                <table:data-pilot-member table:name="0.959964" table:display="true" table:show-details="true"/>
                <table:data-pilot-member table:name="0.965686" table:display="true" table:show-details="true"/>
                <table:data-pilot-member table:name="0.966288" table:display="true" table:show-details="true"/>
                <table:data-pilot-member table:name="0.967061" table:display="true" table:show-details="true"/>
                <table:data-pilot-member table:name="0.967558" table:display="true" table:show-details="true"/>
                <table:data-pilot-member table:name="1.714071" table:display="true" table:show-details="true"/>
                <table:data-pilot-member table:name="1.728767" table:display="true" table:show-details="true"/>
                <table:data-pilot-member table:name="1.734521" table:display="true" table:show-details="true"/>
                <table:data-pilot-member table:name="1.740169" table:display="true" table:show-details="true"/>
                <table:data-pilot-member table:name="1.743289" table:display="true" table:show-details="true"/>
                <table:data-pilot-member table:name="1.760226" table:display="true" table:show-details="true"/>
                <table:data-pilot-member table:name="2" table:display="true" table:show-details="true"/>
                <table:data-pilot-member table:name="2.070732" table:display="true" table:show-details="true"/>
                <table:data-pilot-member table:name="2.091188" table:display="true" table:show-details="true"/>
                <table:data-pilot-member table:name="2.119523" table:display="true" table:show-details="true"/>
                <table:data-pilot-member table:name="2.126075" table:display="true" table:show-details="true"/>
                <table:data-pilot-member table:name="2.129273" table:display="true" table:show-details="true"/>
                <table:data-pilot-member table:name="2.218352" table:display="true" table:show-details="true"/>
                <table:data-pilot-member table:name="2.815181" table:display="true" table:show-details="true"/>
                <table:data-pilot-member table:name="2.818252" table:display="true" table:show-details="true"/>
                <table:data-pilot-member table:name="2.868345" table:display="true" table:show-details="true"/>
                <table:data-pilot-member table:name="2.900165" table:display="true" table:show-details="true"/>
                <table:data-pilot-member table:name="2.90783" table:display="true" table:show-details="true"/>
                <table:data-pilot-member table:name="2.912146" table:display="true" table:show-details="true"/>
                <table:data-pilot-member table:name="3.506022" table:display="true" table:show-details="true"/>
                <table:data-pilot-member table:name="3.506572" table:display="true" table:show-details="true"/>
                <table:data-pilot-member table:name="3.531997" table:display="true" table:show-details="true"/>
                <table:data-pilot-member table:name="3.536305" table:display="true" table:show-details="true"/>
                <table:data-pilot-member table:name="3.547205" table:display="true" table:show-details="true"/>
                <table:data-pilot-member table:name="3.549539" table:display="true" table:show-details="true"/>
                <table:data-pilot-member table:name="4.650239" table:display="true" table:show-details="true"/>
                <table:data-pilot-member table:name="4.654378" table:display="true" table:show-details="true"/>
                <table:data-pilot-member table:name="4.659522" table:display="true" table:show-details="true"/>
                <table:data-pilot-member table:name="4.674991" table:display="true" table:show-details="true"/>
                <table:data-pilot-member table:name="4.682109" table:display="true" table:show-details="true"/>
                <table:data-pilot-member table:name="4.695136" table:display="true" table:show-details="true"/>
                <table:data-pilot-member table:name="4.989498" table:display="true" table:show-details="true"/>
                <table:data-pilot-member table:name="5.001127" table:display="true" table:show-details="true"/>
                <table:data-pilot-member table:name="5.046194" table:display="true" table:show-details="true"/>
                <table:data-pilot-member table:name="5.088828" table:display="true" table:show-details="true"/>
                <table:data-pilot-member table:name="5.117506" table:display="true" table:show-details="true"/>
                <table:data-pilot-member table:name="5.171919" table:display="true" table:show-details="true"/>
                <table:data-pilot-member table:name="6.201795" table:display="true" table:show-details="true"/>
                <table:data-pilot-member table:name="6.23996" table:display="true" table:show-details="true"/>
                <table:data-pilot-member table:name="6.24875" table:display="true" table:show-details="true"/>
                <table:data-pilot-member table:name="6.249715" table:display="true" table:show-details="true"/>
                <table:data-pilot-member table:name="6.303523" table:display="true" table:show-details="true"/>
                <table:data-pilot-member table:name="6.327785" table:display="true" table:show-details="true"/>
                <table:data-pilot-member table:name="7.205487" table:display="true" table:show-details="true"/>
                <table:data-pilot-member table:name="7.208469" table:display="true" table:show-details="true"/>
                <table:data-pilot-member table:name="7.216523" table:display="true" table:show-details="true"/>
                <table:data-pilot-member table:name="7.235192" table:display="true" table:show-details="true"/>
                <table:data-pilot-member table:name="7.235798" table:display="true" table:show-details="true"/>
                <table:data-pilot-member table:name="7.239169" table:display="true" table:show-details="true"/>
                <table:data-pilot-member table:name="7.788583" table:display="true" table:show-details="true"/>
                <table:data-pilot-member table:name="7.822796" table:display="true" table:show-details="true"/>
                <table:data-pilot-member table:name="8.108232" table:display="true" table:show-details="true"/>
                <table:data-pilot-member table:name="8.157074" table:display="true" table:show-details="true"/>
                <table:data-pilot-member table:name="8.425928" table:display="true" table:show-details="true"/>
                <table:data-pilot-member table:name="8.617116" table:display="true" table:show-details="true"/>
                <table:data-pilot-member table:name="8.926286" table:display="true" table:show-details="true"/>
                <table:data-pilot-member table:name="8.971238" table:display="true" table:show-details="true"/>
                <table:data-pilot-member table:name="8.977706" table:display="true" table:show-details="true"/>
                <table:data-pilot-member table:name="8.98798" table:display="true" table:show-details="true"/>
                <table:data-pilot-member table:name="9.038043" table:display="true" table:show-details="true"/>
                <table:data-pilot-member table:name="9.058915" table:display="true" table:show-details="true"/>
                <table:data-pilot-member table:name="9.877729" table:display="true" table:show-details="true"/>
                <table:data-pilot-member table:name="9.927752" table:display="true" table:show-details="true"/>
                <table:data-pilot-member table:name="9.934879" table:display="true" table:show-details="true"/>
                <table:data-pilot-member table:name="9.959014" table:display="true" table:show-details="true"/>
                <table:data-pilot-member table:name="9.965358" table:display="true" table:show-details="true"/>
                <table:data-pilot-member table:name="9.978382" table:display="true" table:show-details="true"/>
                <table:data-pilot-member table:name="10.07091" table:display="true" table:show-details="true"/>
                <table:data-pilot-member table:name="10.14776" table:display="true" table:show-details="true"/>
                <table:data-pilot-member table:name="10.179035" table:display="true" table:show-details="true"/>
                <table:data-pilot-member table:name="10.2418" table:display="true" table:show-details="true"/>
                <table:data-pilot-member table:name="10.246805" table:display="true" table:show-details="true"/>
                <table:data-pilot-member table:name="10.277417" table:display="true" table:show-details="true"/>
                <table:data-pilot-member table:name="11.975406" table:display="true" table:show-details="true"/>
                <table:data-pilot-member table:name="12.011649" table:display="true" table:show-details="true"/>
                <table:data-pilot-member table:name="12.012259" table:display="true" table:show-details="true"/>
                <table:data-pilot-member table:name="12.013302" table:display="true" table:show-details="true"/>
                <table:data-pilot-member table:name="12.013549" table:display="true" table:show-details="true"/>
                <table:data-pilot-member table:name="12.063413" table:display="true" table:show-details="true"/>
                <table:data-pilot-member table:name="12.929724" table:display="true" table:show-details="true"/>
                <table:data-pilot-member table:name="12.944473" table:display="true" table:show-details="true"/>
                <table:data-pilot-member table:name="12.972736" table:display="true" table:show-details="true"/>
                <table:data-pilot-member table:name="12.982906" table:display="true" table:show-details="true"/>
                <table:data-pilot-member table:name="13.001915" table:display="true" table:show-details="true"/>
                <table:data-pilot-member table:name="13.028208" table:display="true" table:show-details="true"/>
                <table:data-pilot-member table:name="14.272925" table:display="true" table:show-details="true"/>
                <table:data-pilot-member table:name="14.282277" table:display="true" table:show-details="true"/>
                <table:data-pilot-member table:name="14.291492" table:display="true" table:show-details="true"/>
                <table:data-pilot-member table:name="14.302904" table:display="true" table:show-details="true"/>
                <table:data-pilot-member table:name="14.305807" table:display="true" table:show-details="true"/>
                <table:data-pilot-member table:name="14.331914" table:display="true" table:show-details="true"/>
                <table:data-pilot-member table:name="15.248697" table:display="true" table:show-details="true"/>
                <table:data-pilot-member table:name="15.265211" table:display="true" table:show-details="true"/>
                <table:data-pilot-member table:name="15.265342" table:display="true" table:show-details="true"/>
                <table:data-pilot-member table:name="15.268702" table:display="true" table:show-details="true"/>
                <table:data-pilot-member table:name="15.273914" table:display="true" table:show-details="true"/>
                <table:data-pilot-member table:name="15.310802" table:display="true" table:show-details="true"/>
                <table:data-pilot-member table:name="16.493952" table:display="true" table:show-details="true"/>
                <table:data-pilot-member table:name="16.506023" table:display="true" table:show-details="true"/>
                <table:data-pilot-member table:name="16.5333" table:display="true" table:show-details="true"/>
                <table:data-pilot-member table:name="16.536632" table:display="true" table:show-details="true"/>
                <table:data-pilot-member table:name="16.544542" table:display="true" table:show-details="true"/>
                <table:data-pilot-member table:name="16.588324" table:display="true" table:show-details="true"/>
                <table:data-pilot-member table:name="18.073191" table:display="true" table:show-details="true"/>
                <table:data-pilot-member table:name="18.085992" table:display="true" table:show-details="true"/>
                <table:data-pilot-member table:name="18.108751" table:display="true" table:show-details="true"/>
                <table:data-pilot-member table:name="18.130393" table:display="true" table:show-details="true"/>
                <table:data-pilot-member table:name="18.141098" table:display="true" table:show-details="true"/>
                <table:data-pilot-member table:name="18.217154" table:display="true" table:show-details="true"/>
                <table:data-pilot-member table:name="19.608168" table:display="true" table:show-details="true"/>
                <table:data-pilot-member table:name="19.634413" table:display="true" table:show-details="true"/>
                <table:data-pilot-member table:name="19.651579" table:display="true" table:show-details="true"/>
                <table:data-pilot-member table:name="19.652372" table:display="true" table:show-details="true"/>
                <table:data-pilot-member table:name="19.726135" table:display="true" table:show-details="true"/>
                <table:data-pilot-member table:name="19.863633" table:display="true" table:show-details="true"/>
                <table:data-pilot-member table:name="20.513785" table:display="true" table:show-details="true"/>
                <table:data-pilot-member table:name="20.522292" table:display="true" table:show-details="true"/>
                <table:data-pilot-member table:name="20.546938" table:display="true" table:show-details="true"/>
                <table:data-pilot-member table:name="20.575654" table:display="true" table:show-details="true"/>
                <table:data-pilot-member table:name="20.625789" table:display="true" table:show-details="true"/>
                <table:data-pilot-member table:name="20.730651" table:display="true" table:show-details="true"/>
                <table:data-pilot-member table:name="22.556222" table:display="true" table:show-details="true"/>
                <table:data-pilot-member table:name="22.572466" table:display="true" table:show-details="true"/>
                <table:data-pilot-member table:name="22.587508" table:display="true" table:show-details="true"/>
                <table:data-pilot-member table:name="22.59916" table:display="true" table:show-details="true"/>
                <table:data-pilot-member table:name="22.608695" table:display="true" table:show-details="true"/>
                <table:data-pilot-member table:name="22.6499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" table:orientation="data" table:used-hierarchy="0" table:function="average">
            <table:data-pilot-level table:show-empty="false" calcext:repeat-item-labels="false">
              <table:data-pilot-members>
                <table:data-pilot-member table:name="3.9E-05" table:display="true" table:show-details="true"/>
                <table:data-pilot-member table:name="5.6E-05" table:display="true" table:show-details="true"/>
                <table:data-pilot-member table:name="5.7E-05" table:display="true" table:show-details="true"/>
                <table:data-pilot-member table:name="6.4E-05" table:display="true" table:show-details="true"/>
                <table:data-pilot-member table:name="7.3E-05" table:display="true" table:show-details="true"/>
                <table:data-pilot-member table:name="0.000156" table:display="true" table:show-details="true"/>
                <table:data-pilot-member table:name="0.000157" table:display="true" table:show-details="true"/>
                <table:data-pilot-member table:name="0.000158" table:display="true" table:show-details="true"/>
                <table:data-pilot-member table:name="0.000165" table:display="true" table:show-details="true"/>
                <table:data-pilot-member table:name="0.000166" table:display="true" table:show-details="true"/>
                <table:data-pilot-member table:name="0.000174" table:display="true" table:show-details="true"/>
                <table:data-pilot-member table:name="0.00048" table:display="true" table:show-details="true"/>
                <table:data-pilot-member table:name="0.000486" table:display="true" table:show-details="true"/>
                <table:data-pilot-member table:name="0.000493" table:display="true" table:show-details="true"/>
                <table:data-pilot-member table:name="0.000505" table:display="true" table:show-details="true"/>
                <table:data-pilot-member table:name="0.001106" table:display="true" table:show-details="true"/>
                <table:data-pilot-member table:name="0.001112" table:display="true" table:show-details="true"/>
                <table:data-pilot-member table:name="0.001131" table:display="true" table:show-details="true"/>
                <table:data-pilot-member table:name="0.001136" table:display="true" table:show-details="true"/>
                <table:data-pilot-member table:name="0.001152" table:display="true" table:show-details="true"/>
                <table:data-pilot-member table:name="0.002175" table:display="true" table:show-details="true"/>
                <table:data-pilot-member table:name="0.002176" table:display="true" table:show-details="true"/>
                <table:data-pilot-member table:name="0.00218" table:display="true" table:show-details="true"/>
                <table:data-pilot-member table:name="0.002185" table:display="true" table:show-details="true"/>
                <table:data-pilot-member table:name="0.002189" table:display="true" table:show-details="true"/>
                <table:data-pilot-member table:name="0.002192" table:display="true" table:show-details="true"/>
                <table:data-pilot-member table:name="0.003724" table:display="true" table:show-details="true"/>
                <table:data-pilot-member table:name="0.003739" table:display="true" table:show-details="true"/>
                <table:data-pilot-member table:name="0.003771" table:display="true" table:show-details="true"/>
                <table:data-pilot-member table:name="0.003778" table:display="true" table:show-details="true"/>
                <table:data-pilot-member table:name="0.00378" table:display="true" table:show-details="true"/>
                <table:data-pilot-member table:name="0.005907" table:display="true" table:show-details="true"/>
                <table:data-pilot-member table:name="0.005925" table:display="true" table:show-details="true"/>
                <table:data-pilot-member table:name="0.005933" table:display="true" table:show-details="true"/>
                <table:data-pilot-member table:name="0.005972" table:display="true" table:show-details="true"/>
                <table:data-pilot-member table:name="0.005976" table:display="true" table:show-details="true"/>
                <table:data-pilot-member table:name="0.005979" table:display="true" table:show-details="true"/>
                <table:data-pilot-member table:name="0.008877" table:display="true" table:show-details="true"/>
                <table:data-pilot-member table:name="0.008881" table:display="true" table:show-details="true"/>
                <table:data-pilot-member table:name="0.008914" table:display="true" table:show-details="true"/>
                <table:data-pilot-member table:name="0.008964" table:display="true" table:show-details="true"/>
                <table:data-pilot-member table:name="0.008974" table:display="true" table:show-details="true"/>
                <table:data-pilot-member table:name="0.009021" table:display="true" table:show-details="true"/>
                <table:data-pilot-member table:name="0.012526" table:display="true" table:show-details="true"/>
                <table:data-pilot-member table:name="0.012532" table:display="true" table:show-details="true"/>
                <table:data-pilot-member table:name="0.012617" table:display="true" table:show-details="true"/>
                <table:data-pilot-member table:name="0.01271" table:display="true" table:show-details="true"/>
                <table:data-pilot-member table:name="0.012817" table:display="true" table:show-details="true"/>
                <table:data-pilot-member table:name="0.013072" table:display="true" table:show-details="true"/>
                <table:data-pilot-member table:name="0.017263" table:display="true" table:show-details="true"/>
                <table:data-pilot-member table:name="0.017272" table:display="true" table:show-details="true"/>
                <table:data-pilot-member table:name="0.017334" table:display="true" table:show-details="true"/>
                <table:data-pilot-member table:name="0.017464" table:display="true" table:show-details="true"/>
                <table:data-pilot-member table:name="0.017645" table:display="true" table:show-details="true"/>
                <table:data-pilot-member table:name="0.017942" table:display="true" table:show-details="true"/>
                <table:data-pilot-member table:name="0.022943" table:display="true" table:show-details="true"/>
                <table:data-pilot-member table:name="0.022949" table:display="true" table:show-details="true"/>
                <table:data-pilot-member table:name="0.022955" table:display="true" table:show-details="true"/>
                <table:data-pilot-member table:name="0.023225" table:display="true" table:show-details="true"/>
                <table:data-pilot-member table:name="0.023358" table:display="true" table:show-details="true"/>
                <table:data-pilot-member table:name="0.023507" table:display="true" table:show-details="true"/>
                <table:data-pilot-member table:name="0.030005" table:display="true" table:show-details="true"/>
                <table:data-pilot-member table:name="0.030017" table:display="true" table:show-details="true"/>
                <table:data-pilot-member table:name="0.030048" table:display="true" table:show-details="true"/>
                <table:data-pilot-member table:name="0.030376" table:display="true" table:show-details="true"/>
                <table:data-pilot-member table:name="0.030403" table:display="true" table:show-details="true"/>
                <table:data-pilot-member table:name="0.030582" table:display="true" table:show-details="true"/>
                <table:data-pilot-member table:name="0.037977" table:display="true" table:show-details="true"/>
                <table:data-pilot-member table:name="0.037998" table:display="true" table:show-details="true"/>
                <table:data-pilot-member table:name="0.038133" table:display="true" table:show-details="true"/>
                <table:data-pilot-member table:name="0.038433" table:display="true" table:show-details="true"/>
                <table:data-pilot-member table:name="0.038493" table:display="true" table:show-details="true"/>
                <table:data-pilot-member table:name="0.038773" table:display="true" table:show-details="true"/>
                <table:data-pilot-member table:name="0.047585" table:display="true" table:show-details="true"/>
                <table:data-pilot-member table:name="0.047632" table:display="true" table:show-details="true"/>
                <table:data-pilot-member table:name="0.047742" table:display="true" table:show-details="true"/>
                <table:data-pilot-member table:name="0.048071" table:display="true" table:show-details="true"/>
                <table:data-pilot-member table:name="0.048097" table:display="true" table:show-details="true"/>
                <table:data-pilot-member table:name="0.048324" table:display="true" table:show-details="true"/>
                <table:data-pilot-member table:name="0.058574" table:display="true" table:show-details="true"/>
                <table:data-pilot-member table:name="0.058599" table:display="true" table:show-details="true"/>
                <table:data-pilot-member table:name="0.05873" table:display="true" table:show-details="true"/>
                <table:data-pilot-member table:name="0.059299" table:display="true" table:show-details="true"/>
                <table:data-pilot-member table:name="0.059398" table:display="true" table:show-details="true"/>
                <table:data-pilot-member table:name="0.06015" table:display="true" table:show-details="true"/>
                <table:data-pilot-member table:name="0.071861" table:display="true" table:show-details="true"/>
                <table:data-pilot-member table:name="0.072249" table:display="true" table:show-details="true"/>
                <table:data-pilot-member table:name="0.072258" table:display="true" table:show-details="true"/>
                <table:data-pilot-member table:name="0.0744" table:display="true" table:show-details="true"/>
                <table:data-pilot-member table:name="0.074458" table:display="true" table:show-details="true"/>
                <table:data-pilot-member table:name="0.074953" table:display="true" table:show-details="true"/>
                <table:data-pilot-member table:name="0.085444" table:display="true" table:show-details="true"/>
                <table:data-pilot-member table:name="0.085609" table:display="true" table:show-details="true"/>
                <table:data-pilot-member table:name="0.085611" table:display="true" table:show-details="true"/>
                <table:data-pilot-member table:name="0.086804" table:display="true" table:show-details="true"/>
                <table:data-pilot-member table:name="0.087363" table:display="true" table:show-details="true"/>
                <table:data-pilot-member table:name="0.089265" table:display="true" table:show-details="true"/>
                <table:data-pilot-member table:name="0.101531" table:display="true" table:show-details="true"/>
                <table:data-pilot-member table:name="0.101549" table:display="true" table:show-details="true"/>
                <table:data-pilot-member table:name="0.102268" table:display="true" table:show-details="true"/>
                <table:data-pilot-member table:name="0.102578" table:display="true" table:show-details="true"/>
                <table:data-pilot-member table:name="0.104053" table:display="true" table:show-details="true"/>
                <table:data-pilot-member table:name="0.10847" table:display="true" table:show-details="true"/>
                <table:data-pilot-member table:name="0.119112" table:display="true" table:show-details="true"/>
                <table:data-pilot-member table:name="0.119195" table:display="true" table:show-details="true"/>
                <table:data-pilot-member table:name="0.11928" table:display="true" table:show-details="true"/>
                <table:data-pilot-member table:name="0.120581" table:display="true" table:show-details="true"/>
                <table:data-pilot-member table:name="0.122603" table:display="true" table:show-details="true"/>
                <table:data-pilot-member table:name="0.129123" table:display="true" table:show-details="true"/>
                <table:data-pilot-member table:name="0.139155" table:display="true" table:show-details="true"/>
                <table:data-pilot-member table:name="0.139472" table:display="true" table:show-details="true"/>
                <table:data-pilot-member table:name="0.140314" table:display="true" table:show-details="true"/>
                <table:data-pilot-member table:name="0.140701" table:display="true" table:show-details="true"/>
                <table:data-pilot-member table:name="0.140998" table:display="true" table:show-details="true"/>
                <table:data-pilot-member table:name="0.147658" table:display="true" table:show-details="true"/>
                <table:data-pilot-member table:name="0.160402" table:display="true" table:show-details="true"/>
                <table:data-pilot-member table:name="0.160461" table:display="true" table:show-details="true"/>
                <table:data-pilot-member table:name="0.160468" table:display="true" table:show-details="true"/>
                <table:data-pilot-member table:name="0.162386" table:display="true" table:show-details="true"/>
                <table:data-pilot-member table:name="0.162619" table:display="true" table:show-details="true"/>
                <table:data-pilot-member table:name="0.169834" table:display="true" table:show-details="true"/>
                <table:data-pilot-member table:name="0.184504" table:display="true" table:show-details="true"/>
                <table:data-pilot-member table:name="0.184973" table:display="true" table:show-details="true"/>
                <table:data-pilot-member table:name="0.186513" table:display="true" table:show-details="true"/>
                <table:data-pilot-member table:name="0.186703" table:display="true" table:show-details="true"/>
                <table:data-pilot-member table:name="0.186974" table:display="true" table:show-details="true"/>
                <table:data-pilot-member table:name="0.205625" table:display="true" table:show-details="true"/>
                <table:data-pilot-member table:name="0.210828" table:display="true" table:show-details="true"/>
                <table:data-pilot-member table:name="0.213141" table:display="true" table:show-details="true"/>
                <table:data-pilot-member table:name="0.213836" table:display="true" table:show-details="true"/>
                <table:data-pilot-member table:name="0.215182" table:display="true" table:show-details="true"/>
                <table:data-pilot-member table:name="0.220779" table:display="true" table:show-details="true"/>
                <table:data-pilot-member table:name="0.237902" table:display="true" table:show-details="true"/>
                <table:data-pilot-member table:name="0.244247" table:display="true" table:show-details="true"/>
                <table:data-pilot-member table:name="0.244434" table:display="true" table:show-details="true"/>
                <table:data-pilot-member table:name="0.245155" table:display="true" table:show-details="true"/>
                <table:data-pilot-member table:name="0.248242" table:display="true" table:show-details="true"/>
                <table:data-pilot-member table:name="0.250214" table:display="true" table:show-details="true"/>
                <table:data-pilot-member table:name="0.258233" table:display="true" table:show-details="true"/>
                <table:data-pilot-member table:name="0.273961" table:display="true" table:show-details="true"/>
                <table:data-pilot-member table:name="0.278093" table:display="true" table:show-details="true"/>
                <table:data-pilot-member table:name="0.278238" table:display="true" table:show-details="true"/>
                <table:data-pilot-member table:name="0.27929" table:display="true" table:show-details="true"/>
                <table:data-pilot-member table:name="0.283815" table:display="true" table:show-details="true"/>
                <table:data-pilot-member table:name="0.292062" table:display="true" table:show-details="true"/>
                <table:data-pilot-member table:name="0.306448" table:display="true" table:show-details="true"/>
                <table:data-pilot-member table:name="0.306889" table:display="true" table:show-details="true"/>
                <table:data-pilot-member table:name="0.312754" table:display="true" table:show-details="true"/>
                <table:data-pilot-member table:name="0.313383" table:display="true" table:show-details="true"/>
                <table:data-pilot-member table:name="0.315429" table:display="true" table:show-details="true"/>
                <table:data-pilot-member table:name="0.320352" table:display="true" table:show-details="true"/>
                <table:data-pilot-member table:name="0.347976" table:display="true" table:show-details="true"/>
                <table:data-pilot-member table:name="0.349728" table:display="true" table:show-details="true"/>
                <table:data-pilot-member table:name="0.350154" table:display="true" table:show-details="true"/>
                <table:data-pilot-member table:name="0.35305" table:display="true" table:show-details="true"/>
                <table:data-pilot-member table:name="0.357755" table:display="true" table:show-details="true"/>
                <table:data-pilot-member table:name="0.371263" table:display="true" table:show-details="true"/>
                <table:data-pilot-member table:name="0.384679" table:display="true" table:show-details="true"/>
                <table:data-pilot-member table:name="0.386135" table:display="true" table:show-details="true"/>
                <table:data-pilot-member table:name="0.392271" table:display="true" table:show-details="true"/>
                <table:data-pilot-member table:name="0.39913" table:display="true" table:show-details="true"/>
                <table:data-pilot-member table:name="0.402064" table:display="true" table:show-details="true"/>
                <table:data-pilot-member table:name="0.404782" table:display="true" table:show-details="true"/>
                <table:data-pilot-member table:name="0.434141" table:display="true" table:show-details="true"/>
                <table:data-pilot-member table:name="0.436623" table:display="true" table:show-details="true"/>
                <table:data-pilot-member table:name="0.444664" table:display="true" table:show-details="true"/>
                <table:data-pilot-member table:name="0.44468" table:display="true" table:show-details="true"/>
                <table:data-pilot-member table:name="0.445895" table:display="true" table:show-details="true"/>
                <table:data-pilot-member table:name="0.451489" table:display="true" table:show-details="true"/>
                <table:data-pilot-member table:name="0.478002" table:display="true" table:show-details="true"/>
                <table:data-pilot-member table:name="0.485262" table:display="true" table:show-details="true"/>
                <table:data-pilot-member table:name="0.485411" table:display="true" table:show-details="true"/>
                <table:data-pilot-member table:name="0.487045" table:display="true" table:show-details="true"/>
                <table:data-pilot-member table:name="0.487611" table:display="true" table:show-details="true"/>
                <table:data-pilot-member table:name="0.493415" table:display="true" table:show-details="true"/>
                <table:data-pilot-member table:name="0.534534" table:display="true" table:show-details="true"/>
                <table:data-pilot-member table:name="0.53665" table:display="true" table:show-details="true"/>
                <table:data-pilot-member table:name="0.538971" table:display="true" table:show-details="true"/>
                <table:data-pilot-member table:name="0.542141" table:display="true" table:show-details="true"/>
                <table:data-pilot-member table:name="0.544235" table:display="true" table:show-details="true"/>
                <table:data-pilot-member table:name="0.550946" table:display="true" table:show-details="true"/>
                <table:data-pilot-member table:name="0.604909" table:display="true" table:show-details="true"/>
                <table:data-pilot-member table:name="0.615766" table:display="true" table:show-details="true"/>
                <table:data-pilot-member table:name="0.628617" table:display="true" table:show-details="true"/>
                <table:data-pilot-member table:name="0.647521" table:display="true" table:show-details="true"/>
                <table:data-pilot-member table:name="0.651012" table:display="true" table:show-details="true"/>
                <table:data-pilot-member table:name="0.656242" table:display="true" table:show-details="true"/>
                <table:data-pilot-member table:name="0.659658" table:display="true" table:show-details="true"/>
                <table:data-pilot-member table:name="0.663462" table:display="true" table:show-details="true"/>
                <table:data-pilot-member table:name="0.663743" table:display="true" table:show-details="true"/>
                <table:data-pilot-member table:name="0.672278" table:display="true" table:show-details="true"/>
                <table:data-pilot-member table:name="0.691655" table:display="true" table:show-details="true"/>
                <table:data-pilot-member table:name="0.699815" table:display="true" table:show-details="true"/>
                <table:data-pilot-member table:name="0.711852" table:display="true" table:show-details="true"/>
                <table:data-pilot-member table:name="0.715409" table:display="true" table:show-details="true"/>
                <table:data-pilot-member table:name="0.718367" table:display="true" table:show-details="true"/>
                <table:data-pilot-member table:name="0.730951" table:display="true" table:show-details="true"/>
                <table:data-pilot-member table:name="0.735002" table:display="true" table:show-details="true"/>
                <table:data-pilot-member table:name="0.771419" table:display="true" table:show-details="true"/>
                <table:data-pilot-member table:name="0.778153" table:display="true" table:show-details="true"/>
                <table:data-pilot-member table:name="0.782714" table:display="true" table:show-details="true"/>
                <table:data-pilot-member table:name="0.790249" table:display="true" table:show-details="true"/>
                <table:data-pilot-member table:name="0.792545" table:display="true" table:show-details="true"/>
                <table:data-pilot-member table:name="0.802552" table:display="true" table:show-details="true"/>
                <table:data-pilot-member table:name="0.836033" table:display="true" table:show-details="true"/>
                <table:data-pilot-member table:name="0.837232" table:display="true" table:show-details="true"/>
                <table:data-pilot-member table:name="0.840194" table:display="true" table:show-details="true"/>
                <table:data-pilot-member table:name="0.85351" table:display="true" table:show-details="true"/>
                <table:data-pilot-member table:name="0.858543" table:display="true" table:show-details="true"/>
                <table:data-pilot-member table:name="0.864389" table:display="true" table:show-details="true"/>
                <table:data-pilot-member table:name="0.901894" table:display="true" table:show-details="true"/>
                <table:data-pilot-member table:name="0.919194" table:display="true" table:show-details="true"/>
                <table:data-pilot-member table:name="0.920695" table:display="true" table:show-details="true"/>
                <table:data-pilot-member table:name="0.924801" table:display="true" table:show-details="true"/>
                <table:data-pilot-member table:name="0.931356" table:display="true" table:show-details="true"/>
                <table:data-pilot-member table:name="0.950161" table:display="true" table:show-details="true"/>
                <table:data-pilot-member table:name="0.954605" table:display="true" table:show-details="true"/>
                <table:data-pilot-member table:name="0.992186" table:display="true" table:show-details="true"/>
                <table:data-pilot-member table:name="0.994164" table:display="true" table:show-details="true"/>
                <table:data-pilot-member table:name="0.99814" table:display="true" table:show-details="true"/>
                <table:data-pilot-member table:name="1.006892" table:display="true" table:show-details="true"/>
                <table:data-pilot-member table:name="1.018324" table:display="true" table:show-details="true"/>
                <table:data-pilot-member table:name="1.024847" table:display="true" table:show-details="true"/>
                <table:data-pilot-member table:name="1.085064" table:display="true" table:show-details="true"/>
                <table:data-pilot-member table:name="1.087533" table:display="true" table:show-details="true"/>
                <table:data-pilot-member table:name="1.089056" table:display="true" table:show-details="true"/>
                <table:data-pilot-member table:name="1.104991" table:display="true" table:show-details="true"/>
                <table:data-pilot-member table:name="1.118238" table:display="true" table:show-details="true"/>
                <table:data-pilot-member table:name="1.128306" table:display="true" table:show-details="true"/>
                <table:data-pilot-member table:name="1.136983" table:display="true" table:show-details="true"/>
                <table:data-pilot-member table:name="1.158077" table:display="true" table:show-details="true"/>
                <table:data-pilot-member table:name="1.162161" table:display="true" table:show-details="true"/>
                <table:data-pilot-member table:name="1.164357" table:display="true" table:show-details="true"/>
                <table:data-pilot-member table:name="1.202495" table:display="true" table:show-details="true"/>
                <table:data-pilot-member table:name="1.219558" table:display="true" table:show-details="true"/>
                <table:data-pilot-member table:name="1.251088" table:display="true" table:show-details="true"/>
                <table:data-pilot-member table:name="1.256928" table:display="true" table:show-details="true"/>
                <table:data-pilot-member table:name="1.278637" table:display="true" table:show-details="true"/>
                <table:data-pilot-member table:name="1.292008" table:display="true" table:show-details="true"/>
                <table:data-pilot-member table:name="1.294442" table:display="true" table:show-details="true"/>
                <table:data-pilot-member table:name="1.294751" table:display="true" table:show-details="true"/>
                <table:data-pilot-member table:name="1.324338" table:display="true" table:show-details="true"/>
                <table:data-pilot-member table:name="1.343054" table:display="true" table:show-details="true"/>
                <table:data-pilot-member table:name="1.354385" table:display="true" table:show-details="true"/>
                <table:data-pilot-member table:name="1.366972" table:display="true" table:show-details="true"/>
                <table:data-pilot-member table:name="1.378292" table:display="true" table:show-details="true"/>
                <table:data-pilot-member table:name="1.407671" table:display="true" table:show-details="true"/>
                <table:data-pilot-member table:name="1.439001" table:display="true" table:show-details="true"/>
                <table:data-pilot-member table:name="1.466904" table:display="true" table:show-details="true"/>
                <table:data-pilot-member table:name="1.47436" table:display="true" table:show-details="true"/>
                <table:data-pilot-member table:name="1.476107" table:display="true" table:show-details="true"/>
                <table:data-pilot-member table:name="1.481894" table:display="true" table:show-details="true"/>
                <table:data-pilot-member table:name="1.507841" table:display="true" table:show-details="true"/>
                <table:data-pilot-member table:name="1.515158" table:display="true" table:show-details="true"/>
                <table:data-pilot-member table:name="1.569647" table:display="true" table:show-details="true"/>
                <table:data-pilot-member table:name="1.57603" table:display="true" table:show-details="true"/>
                <table:data-pilot-member table:name="1.582248" table:display="true" table:show-details="true"/>
                <table:data-pilot-member table:name="1.591967" table:display="true" table:show-details="true"/>
                <table:data-pilot-member table:name="1.625123" table:display="true" table:show-details="true"/>
                <table:data-pilot-member table:name="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1:51:54.953316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3T00:57:55.656126784</meta:creation-date>
    <dc:date>2020-06-03T01:53:24.898236600</dc:date>
    <meta:editing-duration>PT23M16S</meta:editing-duration>
    <meta:editing-cycles>3</meta:editing-cycles>
    <meta:generator>LibreOffice/6.3.5.2$Linux_X86_64 LibreOffice_project/30$Build-2</meta:generator>
    <meta:document-statistic meta:table-count="2" meta:cell-count="2747" meta:object-count="0"/>
  </office:meta>
</office:document-meta>
</file>